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rlito" svg:font-family="Carlito" style:font-family-generic="system" style:font-pitch="variable"/>
    <style:font-face style:name="Carlito1" svg:font-family="Carlito, Calibri" style:font-family-generic="system" style:font-pitch="variable"/>
    <style:font-face style:name="Gentium" svg:font-family="Gentium"/>
    <style:font-face style:name="Gentium1" svg:font-family="Gentium" style:font-pitch="variable"/>
    <style:font-face style:name="Gentium2" svg:font-family="Gentium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7" style:family="table">
      <style:table-properties style:width="2.439cm" fo:margin-top="0cm" fo:margin-bottom="0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219cm" style:rel-column-width="32767*"/>
    </style:style>
    <style:style style:name="Table7.B" style:family="table-column">
      <style:table-column-properties style:column-width="1.221cm" style:rel-column-width="32768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c6d9f1" fo:padding="0cm" fo:border="0.05pt solid #808080" style:writing-mode="page">
        <style:background-image/>
      </style:table-cell-properties>
    </style:style>
    <style:style style:name="Table7.2" style:family="table-row">
      <style:table-row-properties style:min-row-height="0.407cm" fo:background-color="transparent">
        <style:background-image/>
      </style:table-row-properties>
    </style:style>
    <style:style style:name="Table7.A2" style:family="table-cell">
      <style:table-cell-properties fo:background-color="#c6d9f1" fo:padding="0cm" fo:border-left="0.05pt solid #808080" fo:border-right="none" fo:border-top="none" fo:border-bottom="0.05pt solid #808080" style:writing-mode="page">
        <style:background-image/>
      </style:table-cell-properties>
    </style:style>
    <style:style style:name="Table7.B2" style:family="table-cell">
      <style:table-cell-properties fo:background-color="#c6d9f1" fo:padding="0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le7.3" style:family="table-row">
      <style:table-row-properties style:min-row-height="0.407cm"/>
    </style:style>
    <style:style style:name="Table7.A3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3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4" style:family="table-row">
      <style:table-row-properties style:min-row-height="0.407cm"/>
    </style:style>
    <style:style style:name="Table7.A4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4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5" style:family="table-row">
      <style:table-row-properties style:min-row-height="0.407cm"/>
    </style:style>
    <style:style style:name="Table7.A5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5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1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0.402cm"/>
    </style:style>
    <style:style style:name="Table1.B" style:family="table-column">
      <style:table-column-properties style:column-width="1.381cm"/>
    </style:style>
    <style:style style:name="Table1.C" style:family="table-column">
      <style:table-column-properties style:column-width="0.68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c6d9f1" fo:padding="0cm" fo:border="0.05pt solid #808080">
        <style:background-image/>
      </style:table-cell-properties>
    </style:style>
    <style:style style:name="Table1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1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1.B3" style:family="table-cell">
      <style:table-cell-properties fo:padding="0cm" fo:border-left="0.05pt solid #808080" fo:border-right="none" fo:border-top="none" fo:border-bottom="0.05pt solid #808080"/>
    </style:style>
    <style:style style:name="Table1.C3" style:family="table-cell">
      <style:table-cell-properties fo:padding="0cm" fo:border-left="0.05pt solid #808080" fo:border-right="0.05pt solid #808080" fo:border-top="none" fo:border-bottom="0.05pt solid #808080"/>
    </style:style>
    <style:style style:name="Table1.B4" style:family="table-cell">
      <style:table-cell-properties fo:padding="0cm" fo:border-left="0.05pt solid #808080" fo:border-right="none" fo:border-top="none" fo:border-bottom="0.05pt solid #808080"/>
    </style:style>
    <style:style style:name="Table1.C4" style:family="table-cell">
      <style:table-cell-properties fo:padding="0cm" fo:border-left="0.05pt solid #808080" fo:border-right="0.05pt solid #808080" fo:border-top="none" fo:border-bottom="0.05pt solid #808080"/>
    </style:style>
    <style:style style:name="Table1.B5" style:family="table-cell">
      <style:table-cell-properties fo:padding="0cm" fo:border-left="0.05pt solid #808080" fo:border-right="none" fo:border-top="none" fo:border-bottom="0.05pt solid #808080"/>
    </style:style>
    <style:style style:name="Table1.C5" style:family="table-cell">
      <style:table-cell-properties fo:padding="0cm" fo:border-left="0.05pt solid #808080" fo:border-right="0.05pt solid #808080" fo:border-top="none" fo:border-bottom="0.05pt solid #808080"/>
    </style:style>
    <style:style style:name="Table1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5.399cm" fo:margin-left="0cm" fo:margin-top="0cm" fo:margin-bottom="0cm" table:align="left" style:writing-mode="lr-tb"/>
    </style:style>
    <style:style style:name="Table2.A" style:family="table-column">
      <style:table-column-properties style:column-width="0.903cm"/>
    </style:style>
    <style:style style:name="Table2.B" style:family="table-column">
      <style:table-column-properties style:column-width="2.983cm"/>
    </style:style>
    <style:style style:name="Table2.C" style:family="table-column">
      <style:table-column-properties style:column-width="1.51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c6d9f1" fo:padding-left="0.191cm" fo:padding-right="0.191cm" fo:padding-top="0.06cm" fo:padding-bottom="0cm" fo:border="0.05pt solid #808080">
        <style:background-image/>
      </style:table-cell-properties>
    </style:style>
    <style:style style:name="Table2.A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B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7" style:family="table-row">
      <style:table-row-properties style:min-row-height="0.295cm" fo:keep-together="auto"/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1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0.402cm"/>
    </style:style>
    <style:style style:name="Table1.B" style:family="table-column">
      <style:table-column-properties style:column-width="1.381cm"/>
    </style:style>
    <style:style style:name="Table1.C" style:family="table-column">
      <style:table-column-properties style:column-width="0.68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c6d9f1" fo:padding="0cm" fo:border="0.05pt solid #808080">
        <style:background-image/>
      </style:table-cell-properties>
    </style:style>
    <style:style style:name="Table1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1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1.B3" style:family="table-cell">
      <style:table-cell-properties fo:padding="0cm" fo:border-left="0.05pt solid #808080" fo:border-right="none" fo:border-top="none" fo:border-bottom="0.05pt solid #808080"/>
    </style:style>
    <style:style style:name="Table1.C3" style:family="table-cell">
      <style:table-cell-properties fo:padding="0cm" fo:border-left="0.05pt solid #808080" fo:border-right="0.05pt solid #808080" fo:border-top="none" fo:border-bottom="0.05pt solid #808080"/>
    </style:style>
    <style:style style:name="Table1.B4" style:family="table-cell">
      <style:table-cell-properties fo:padding="0cm" fo:border-left="0.05pt solid #808080" fo:border-right="none" fo:border-top="none" fo:border-bottom="0.05pt solid #808080"/>
    </style:style>
    <style:style style:name="Table1.C4" style:family="table-cell">
      <style:table-cell-properties fo:padding="0cm" fo:border-left="0.05pt solid #808080" fo:border-right="0.05pt solid #808080" fo:border-top="none" fo:border-bottom="0.05pt solid #808080"/>
    </style:style>
    <style:style style:name="Table1.B5" style:family="table-cell">
      <style:table-cell-properties fo:padding="0cm" fo:border-left="0.05pt solid #808080" fo:border-right="none" fo:border-top="none" fo:border-bottom="0.05pt solid #808080"/>
    </style:style>
    <style:style style:name="Table1.C5" style:family="table-cell">
      <style:table-cell-properties fo:padding="0cm" fo:border-left="0.05pt solid #808080" fo:border-right="0.05pt solid #808080" fo:border-top="none" fo:border-bottom="0.05pt solid #808080"/>
    </style:style>
    <style:style style:name="Table1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7" style:family="table">
      <style:table-properties style:width="2.439cm" fo:margin-top="0cm" fo:margin-bottom="0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219cm" style:rel-column-width="32767*"/>
    </style:style>
    <style:style style:name="Table7.B" style:family="table-column">
      <style:table-column-properties style:column-width="1.221cm" style:rel-column-width="32768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c6d9f1" fo:padding="0cm" fo:border="0.05pt solid #808080" style:writing-mode="page">
        <style:background-image/>
      </style:table-cell-properties>
    </style:style>
    <style:style style:name="Table7.2" style:family="table-row">
      <style:table-row-properties style:min-row-height="0.407cm" fo:background-color="transparent">
        <style:background-image/>
      </style:table-row-properties>
    </style:style>
    <style:style style:name="Table7.A2" style:family="table-cell">
      <style:table-cell-properties fo:background-color="#c6d9f1" fo:padding="0cm" fo:border-left="0.05pt solid #808080" fo:border-right="none" fo:border-top="none" fo:border-bottom="0.05pt solid #808080" style:writing-mode="page">
        <style:background-image/>
      </style:table-cell-properties>
    </style:style>
    <style:style style:name="Table7.B2" style:family="table-cell">
      <style:table-cell-properties fo:background-color="#c6d9f1" fo:padding="0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le7.3" style:family="table-row">
      <style:table-row-properties style:min-row-height="0.407cm"/>
    </style:style>
    <style:style style:name="Table7.A3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3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4" style:family="table-row">
      <style:table-row-properties style:min-row-height="0.407cm"/>
    </style:style>
    <style:style style:name="Table7.A4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4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5" style:family="table-row">
      <style:table-row-properties style:min-row-height="0.407cm"/>
    </style:style>
    <style:style style:name="Table7.A5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5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2" style:family="table">
      <style:table-properties style:width="5.399cm" fo:margin-left="0cm" fo:margin-top="0cm" fo:margin-bottom="0cm" table:align="left" style:writing-mode="lr-tb"/>
    </style:style>
    <style:style style:name="Table2.A" style:family="table-column">
      <style:table-column-properties style:column-width="0.903cm"/>
    </style:style>
    <style:style style:name="Table2.B" style:family="table-column">
      <style:table-column-properties style:column-width="2.983cm"/>
    </style:style>
    <style:style style:name="Table2.C" style:family="table-column">
      <style:table-column-properties style:column-width="1.51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c6d9f1" fo:padding-left="0.191cm" fo:padding-right="0.191cm" fo:padding-top="0.06cm" fo:padding-bottom="0cm" fo:border="0.05pt solid #808080">
        <style:background-image/>
      </style:table-cell-properties>
    </style:style>
    <style:style style:name="Table2.A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B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7" style:family="table-row">
      <style:table-row-properties style:min-row-height="0.295cm" fo:keep-together="auto"/>
    </style:style>
    <style:style style:name="Table3" style:family="table">
      <style:table-properties style:width="16.688cm" fo:margin-left="0.025cm" fo:margin-top="0cm" fo:margin-bottom="0cm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1.506cm"/>
    </style:style>
    <style:style style:name="Table3.B" style:family="table-column">
      <style:table-column-properties style:column-width="5.26cm"/>
    </style:style>
    <style:style style:name="Table3.C" style:family="table-column">
      <style:table-column-properties style:column-width="4.969cm"/>
    </style:style>
    <style:style style:name="Table3.D" style:family="table-column">
      <style:table-column-properties style:column-width="0.245cm"/>
    </style:style>
    <style:style style:name="Table3.E" style:family="table-column">
      <style:table-column-properties style:column-width="4.708c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bottom" fo:background-color="#c6d9f1" fo:padding-left="0.009cm" fo:padding-right="0cm" fo:padding-top="0cm" fo:padding-bottom="0cm" fo:border-left="0.05pt solid #808080" fo:border-right="none" fo:border-top="0.05pt solid #808080" fo:border-bottom="1.5pt solid #000000">
        <style:background-image/>
      </style:table-cell-properties>
    </style:style>
    <style:style style:name="Table3.D1" style:family="table-cell">
      <style:table-cell-properties style:vertical-align="bottom" fo:background-color="#c6d9f1" fo:padding-left="0.009cm" fo:padding-right="0cm" fo:padding-top="0cm" fo:padding-bottom="0cm" fo:border-left="0.05pt solid #808080" fo:border-right="0.05pt solid #808080" fo:border-top="0.05pt solid #808080" fo:border-bottom="1.5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2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3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4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5" style:family="table-row">
      <style:table-row-properties fo:keep-together="auto"/>
    </style:style>
    <style:style style:name="Table3.A5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5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6" style:family="table-row">
      <style:table-row-properties fo:keep-together="auto"/>
    </style:style>
    <style:style style:name="Table3.A6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6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7" style:family="table-row">
      <style:table-row-properties fo:keep-together="auto"/>
    </style:style>
    <style:style style:name="Table3.A7" style:family="table-cell">
      <style:table-cell-properties fo:background-color="#c6d9f1" fo:padding-left="0.009cm" fo:padding-right="0cm" fo:padding-top="0cm" fo:padding-bottom="0cm" fo:border-left="0.05pt solid #808080" fo:border-right="none" fo:border-top="1.5pt solid #000000" fo:border-bottom="0.05pt solid #808080">
        <style:background-image/>
      </style:table-cell-properties>
    </style:style>
    <style:style style:name="Table3.B7" style:family="table-cell">
      <style:table-cell-properties fo:padding-left="0.009cm" fo:padding-right="0cm" fo:padding-top="0cm" fo:padding-bottom="0cm" fo:border-left="0.05pt solid #808080" fo:border-right="none" fo:border-top="1.5pt solid #000000" fo:border-bottom="0.05pt solid #808080"/>
    </style:style>
    <style:style style:name="Table3.C7" style:family="table-cell">
      <style:table-cell-properties fo:padding-left="0.009cm" fo:padding-right="0cm" fo:padding-top="0cm" fo:padding-bottom="0cm" fo:border-left="0.05pt solid #808080" fo:border-right="none" fo:border-top="1.5pt solid #000000" fo:border-bottom="0.05pt solid #808080"/>
    </style:style>
    <style:style style:name="Table3.D7" style:family="table-cell">
      <style:table-cell-properties fo:padding-left="0.009cm" fo:padding-right="0cm" fo:padding-top="0cm" fo:padding-bottom="0cm" fo:border-left="0.05pt solid #808080" fo:border-right="0.05pt solid #808080" fo:border-top="1.5pt solid #000000" fo:border-bottom="0.05pt solid #808080"/>
    </style:style>
    <style:style style:name="Table3.8" style:family="table-row">
      <style:table-row-properties fo:keep-together="auto"/>
    </style:style>
    <style:style style:name="Table3.A8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8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8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8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9" style:family="table-row">
      <style:table-row-properties fo:keep-together="auto"/>
    </style:style>
    <style:style style:name="Table3.A9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9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9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9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0" style:family="table-row">
      <style:table-row-properties fo:keep-together="auto"/>
    </style:style>
    <style:style style:name="Table3.A10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0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0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0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1" style:family="table-row">
      <style:table-row-properties fo:keep-together="auto"/>
    </style:style>
    <style:style style:name="Table3.A11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1.5pt solid #000000">
        <style:background-image/>
      </style:table-cell-properties>
    </style:style>
    <style:style style:name="Table3.B11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C11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D11" style:family="table-cell">
      <style:table-cell-properties fo:padding-left="0.009cm" fo:padding-right="0cm" fo:padding-top="0cm" fo:padding-bottom="0cm" fo:border-left="0.05pt solid #808080" fo:border-right="0.05pt solid #808080" fo:border-top="none" fo:border-bottom="1.5pt solid #000000"/>
    </style:style>
    <style:style style:name="Table3.12" style:family="table-row">
      <style:table-row-properties fo:keep-together="auto"/>
    </style:style>
    <style:style style:name="Table3.A12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2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3" style:family="table-row">
      <style:table-row-properties fo:keep-together="auto"/>
    </style:style>
    <style:style style:name="Table3.A13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3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4" style:family="table-row">
      <style:table-row-properties fo:keep-together="auto"/>
    </style:style>
    <style:style style:name="Table3.A14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4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5" style:family="table-row">
      <style:table-row-properties fo:keep-together="auto"/>
    </style:style>
    <style:style style:name="Table3.A15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5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6" style:family="table-row">
      <style:table-row-properties fo:keep-together="auto"/>
    </style:style>
    <style:style style:name="Table3.A16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6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7" style:family="table-row">
      <style:table-row-properties fo:keep-together="auto"/>
    </style:style>
    <style:style style:name="Table3.A17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7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7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7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8" style:family="table-row">
      <style:table-row-properties fo:keep-together="auto"/>
    </style:style>
    <style:style style:name="Table3.A18" style:family="table-cell">
      <style:table-cell-properties fo:background-color="#c6d9f1" fo:padding-left="0.009cm" fo:padding-right="0cm" fo:padding-top="0cm" fo:padding-bottom="0cm" fo:border-left="0.05pt solid #808080" fo:border-right="none" fo:border-top="1.5pt solid #000000" fo:border-bottom="0.05pt solid #808080">
        <style:background-image/>
      </style:table-cell-properties>
    </style:style>
    <style:style style:name="Table3.B18" style:family="table-cell">
      <style:table-cell-properties fo:padding-left="0.009cm" fo:padding-right="0cm" fo:padding-top="0cm" fo:padding-bottom="0cm" fo:border-left="0.05pt solid #808080" fo:border-right="0.05pt solid #808080" fo:border-top="1.5pt solid #000000" fo:border-bottom="0.05pt solid #808080"/>
    </style:style>
    <style:style style:name="Table3.19" style:family="table-row">
      <style:table-row-properties fo:keep-together="auto"/>
    </style:style>
    <style:style style:name="Table3.A19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1.5pt solid #000000">
        <style:background-image/>
      </style:table-cell-properties>
    </style:style>
    <style:style style:name="Table3.B19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C19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E19" style:family="table-cell">
      <style:table-cell-properties fo:padding-left="0.009cm" fo:padding-right="0cm" fo:padding-top="0cm" fo:padding-bottom="0cm" fo:border-left="0.05pt solid #808080" fo:border-right="0.05pt solid #808080" fo:border-top="none" fo:border-bottom="1.5pt solid #000000"/>
    </style:style>
    <style:style style:name="Table4" style:family="table">
      <style:table-properties style:width="16.706cm" fo:margin-left="0.004cm" fo:margin-top="0cm" fo:margin-bottom="0cm" table:align="left" style:writing-mode="lr-tb"/>
    </style:style>
    <style:style style:name="Table4.A" style:family="table-column">
      <style:table-column-properties style:column-width="2.291cm"/>
    </style:style>
    <style:style style:name="Table4.B" style:family="table-column">
      <style:table-column-properties style:column-width="3.209cm"/>
    </style:style>
    <style:style style:name="Table4.C" style:family="table-column">
      <style:table-column-properties style:column-width="2.399cm"/>
    </style:style>
    <style:style style:name="Table4.D" style:family="table-column">
      <style:table-column-properties style:column-width="3.099cm"/>
    </style:style>
    <style:style style:name="Table4.E" style:family="table-column">
      <style:table-column-properties style:column-width="2.612cm"/>
    </style:style>
    <style:style style:name="Table4.F" style:family="table-column">
      <style:table-column-properties style:column-width="3.096cm"/>
    </style:style>
    <style:style style:name="Table4.1" style:family="table-row">
      <style:table-row-properties style:row-height="0.4cm" fo:keep-together="auto"/>
    </style:style>
    <style:style style:name="Table4.A1" style:family="table-cell">
      <style:table-cell-properties fo:padding-left="0.004cm" fo:padding-right="0cm" fo:padding-top="0cm" fo:padding-bottom="0cm" fo:border="none"/>
    </style:style>
    <style:style style:name="Table5" style:family="table">
      <style:table-properties style:width="16.706cm" fo:margin-left="0.004cm" fo:margin-top="0cm" fo:margin-bottom="0cm" table:align="left" style:writing-mode="lr-tb"/>
    </style:style>
    <style:style style:name="Table5.A" style:family="table-column">
      <style:table-column-properties style:column-width="3.189cm"/>
    </style:style>
    <style:style style:name="Table5.B" style:family="table-column">
      <style:table-column-properties style:column-width="3.217cm"/>
    </style:style>
    <style:style style:name="Table5.C" style:family="table-column">
      <style:table-column-properties style:column-width="1.984cm"/>
    </style:style>
    <style:style style:name="Table5.D" style:family="table-column">
      <style:table-column-properties style:column-width="8.31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49cm" fo:border-left="0.25pt solid #000000" fo:border-right="1.5pt solid #000000" fo:border-top="0.25pt solid #000000" fo:border-bottom="none"/>
    </style:style>
    <style:style style:name="Table5.C1" style:family="table-cell">
      <style:table-cell-properties fo:padding="0.049cm" fo:border-left="0.25pt solid #000000" fo:border-right="0.25pt solid #000000" fo:border-top="0.25pt solid #000000" fo:border-bottom="none"/>
    </style:style>
    <style:style style:name="Table5.A2" style:family="table-cell">
      <style:table-cell-properties fo:padding="0.049cm" fo:border-left="0.25pt solid #000000" fo:border-right="none" fo:border-top="none" fo:border-bottom="none"/>
    </style:style>
    <style:style style:name="Table5.B2" style:family="table-cell">
      <style:table-cell-properties fo:padding="0.049cm" fo:border-left="0.25pt solid #000000" fo:border-right="1.5pt solid #000000" fo:border-top="none" fo:border-bottom="none"/>
    </style:style>
    <style:style style:name="Table5.D2" style:family="table-cell">
      <style:table-cell-properties fo:padding="0.049cm" fo:border-left="0.25pt solid #000000" fo:border-right="0.25pt solid #000000" fo:border-top="none" fo:border-bottom="none"/>
    </style:style>
    <style:style style:name="Table5.A4" style:family="table-cell">
      <style:table-cell-properties fo:padding="0.049cm" fo:border-left="0.25pt solid #000000" fo:border-right="none" fo:border-top="none" fo:border-bottom="0.25pt solid #000000"/>
    </style:style>
    <style:style style:name="Table5.B4" style:family="table-cell">
      <style:table-cell-properties fo:padding="0.049cm" fo:border-left="0.25pt solid #000000" fo:border-right="1.5pt solid #000000" fo:border-top="none" fo:border-bottom="0.25pt solid #000000"/>
    </style:style>
    <style:style style:name="Table5.D4" style:family="table-cell">
      <style:table-cell-properties fo:padding="0.049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2" style:family="paragraph" style:parent-style-name="Fram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unctuation-wrap="simple" style:writing-mode="lr-tb"/>
      <style:text-properties officeooo:paragraph-rsid="00c4a6e7"/>
    </style:style>
    <style:style style:name="P3" style:family="paragraph" style:parent-style-name="Frame_20_contents">
      <loext:graphic-properties draw:fill-gradient-name="gradient" draw:fill-hatch-name="hatch"/>
      <style:paragraph-properties fo:margin-top="0.109cm" fo:margin-bottom="0.215cm" style:contextual-spacing="false" fo:line-height="100%" style:punctuation-wrap="hanging"/>
    </style:style>
    <style:style style:name="P4" style:family="paragraph" style:parent-style-name="Frame_20_contents">
      <style:paragraph-properties fo:margin-top="0cm" fo:margin-bottom="0cm" style:contextual-spacing="false" fo:line-height="100%" style:punctuation-wrap="hanging"/>
      <style:text-properties officeooo:paragraph-rsid="00757fce"/>
    </style:style>
    <style:style style:name="P5" style:family="paragraph" style:parent-style-name="Frame_20_contents">
      <style:paragraph-properties fo:margin-top="0cm" fo:margin-bottom="0cm" style:contextual-spacing="false" fo:line-height="100%" style:punctuation-wrap="hanging"/>
      <style:text-properties officeooo:paragraph-rsid="0085c9be"/>
    </style:style>
    <style:style style:name="P6" style:family="paragraph" style:parent-style-name="Frame_20_contents">
      <style:paragraph-properties fo:margin-top="0cm" fo:margin-bottom="0cm" style:contextual-spacing="false" fo:line-height="100%" style:punctuation-wrap="hanging"/>
    </style:style>
    <style:style style:name="P7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</style:style>
    <style:style style:name="P8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  <style:text-properties officeooo:paragraph-rsid="0031f741"/>
    </style:style>
    <style:style style:name="P9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29d8a0"/>
    </style:style>
    <style:style style:name="P10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612763"/>
    </style:style>
    <style:style style:name="P11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c0ee55"/>
    </style:style>
    <style:style style:name="P12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</style:style>
    <style:style style:name="P13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287526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P15" style:family="paragraph" style:parent-style-name="Standard" style:master-page-name="">
      <loext:graphic-properties draw:fill="solid" draw:fill-color="#f7d1d5" draw:fill-gradient-name="gradient" draw:fill-hatch-name="hatch" draw:opacity="100%"/>
      <style:paragraph-properties fo:margin-left="0cm" fo:margin-right="4.8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page-number="auto" fo:background-color="#f7d1d5" style:punctuation-wrap="simple" style:writing-mode="lr-tb"/>
      <style:text-properties officeooo:paragraph-rsid="00521e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loext:graphic-properties draw:fill="solid" draw:fill-color="#f7d1d5" draw:fill-gradient-name="gradient" draw:fill-hatch-name="hatch" draw:opacity="100%"/>
      <style:paragraph-properties fo:margin-left="0cm" fo:margin-right="4.8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#f7d1d5" style:punctuation-wrap="simple" style:writing-mode="lr-tb"/>
      <style:text-properties officeooo:paragraph-rsid="00521e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solid" draw:fill-color="#ec9ba4" draw:fill-gradient-name="gradient" draw:fill-hatch-name="hatch" draw:opacity="100%"/>
      <style:paragraph-properties fo:margin-top="0cm" fo:margin-bottom="0cm" style:contextual-spacing="false" fo:line-height="100%" fo:background-color="#ec9ba4"/>
      <style:text-properties officeooo:paragraph-rsid="00521e27"/>
    </style:style>
    <style:style style:name="P18" style:family="paragraph" style:parent-style-name="Standard">
      <loext:graphic-properties draw:fill="solid" draw:fill-color="#ffdbb6" draw:fill-gradient-name="gradient" draw:fill-hatch-name="hatch" draw:opacity="100%"/>
      <style:paragraph-properties fo:margin-top="0cm" fo:margin-bottom="0cm" style:contextual-spacing="false" fo:line-height="100%" fo:background-color="#ffdbb6"/>
      <style:text-properties officeooo:paragraph-rsid="00521e27"/>
    </style:style>
    <style:style style:name="P19" style:family="paragraph" style:parent-style-name="Standard">
      <loext:graphic-properties draw:fill="solid" draw:fill-color="#ffde59" draw:fill-gradient-name="gradient" draw:fill-hatch-name="hatch" draw:opacity="100%"/>
      <style:paragraph-properties fo:margin-top="0cm" fo:margin-bottom="0cm" style:contextual-spacing="false" fo:line-height="100%" fo:background-color="#ffde59"/>
      <style:text-properties officeooo:paragraph-rsid="00521e27"/>
    </style:style>
    <style:style style:name="P20" style:family="paragraph" style:parent-style-name="Standard">
      <loext:graphic-properties draw:fill="solid" draw:fill-color="#dee6ef" draw:fill-gradient-name="gradient" draw:fill-hatch-name="hatch" draw:opacity="100%"/>
      <style:paragraph-properties fo:margin-top="0cm" fo:margin-bottom="0cm" style:contextual-spacing="false" fo:line-height="100%" fo:background-color="#dee6ef"/>
      <style:text-properties officeooo:paragraph-rsid="00521e27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00%"/>
      <style:text-properties officeooo:paragraph-rsid="00558e24"/>
    </style:style>
    <style:style style:name="P22" style:family="paragraph" style:parent-style-name="Standard">
      <loext:graphic-properties draw:fill="solid" draw:fill-color="#dee6ef" draw:fill-gradient-name="gradient" draw:fill-hatch-name="hatch" draw:opacity="100%"/>
      <style:paragraph-properties fo:margin-top="0cm" fo:margin-bottom="0cm" style:contextual-spacing="false" fo:line-height="100%" fo:background-color="#dee6ef"/>
      <style:text-properties officeooo:paragraph-rsid="00558e24"/>
    </style:style>
    <style:style style:name="P23" style:family="paragraph" style:parent-style-name="Standard">
      <loext:graphic-properties draw:fill="solid" draw:fill-color="#ec9ba4" draw:fill-gradient-name="gradient" draw:fill-hatch-name="hatch" draw:opacity="100%"/>
      <style:paragraph-properties fo:margin-top="0cm" fo:margin-bottom="0cm" style:contextual-spacing="false" fo:line-height="100%" fo:background-color="#ec9ba4"/>
      <style:text-properties officeooo:paragraph-rsid="00558e24"/>
    </style:style>
    <style:style style:name="P24" style:family="paragraph" style:parent-style-name="Standard">
      <loext:graphic-properties draw:fill="solid" draw:fill-color="#f7d1d5" draw:fill-gradient-name="gradient" draw:fill-hatch-name="hatch" draw:opacity="100%"/>
      <style:paragraph-properties fo:margin-top="0cm" fo:margin-bottom="0cm" style:contextual-spacing="false" fo:line-height="100%" fo:background-color="#f7d1d5"/>
      <style:text-properties officeooo:paragraph-rsid="00558e24"/>
    </style:style>
    <style:style style:name="P25" style:family="paragraph" style:parent-style-name="Standard">
      <loext:graphic-properties draw:fill="solid" draw:fill-color="#ffdbb6" draw:fill-gradient-name="gradient" draw:fill-hatch-name="hatch" draw:opacity="100%"/>
      <style:paragraph-properties fo:margin-top="0cm" fo:margin-bottom="0cm" style:contextual-spacing="false" fo:line-height="100%" fo:background-color="#ffdbb6"/>
      <style:text-properties officeooo:paragraph-rsid="00558e24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.055cm" style:contextual-spacing="false" fo:line-height="100%"/>
      <style:text-properties officeooo:paragraph-rsid="00768559"/>
    </style:style>
    <style:style style:name="P27" style:family="paragraph" style:parent-style-name="Standard">
      <loext:graphic-properties draw:fill="none" draw:fill-color="#ffffff" draw:fill-hatch-name="hatch" draw:opacity="100%"/>
      <style:paragraph-properties fo:margin-top="0cm" fo:margin-bottom="0cm" style:contextual-spacing="false" fo:line-height="100%" fo:background-color="transparent"/>
      <style:text-properties officeooo:paragraph-rsid="008c316f"/>
    </style:style>
    <style:style style:name="P28" style:family="paragraph" style:parent-style-name="Text_20_body">
      <style:paragraph-properties fo:margin-top="0.275cm" fo:margin-bottom="0cm" style:contextual-spacing="false" fo:line-height="100%"/>
    </style:style>
    <style:style style:name="P29" style:family="paragraph" style:parent-style-name="Standard">
      <loext:graphic-properties draw:fill="solid" draw:fill-color="#dee6ef" draw:fill-gradient-name="gradient" draw:fill-hatch-name="hatch" draw:opacity="100%"/>
      <style:paragraph-properties fo:margin-top="0cm" fo:margin-bottom="0cm" style:contextual-spacing="false" fo:line-height="100%" fo:background-color="#dee6ef"/>
      <style:text-properties officeooo:paragraph-rsid="00d616f7"/>
    </style:style>
    <style:style style:name="P30" style:family="paragraph" style:parent-style-name="Standard">
      <loext:graphic-properties draw:fill="solid" draw:fill-color="#ec9ba4" draw:fill-gradient-name="gradient" draw:fill-hatch-name="hatch" draw:opacity="100%"/>
      <style:paragraph-properties fo:margin-top="0cm" fo:margin-bottom="0cm" style:contextual-spacing="false" fo:line-height="100%" fo:background-color="#ec9ba4"/>
      <style:text-properties officeooo:paragraph-rsid="00d616f7"/>
    </style:style>
    <style:style style:name="P31" style:family="paragraph" style:parent-style-name="Standard">
      <style:paragraph-properties fo:margin-top="0cm" fo:margin-bottom="0.212cm" style:contextual-spacing="false"/>
    </style:style>
    <style:style style:name="P32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10pt" fo:language="zxx" fo:country="none" fo:font-weight="bold" style:letter-kerning="false" style:font-name-asian="Calibri2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33" style:family="paragraph" style:parent-style-name="Standard">
      <style:paragraph-properties fo:margin-top="0cm" fo:margin-bottom="0cm" style:contextual-spacing="false" fo:text-align="end" style:justify-single-word="false" fo:orphans="0" fo:widows="0" fo:hyphenation-ladder-count="no-limit"/>
      <style:text-properties style:use-window-font-color="true" loext:opacity="0%" style:font-name="Gentium2" fo:font-size="10pt" fo:language="zxx" fo:country="none" fo:font-weight="bold" style:letter-kerning="false" style:font-size-asian="10pt" style:language-asian="zxx" style:country-asian="none" style:font-weight-asian="bold" style:font-size-complex="10pt" style:language-complex="zxx" style:country-complex="none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style:use-window-font-color="true" loext:opacity="0%" style:font-name="Gentium2" fo:font-size="10pt" fo:language="zxx" fo:country="none" fo:font-weight="bold" style:letter-kerning="false" style:font-size-asian="10pt" style:language-asian="zxx" style:country-asian="none" style:font-weight-asian="bold" style:font-size-complex="10pt" style:language-complex="zxx" style:country-complex="none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name-complex="Tahoma" style:font-size-complex="11pt" style:language-complex="zxx" style:country-complex="none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8pt" fo:language="en" fo:country="US" fo:font-weight="bold" style:letter-kerning="false" style:font-name-asian="Calibri2" style:font-size-asian="8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38" style:family="paragraph" style:parent-style-name="Standard">
      <loext:graphic-properties draw:fill-hatch-name="hatch"/>
      <style:paragraph-properties fo:margin-top="0.109cm" fo:margin-bottom="0cm" style:contextual-spacing="false"/>
      <style:text-properties style:use-window-font-color="true" loext:opacity="0%" style:font-name="Gentium2" fo:font-size="11pt" fo:language="zxx" fo:country="none" fo:font-weight="bold" officeooo:rsid="00717905" officeooo:paragraph-rsid="0074a948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10pt" fo:language="zxx" fo:country="none" style:font-size-asian="10pt" style:language-asian="zxx" style:country-asian="none" style:language-complex="zxx" style:country-complex="none"/>
    </style:style>
    <style:style style:name="P40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8pt" fo:language="zxx" fo:country="none" fo:font-weight="bold" style:font-size-asian="8pt" style:language-asian="zxx" style:country-asian="none" style:font-weight-asian="bold" style:font-size-complex="11pt" style:language-complex="zxx" style:country-complex="none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8pt" fo:font-weight="bold" style:font-size-asian="8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style:contextual-spacing="false" fo:text-align="end" style:justify-single-word="false" fo:orphans="0" fo:widows="0" fo:hyphenation-ladder-count="no-limit"/>
      <style:text-properties style:font-name="Gentium2" fo:language="zxx" fo:country="none" style:language-asian="zxx" style:country-asian="none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Standard">
      <style:paragraph-properties fo:margin-top="0.212cm" fo:margin-bottom="0cm" style:contextual-spacing="false"/>
      <style:text-properties style:font-name="Gentium2" fo:language="zxx" fo:country="none" fo:font-weight="bold" officeooo:paragraph-rsid="002d8f42" style:language-asian="zxx" style:country-asian="none" style:font-weight-asian="bold" style:language-complex="zxx" style:country-complex="none" style:font-weight-complex="bold"/>
    </style:style>
    <style:style style:name="P46" style:family="paragraph" style:parent-style-name="Standard">
      <style:paragraph-properties fo:margin-top="0cm" fo:margin-bottom="0.353cm" style:contextual-spacing="false"/>
    </style:style>
    <style:style style:name="P47" style:family="paragraph" style:parent-style-name="Frame_20_contents">
      <style:paragraph-properties fo:margin-top="0cm" fo:margin-bottom="0.353cm" style:contextual-spacing="false"/>
    </style:style>
    <style:style style:name="P48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fo:color="#c9211e" loext:opacity="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9" style:family="paragraph" style:parent-style-name="Frame_20_contents">
      <style:paragraph-properties fo:margin-top="0cm" fo:margin-bottom="0cm" style:contextual-spacing="false" fo:line-height="100%" fo:text-align="end" style:justify-single-word="false" style:punctuation-wrap="hanging"/>
      <style:text-properties fo:color="#000000" loext:opacity="100%" style:font-name="Gentium1" style:font-name-asian="Calibri2"/>
    </style:style>
    <style:style style:name="P50" style:family="paragraph" style:parent-style-name="Frame_20_contents">
      <style:paragraph-properties fo:margin-top="0cm" fo:margin-bottom="0cm" style:contextual-spacing="false" fo:line-height="100%" style:punctuation-wrap="hanging"/>
      <style:text-properties fo:color="#000000" loext:opacity="100%" style:font-name="Gentium1" fo:font-size="7pt" fo:language="zxx" fo:country="none" officeooo:rsid="0085c9be" officeooo:paragraph-rsid="0085c9b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P51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0521e27"/>
    </style:style>
    <style:style style:name="P5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text-position="sub 58%" style:font-name="Gentium2" fo:font-size="10pt" fo:language="zxx" fo:country="none" style:font-size-asian="10pt" style:language-asian="zxx" style:country-asian="none" style:language-complex="zxx" style:country-complex="none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style:font-size-asian="9pt" style:font-size-complex="9pt"/>
    </style:style>
    <style:style style:name="P54" style:family="paragraph" style:parent-style-name="Standard">
      <loext:graphic-properties draw:fill-gradient-name="gradient" draw:fill-hatch-name="hatch"/>
      <style:paragraph-properties fo:margin-top="0.109cm" fo:margin-bottom="0.109cm" style:contextual-spacing="false"/>
      <style:text-properties officeooo:paragraph-rsid="00717905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0757fce"/>
    </style:style>
    <style:style style:name="P56" style:family="paragraph" style:parent-style-name="Standard">
      <loext:graphic-properties draw:fill-gradient-name="gradient" draw:fill-hatch-name="hatch"/>
      <style:paragraph-properties fo:margin-top="0cm" fo:margin-bottom="0.109cm" style:contextual-spacing="false" fo:orphans="0" fo:widows="0"/>
    </style:style>
    <style:style style:name="P57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0768559"/>
    </style:style>
    <style:style style:name="P58" style:family="paragraph" style:parent-style-name="Table_20_Contents">
      <loext:graphic-properties draw:fill="solid" draw:fill-color="#dee6ef" draw:fill-gradient-name="Gradient_20_2" draw:fill-hatch-name="hatch" draw:opacity="100%"/>
      <style:paragraph-properties fo:margin-top="0cm" fo:margin-bottom="0cm" style:contextual-spacing="false" fo:line-height="100%" fo:text-align="center" style:justify-single-word="false" fo:background-color="#dee6ef"/>
      <style:text-properties style:font-name="Gentium1" fo:font-size="10pt" fo:language="zxx" fo:country="none" fo:font-weight="bold" officeooo:rsid="00797d08" officeooo:paragraph-rsid="00797d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9" style:family="paragraph" style:parent-style-name="Table_20_Contents">
      <loext:graphic-properties draw:fill-hatch-name="hatch"/>
      <style:paragraph-properties fo:margin-top="0cm" fo:margin-bottom="0cm" style:contextual-spacing="false" fo:line-height="100%" fo:text-align="center" style:justify-single-word="false"/>
      <style:text-properties style:font-name="Gentium1" fo:font-size="10pt" fo:language="zxx" fo:country="none" officeooo:rsid="007b4f7d" officeooo:paragraph-rsid="007b4f7d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loext:graphic-properties draw:fill="solid" draw:fill-color="#dee6ef" draw:fill-gradient-name="Gradient_20_2" draw:fill-hatch-name="hatch" draw:opacity="100%"/>
      <style:paragraph-properties fo:margin-top="0cm" fo:margin-bottom="0cm" style:contextual-spacing="false" fo:line-height="100%" fo:text-align="center" style:justify-single-word="false" fo:background-color="#dee6ef"/>
      <style:text-properties style:font-name="Gentium1" fo:font-size="9pt" fo:language="zxx" fo:country="none" fo:font-weight="bold" officeooo:rsid="007b4f7d" officeooo:paragraph-rsid="007b4f7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1" style:family="paragraph" style:parent-style-name="Frame_20_contents">
      <style:paragraph-properties fo:margin-top="0cm" fo:margin-bottom="0cm" style:contextual-spacing="false" fo:line-height="100%" style:punctuation-wrap="hanging"/>
      <style:text-properties style:font-name="Gentium1" fo:font-size="7pt" officeooo:rsid="0085c9be" officeooo:paragraph-rsid="0085c9be" style:font-size-asian="7pt" style:font-size-complex="7pt"/>
    </style:style>
    <style:style style:name="P62" style:family="paragraph" style:parent-style-name="Standard">
      <style:paragraph-properties fo:margin-top="0cm" fo:margin-bottom="0.353cm" style:contextual-spacing="false"/>
      <style:text-properties officeooo:paragraph-rsid="00797d08"/>
    </style:style>
    <style:style style:name="P63" style:family="paragraph" style:parent-style-name="Standard">
      <loext:graphic-properties draw:fill-gradient-name="gradient" draw:fill-hatch-name="hatch"/>
      <style:paragraph-properties fo:margin-top="0.109cm" fo:margin-bottom="0cm" style:contextual-spacing="false"/>
      <style:text-properties officeooo:paragraph-rsid="007d85a1"/>
    </style:style>
    <style:style style:name="P64" style:family="paragraph" style:parent-style-name="Standard">
      <loext:graphic-properties draw:fill-hatch-name="hatch"/>
      <style:paragraph-properties fo:margin-top="0.055cm" fo:margin-bottom="0.215cm" style:contextual-spacing="false"/>
      <style:text-properties officeooo:paragraph-rsid="00558e24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3465a4" loext:opacity="100%" style:font-name="Gentium2" fo:font-size="10pt" fo:language="zxx" fo:country="none" style:letter-kerning="false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3465a4" loext:opacity="100%" style:font-name="Gentium2" fo:font-size="10pt" fo:language="zxx" fo:country="none" style:letter-kerning="false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3465a4" loext:opacity="100%" style:font-name="Gentium2" fo:language="zxx" fo:country="none" style:language-asian="zxx" style:country-asian="none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8" style:family="paragraph" style:parent-style-name="Standard">
      <style:paragraph-properties fo:margin-top="0.212cm" fo:margin-bottom="0cm" style:contextual-spacing="false"/>
      <style:text-properties officeooo:paragraph-rsid="0077e2be"/>
    </style:style>
    <style:style style:name="P69" style:family="paragraph" style:parent-style-name="Table_20_Contents">
      <style:paragraph-properties fo:margin-top="0cm" fo:margin-bottom="0cm" style:contextual-spacing="false" fo:text-align="center" style:justify-single-word="false" fo:orphans="0" fo:widows="0"/>
      <style:text-properties fo:font-variant="small-caps" fo:color="#127622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0" style:family="paragraph" style:parent-style-name="Table_20_Contents">
      <style:paragraph-properties fo:margin-top="0.138cm" fo:margin-bottom="0cm" style:contextual-spacing="false" fo:text-align="center" style:justify-single-word="false" fo:orphans="0" fo:widows="0"/>
    </style:style>
    <style:style style:name="P71" style:family="paragraph" style:parent-style-name="Table_20_Contents">
      <style:paragraph-properties fo:margin-top="0.21cm" fo:margin-bottom="0cm" style:contextual-spacing="false" fo:text-align="center" style:justify-single-word="false" fo:orphans="0" fo:widows="0"/>
    </style:style>
    <style:style style:name="P72" style:family="paragraph" style:parent-style-name="Table_20_Contents">
      <style:paragraph-properties fo:margin-top="0cm" fo:margin-bottom="0cm" style:contextual-spacing="false" fo:text-align="center" style:justify-single-word="false" fo:orphans="0" fo:widows="0"/>
    </style:style>
    <style:style style:name="P73" style:family="paragraph" style:parent-style-name="Table_20_Contents">
      <style:paragraph-properties fo:margin-top="0.065cm" fo:margin-bottom="0cm" style:contextual-spacing="false" fo:text-align="center" style:justify-single-word="false" fo:orphans="0" fo:widows="0"/>
    </style:style>
    <style:style style:name="P74" style:family="paragraph" style:parent-style-name="Table_20_Contents">
      <style:paragraph-properties fo:margin-top="0.138cm" fo:margin-bottom="0cm" style:contextual-spacing="false" fo:text-align="center" style:justify-single-word="false" fo:orphans="0" fo:widows="0"/>
      <style:text-properties fo:color="#808080" loext:opacity="100%" style:font-name="Gentium2" fo:language="zxx" fo:country="none" style:language-asian="zxx" style:country-asian="none" style:language-complex="zxx" style:country-complex="none"/>
    </style:style>
    <style:style style:name="P75" style:family="paragraph" style:parent-style-name="Table_20_Contents">
      <style:paragraph-properties fo:margin-top="0.138cm" fo:margin-bottom="0cm" style:contextual-spacing="false" fo:text-align="center" style:justify-single-word="false" fo:orphans="0" fo:widows="0"/>
      <style:text-properties fo:color="#127622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6" style:family="paragraph" style:parent-style-name="Table_20_Contents">
      <style:paragraph-properties fo:margin-top="0.065cm" fo:margin-bottom="0cm" style:contextual-spacing="false" fo:text-align="start" style:justify-single-word="false" fo:orphans="0" fo:widows="0"/>
    </style:style>
    <style:style style:name="P77" style:family="paragraph" style:parent-style-name="Standard">
      <loext:graphic-properties draw:fill-gradient-name="gradient" draw:fill-hatch-name="hatch"/>
      <style:paragraph-properties fo:margin-top="0.166cm" fo:margin-bottom="0cm" style:contextual-spacing="false" fo:line-height="100%"/>
      <style:text-properties officeooo:rsid="002975d0" officeooo:paragraph-rsid="00b0d9c1"/>
    </style:style>
    <style:style style:name="P78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00%"/>
      <style:text-properties officeooo:rsid="002975d0" officeooo:paragraph-rsid="00b0d9c1"/>
    </style:style>
    <style:style style:name="P79" style:family="paragraph" style:parent-style-name="Standard">
      <loext:graphic-properties draw:fill-gradient-name="gradient" draw:fill-hatch-name="hatch"/>
      <style:paragraph-properties fo:margin-top="0cm" fo:margin-bottom="0.22cm" style:contextual-spacing="false" fo:line-height="105%"/>
      <style:text-properties officeooo:rsid="002975d0" officeooo:paragraph-rsid="00b0d9c1"/>
    </style:style>
    <style:style style:name="P80" style:family="paragraph" style:parent-style-name="Standard">
      <loext:graphic-properties draw:fill-hatch-name="hatch"/>
      <style:paragraph-properties fo:margin-top="0.166cm" fo:margin-bottom="0.22cm" style:contextual-spacing="false"/>
      <style:text-properties officeooo:paragraph-rsid="00b0d9c1"/>
    </style:style>
    <style:style style:name="P81" style:family="paragraph" style:parent-style-name="Standard" style:master-page-name="">
      <loext:graphic-properties draw:fill="solid" draw:fill-color="#dee6ef" draw:fill-gradient-name="gradient" draw:fill-hatch-name="hatch" draw:opacity="100%"/>
      <style:paragraph-properties fo:margin-left="0cm" fo:margin-right="2.6cm" fo:margin-top="0.109cm" fo:margin-bottom="0.215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#dee6ef" style:punctuation-wrap="simple" style:writing-mode="lr-tb"/>
      <style:text-properties officeooo:paragraph-rsid="00b50ef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Standard">
      <style:paragraph-properties fo:margin-top="0cm" fo:margin-bottom="0.212cm" style:contextual-spacing="false" fo:break-before="page"/>
      <style:text-properties officeooo:paragraph-rsid="00d2934c"/>
    </style:style>
    <style:style style:name="P83" style:family="paragraph" style:parent-style-name="Standard">
      <loext:graphic-properties draw:fill-gradient-name="gradient" draw:fill-hatch-name="hatch"/>
      <style:paragraph-properties fo:margin-top="0.275cm" fo:margin-bottom="0.215cm" style:contextual-spacing="false"/>
      <style:text-properties officeooo:paragraph-rsid="00d41c62"/>
    </style:style>
    <style:style style:name="P84" style:family="paragraph" style:parent-style-name="Frame_20_contents">
      <style:paragraph-properties fo:margin-top="0cm" fo:margin-bottom="0cm" style:contextual-spacing="false" fo:line-height="100%" fo:text-align="end" style:justify-single-word="false" style:punctuation-wrap="hanging"/>
    </style:style>
    <style:style style:name="P85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>
        <style:tab-stops/>
      </style:paragraph-properties>
    </style:style>
    <style:style style:name="P86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</style:style>
    <style:style style:name="P87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  <style:text-properties officeooo:paragraph-rsid="0031f741"/>
    </style:style>
    <style:style style:name="P88" style:family="paragraph" style:parent-style-name="Frame_20_contents">
      <style:paragraph-properties fo:margin-top="0cm" fo:margin-bottom="0cm" style:contextual-spacing="false" fo:line-height="100%" fo:text-align="center" style:justify-single-word="false" style:punctuation-wrap="hanging"/>
    </style:style>
    <style:style style:name="P89" style:family="paragraph" style:parent-style-name="Frame_20_contents">
      <style:paragraph-properties fo:margin-top="0cm" fo:margin-bottom="0cm" style:contextual-spacing="false" fo:line-height="100%"/>
    </style:style>
    <style:style style:name="P90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</style:style>
    <style:style style:name="P91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287526"/>
    </style:style>
    <style:style style:name="P92" style:family="paragraph" style:parent-style-name="Standard">
      <loext:graphic-properties draw:fill-gradient-name="gradient" draw:fill-hatch-name="hatch"/>
      <style:paragraph-properties fo:margin-top="0cm" fo:margin-bottom="0.215cm" style:contextual-spacing="false"/>
      <style:text-properties officeooo:paragraph-rsid="00df9174"/>
    </style:style>
    <style:style style:name="P93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94" style:family="paragraph">
      <loext:graphic-properties draw:fill="none"/>
      <style:paragraph-properties fo:text-align="start"/>
      <style:text-properties fo:font-size="18pt"/>
    </style:style>
    <style:style style:name="P95" style:family="paragraph">
      <style:paragraph-properties fo:text-align="center"/>
    </style:style>
    <style:style style:name="P9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Gentium1" fo:font-size="6pt" style:font-size-asian="6pt" style:font-size-complex="6pt" fo:hyphenate="false" loext:hyphenation-no-caps="false"/>
    </style:style>
    <style:style style:name="P98" style:family="paragraph">
      <style:paragraph-properties fo:margin-left="0.03cm" fo:margin-right="0cm" fo:text-align="center" fo:text-indent="0cm"/>
    </style:style>
    <style:style style:name="P99" style:family="paragraph">
      <loext:graphic-properties draw:fill="solid" draw:fill-color="#ffffff"/>
      <style:paragraph-properties fo:margin-left="0.03cm" fo:margin-right="0cm" fo:text-align="center" fo:text-indent="0cm"/>
      <style:text-properties fo:color="#00a933" loext:opacity="100%" loext:color-lum-mod="100%" loext:color-lum-off="0%" fo:font-size="8pt" style:font-size-asian="8pt" style:font-size-complex="8pt"/>
    </style:style>
    <style:style style:name="P100" style:family="paragraph">
      <loext:graphic-properties draw:fill="solid" draw:fill-color="#ffffff"/>
      <style:paragraph-properties fo:margin-left="0.03cm" fo:margin-right="0cm" fo:text-indent="0cm"/>
      <style:text-properties fo:color="#00a933" loext:opacity="100%" loext:color-lum-mod="100%" loext:color-lum-off="0%" fo:font-size="8pt" style:font-size-asian="8pt" style:font-size-complex="8pt"/>
    </style:style>
    <style:style style:name="P10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0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>
        <style:tab-stops/>
      </style:paragraph-properties>
      <style:text-properties style:font-name="Gentium1" fo:hyphenate="false" loext:hyphenation-no-caps="false" loext:hyphenation-no-last-word="false"/>
    </style:style>
    <style:style style:name="P103" style:family="paragraph">
      <loext:graphic-properties draw:fill="solid" draw:fill-color="#ffffff"/>
      <style:paragraph-properties fo:text-align="start"/>
      <style:text-properties fo:color="#000000" loext:opacity="100%" loext:color-lum-mod="100%" loext:color-lum-off="0%" fo:font-size="18pt"/>
    </style:style>
    <style:style style:name="P104" style:family="paragraph">
      <loext:graphic-properties draw:fill="solid" draw:fill-color="#ffffff"/>
      <style:text-properties fo:color="#00a933" loext:opacity="100%" loext:color-lum-mod="100%" loext:color-lum-off="0%" fo:font-size="8pt" style:font-size-asian="8pt" style:font-size-complex="8pt"/>
    </style:style>
    <style:style style:name="P105" style:family="paragraph">
      <loext:graphic-properties draw:fill="solid" draw:fill-color="#ffffff"/>
      <style:paragraph-properties fo:margin-left="0.03cm" fo:margin-right="0cm" fo:text-align="center" fo:text-indent="0cm"/>
    </style:style>
    <style:style style:name="P106" style:family="paragraph">
      <style:paragraph-properties fo:margin-left="0.03cm" fo:margin-right="0cm" fo:text-align="center" fo:text-indent="0cm">
        <style:tab-stops/>
      </style:paragraph-properties>
    </style:style>
    <style:style style:name="P107" style:family="paragraph">
      <loext:graphic-properties draw:fill="solid" draw:fill-color="#ffffff"/>
      <style:paragraph-properties fo:margin-left="0.03cm" fo:margin-right="0cm" fo:text-align="center" fo:text-indent="0cm">
        <style:tab-stops/>
      </style:paragraph-properties>
      <style:text-properties fo:color="#00a933" loext:opacity="100%" loext:color-lum-mod="100%" loext:color-lum-off="0%" fo:font-size="8pt" style:font-size-asian="8pt" style:font-size-complex="8pt"/>
    </style:style>
    <style:style style:name="P108" style:family="paragraph">
      <loext:graphic-properties draw:fill="none"/>
      <style:paragraph-properties fo:text-align="center"/>
    </style:style>
    <style:style style:name="T1" style:family="text">
      <style:text-properties style:font-name="Gentium2" fo:language="zxx" fo:country="none" fo:font-weight="bold" style:language-asian="zxx" style:country-asian="none" style:font-weight-asian="bold" style:language-complex="zxx" style:country-complex="none"/>
    </style:style>
    <style:style style:name="T2" style:family="text">
      <style:text-properties style:font-name="Gentium2" fo:language="zxx" fo:country="none" fo:font-weight="bold" officeooo:rsid="00717905" style:language-asian="zxx" style:country-asian="none" style:font-weight-asian="bold" style:language-complex="zxx" style:country-complex="none"/>
    </style:style>
    <style:style style:name="T3" style:family="text">
      <style:text-properties style:font-name="Gentium2" fo:language="zxx" fo:country="none" fo:font-weight="bold" style:language-asian="zxx" style:country-asian="none" style:font-weight-asian="bold" style:language-complex="zxx" style:country-complex="none" style:font-weight-complex="normal"/>
    </style:style>
    <style:style style:name="T4" style:family="text">
      <style:text-properties style:font-name="Gentium2" fo:language="zxx" fo:country="none" style:language-asian="zxx" style:country-asian="none" style:language-complex="zxx" style:country-complex="none"/>
    </style:style>
    <style:style style:name="T5" style:family="text">
      <style:text-properties style:font-name="Gentium2" fo:language="zxx" fo:country="none" officeooo:rsid="00757fce" style:language-asian="zxx" style:country-asian="none" style:language-complex="zxx" style:country-complex="none"/>
    </style:style>
    <style:style style:name="T6" style:family="text">
      <style:text-properties style:font-name="Gentium2" fo:font-size="9pt" fo:language="zxx" fo:country="none" style:text-underline-style="solid" style:text-underline-width="auto" style:text-underline-color="font-color" fo:font-weight="bold" style:font-size-asian="9pt" style:language-asian="zxx" style:country-asian="none" style:font-weight-asian="bold" style:font-size-complex="11pt" style:language-complex="zxx" style:country-complex="none"/>
    </style:style>
    <style:style style:name="T7" style:family="text">
      <style:text-properties style:font-name="Gentium2" fo:font-size="9pt" fo:language="zxx" fo:country="none" style:text-underline-style="solid" style:text-underline-width="auto" style:text-underline-color="font-color" style:font-size-asian="9pt" style:language-asian="zxx" style:country-asian="none" style:language-complex="zxx" style:country-complex="none"/>
    </style:style>
    <style:style style:name="T8" style:family="text">
      <style:text-properties style:font-name="Gentium2" fo:font-size="9pt" fo:language="zxx" fo:country="none" style:text-underline-style="solid" style:text-underline-width="auto" style:text-underline-color="font-color" fo:font-weight="normal" officeooo:rsid="00717905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9" style:family="text">
      <style:text-properties style:font-name="Gentium2" fo:font-size="9pt" fo:language="zxx" fo:country="none" fo:font-weight="bold" style:font-size-asian="9pt" style:language-asian="zxx" style:country-asian="none" style:font-weight-asian="bold" style:font-size-complex="11pt" style:language-complex="zxx" style:country-complex="none"/>
    </style:style>
    <style:style style:name="T10" style:family="text">
      <style:text-properties style:font-name="Gentium2"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1" style:family="text">
      <style:text-properties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2" style:family="text">
      <style:text-properties style:font-name="Gentium2" fo:font-size="9pt" fo:language="zxx" fo:country="none" fo:font-weight="normal" officeooo:rsid="001b5d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3" style:family="text">
      <style:text-properties style:font-name="Gentium2" fo:font-size="9pt" fo:language="zxx" fo:country="none" fo:font-weight="normal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4" style:family="text">
      <style:text-properties style:font-name="Gentium2" fo:font-size="9pt" fo:language="zxx" fo:country="none" fo:font-weight="normal" officeooo:rsid="003f6f49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5" style:family="text">
      <style:text-properties style:font-name="Gentium2" fo:font-size="9pt" fo:language="zxx" fo:country="none" fo:font-weight="normal" officeooo:rsid="0029d8a0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6" style:family="text">
      <style:text-properties style:font-name="Gentium2" fo:font-size="9pt" fo:language="zxx" fo:country="none" fo:font-weight="normal" officeooo:rsid="005f8057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17" style:family="text">
      <style:text-properties style:font-name="Gentium2" fo:font-size="9pt" fo:language="zxx" fo:country="none" fo:font-weight="normal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8" style:family="text">
      <style:text-properties style:font-name="Gentium2" fo:font-size="9pt" fo:language="zxx" fo:country="none" fo:font-weight="normal" officeooo:rsid="003f6f49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9" style:family="text">
      <style:text-properties style:font-name="Gentium2" fo:font-size="9pt" fo:language="zxx" fo:country="none" fo:font-weight="normal" officeooo:rsid="00400603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0" style:family="text">
      <style:text-properties style:font-name="Gentium2" fo:font-size="9pt" fo:language="zxx" fo:country="none" fo:font-weight="normal" style:letter-kerning="false" fo:background-color="#dee6ef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1" style:family="text">
      <style:text-properties style:font-name="Gentium2" fo:font-size="9pt" fo:language="zxx" fo:country="none" style:font-size-asian="9pt" style:language-asian="zxx" style:country-asian="none" style:font-size-complex="9pt" style:language-complex="zxx" style:country-complex="none"/>
    </style:style>
    <style:style style:name="T22" style:family="text">
      <style:text-properties style:font-name="Gentium2" fo:font-size="9pt" fo:language="zxx" fo:country="none" style:font-size-asian="9pt" style:language-asian="zxx" style:country-asian="none" style:language-complex="zxx" style:country-complex="none"/>
    </style:style>
    <style:style style:name="T23" style:family="text">
      <style:text-properties style:font-name="Gentium2" fo:font-size="9pt" fo:language="zxx" fo:country="none" style:font-size-asian="9pt" style:language-asian="zxx" style:country-asian="none" style:font-size-complex="11pt" style:language-complex="zxx" style:country-complex="none"/>
    </style:style>
    <style:style style:name="T24" style:family="text">
      <style:text-properties style:font-name="Gentium2" fo:font-size="9pt" fo:language="zxx" fo:country="none" style:font-size-asian="9pt" style:language-asian="zxx" style:country-asian="none" style:font-name-complex="Carlito1" style:font-size-complex="9pt" style:language-complex="zxx" style:country-complex="none"/>
    </style:style>
    <style:style style:name="T25" style:family="text">
      <style:text-properties style:font-name="Gentium2" fo:font-size="9pt" fo:language="zxx" fo:country="none" style:letter-kerning="false" style:font-name-asian="Wingdings" style:font-size-asian="9pt" style:language-asian="zxx" style:country-asian="none" style:font-name-complex="Wingdings" style:font-size-complex="10pt" style:language-complex="zxx" style:country-complex="none"/>
    </style:style>
    <style:style style:name="T26" style:family="text">
      <style:text-properties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7" style:family="text">
      <style:text-properties style:font-name="Gentium2" fo:font-size="9pt" fo:language="zxx" fo:country="none" style:text-underline-style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" style:family="text">
      <style:text-properties style:font-name="Gentium2" fo:font-size="9pt" fo:language="zxx" fo:country="none" style:text-underline-style="none" fo:font-weight="normal" officeooo:rsid="008b84d4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" style:family="text">
      <style:text-properties style:font-name="Gentium2" fo:font-size="10pt" fo:language="zxx" fo:country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30" style:family="text">
      <style:text-properties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31" style:family="text">
      <style:text-properties style:font-name="Gentium2" fo:font-size="10pt" fo:language="zxx" fo:country="none" officeooo:rsid="0057e4e6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32" style:family="text">
      <style:text-properties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3" style:family="text">
      <style:text-properties style:font-name="Gentium2" fo:font-size="10pt" fo:language="zxx" fo:country="none" officeooo:rsid="00757fce" style:font-size-asian="10pt" style:language-asian="zxx" style:country-asian="none" style:font-size-complex="10pt" style:language-complex="zxx" style:country-complex="none"/>
    </style:style>
    <style:style style:name="T34" style:family="text">
      <style:text-properties style:font-name="Gentium2" fo:font-size="10pt" fo:language="zxx" fo:country="none" officeooo:rsid="00d616f7" style:font-size-asian="10pt" style:language-asian="zxx" style:country-asian="none" style:font-size-complex="10pt" style:language-complex="zxx" style:country-complex="none"/>
    </style:style>
    <style:style style:name="T35" style:family="text">
      <style:text-properties style:font-name="Gentium2" fo:font-size="10pt" fo:language="zxx" fo:country="none" officeooo:rsid="005b9ced" style:font-size-asian="10pt" style:language-asian="zxx" style:country-asian="none" style:font-size-complex="10pt" style:language-complex="zxx" style:country-complex="none"/>
    </style:style>
    <style:style style:name="T36" style:family="text">
      <style:text-properties style:font-name="Gentium2" fo:font-size="10pt" fo:language="zxx" fo:country="none" officeooo:rsid="00df9174" style:font-size-asian="10pt" style:language-asian="zxx" style:country-asian="none" style:font-size-complex="10pt" style:language-complex="zxx" style:country-complex="none"/>
    </style:style>
    <style:style style:name="T37" style:family="text">
      <style:text-properties style:font-name="Gentium2" fo:font-size="10pt" fo:language="zxx" fo:country="none" style:font-size-asian="10pt" style:language-asian="zxx" style:country-asian="none" style:language-complex="zxx" style:country-complex="none"/>
    </style:style>
    <style:style style:name="T38" style:family="text">
      <style:text-properties style:font-name="Gentium2" fo:font-size="10pt" fo:language="zxx" fo:country="none" officeooo:rsid="005b9ced" style:font-size-asian="10pt" style:language-asian="zxx" style:country-asian="none" style:language-complex="zxx" style:country-complex="none"/>
    </style:style>
    <style:style style:name="T39" style:family="text">
      <style:text-properties style:font-name="Gentium2" fo:font-size="10pt" fo:language="zxx" fo:country="none" style:font-size-asian="10pt" style:language-asian="zxx" style:country-asian="none" style:font-size-complex="9pt" style:language-complex="zxx" style:country-complex="none"/>
    </style:style>
    <style:style style:name="T40" style:family="text">
      <style:text-properties style:font-name="Gentium2" fo:font-size="10pt" fo:language="zxx" fo:country="none" style:font-size-asian="10pt" style:language-asian="zxx" style:country-asian="none" style:font-size-complex="11pt" style:language-complex="zxx" style:country-complex="none"/>
    </style:style>
    <style:style style:name="T41" style:family="text">
      <style:text-properties style:font-name="Gentium2" fo:font-size="10pt" fo:language="zxx" fo:country="none" officeooo:rsid="00df9174" style:font-size-asian="10pt" style:language-asian="zxx" style:country-asian="none" style:font-size-complex="11pt" style:language-complex="zxx" style:country-complex="none"/>
    </style:style>
    <style:style style:name="T42" style:family="text">
      <style:text-properties style:font-name="Gentium2" fo:font-size="10pt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43" style:family="text">
      <style:text-properties style:font-name="Gentium2" fo:font-size="10pt" fo:language="zxx" fo:country="none" fo:font-weight="bold" officeooo:rsid="0082ebe6" style:font-size-asian="10pt" style:language-asian="zxx" style:country-asian="none" style:font-weight-asian="bold" style:language-complex="zxx" style:country-complex="none"/>
    </style:style>
    <style:style style:name="T44" style:family="text">
      <style:text-properties style:font-name="Gentium2" fo:font-size="10pt" fo:language="zxx" fo:country="none" fo:font-weight="bold" officeooo:rsid="00757fc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5" style:family="text">
      <style:text-properties style:font-name="Gentium2" fo:font-size="10pt" fo:language="zxx" fo:country="none" fo:font-weight="bold" officeooo:rsid="00dde07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6" style:family="text">
      <style:text-properties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7" style:family="text">
      <style:text-properties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48" style:family="text">
      <style:text-properties style:font-name="Gentium2" fo:font-size="10pt" fo:language="zxx" fo:country="none" fo:font-style="italic" style:font-size-asian="10pt" style:language-asian="zxx" style:country-asian="none" style:font-style-asian="italic" style:language-complex="zxx" style:country-complex="none"/>
    </style:style>
    <style:style style:name="T49" style:family="text">
      <style:text-properties style:font-name="Gentium2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/>
    </style:style>
    <style:style style:name="T50" style:family="text">
      <style:text-properties style:font-name="Gentium2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51" style:family="text">
      <style:text-properties style:font-name="Gentium2" fo:font-size="10pt" fo:language="zxx" fo:country="none" style:text-underline-style="solid" style:text-underline-width="auto" style:text-underline-color="font-color" style:font-size-asian="10pt" style:language-asian="zxx" style:country-asian="none" style:language-complex="zxx" style:country-complex="none"/>
    </style:style>
    <style:style style:name="T52" style:family="text">
      <style:text-properties style:font-name="Gentium2" fo:font-size="10pt" fo:language="zxx" fo:country="none" style:text-underline-style="solid" style:text-underline-width="auto" style:text-underline-color="font-color" officeooo:rsid="007326fa" style:font-size-asian="10pt" style:language-asian="zxx" style:country-asian="none" style:font-size-complex="9pt" style:language-complex="zxx" style:country-complex="none"/>
    </style:style>
    <style:style style:name="T53" style:family="text">
      <style:text-properties style:font-name="Gentium2" fo:font-size="10pt" fo:language="zxx" fo:country="none" style:text-underline-style="solid" style:text-underline-width="auto" style:text-underline-color="font-color" officeooo:rsid="00d6cdf8" style:font-size-asian="10pt" style:language-asian="zxx" style:country-asian="none" style:font-size-complex="9pt" style:language-complex="zxx" style:country-complex="none"/>
    </style:style>
    <style:style style:name="T54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55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56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78eae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57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58" style:family="text">
      <style:text-properties style:font-name="Gentium2" fo:font-size="7pt" fo:language="zxx" fo:country="none" style:font-size-asian="7pt" style:language-asian="zxx" style:country-asian="none" style:font-size-complex="7pt" style:language-complex="zxx" style:country-complex="none"/>
    </style:style>
    <style:style style:name="T59" style:family="text">
      <style:text-properties style:font-name="Gentium2" fo:font-size="7pt" fo:language="zxx" fo:country="none" style:font-size-asian="7pt" style:language-asian="zxx" style:country-asian="none" style:language-complex="zxx" style:country-complex="none"/>
    </style:style>
    <style:style style:name="T60" style:family="text">
      <style:text-properties style:font-name="Gentium2" fo:font-size="7pt" fo:language="zxx" fo:country="none" style:font-size-asian="7pt" style:language-asian="zxx" style:country-asian="none" style:font-size-complex="11pt" style:language-complex="zxx" style:country-complex="none"/>
    </style:style>
    <style:style style:name="T61" style:family="text">
      <style:text-properties style:font-name="Gentium2" fo:font-size="7pt" fo:language="zxx" fo:country="none" style:font-size-asian="7pt" style:language-asian="zxx" style:country-asian="none" style:font-size-complex="9pt" style:language-complex="zxx" style:country-complex="none"/>
    </style:style>
    <style:style style:name="T62" style:family="text">
      <style:text-properties style:font-name="Gentium2" fo:font-size="7pt" fo:language="zxx" fo:country="none" style:text-underline-style="solid" style:text-underline-width="auto" style:text-underline-color="font-color" style:font-size-asian="7pt" style:language-asian="zxx" style:country-asian="none" style:language-complex="zxx" style:country-complex="none"/>
    </style:style>
    <style:style style:name="T63" style:family="text">
      <style:text-properties style:font-name="Gentium2" fo:font-size="7pt" fo:language="zxx" fo:country="none" style:text-underline-style="none" style:font-size-asian="7pt" style:language-asian="zxx" style:country-asian="none" style:language-complex="zxx" style:country-complex="none"/>
    </style:style>
    <style:style style:name="T64" style:family="text">
      <style:text-properties style:font-name="Gentium2" fo:font-size="7pt" fo:language="zxx" fo:country="none" style:text-underline-style="none" officeooo:rsid="00bb76f5" style:font-size-asian="7pt" style:language-asian="zxx" style:country-asian="none" style:language-complex="zxx" style:country-complex="none"/>
    </style:style>
    <style:style style:name="T65" style:family="text">
      <style:text-properties style:font-name="Gentium2" fo:font-size="7pt" fo:language="zxx" fo:country="none" officeooo:rsid="007685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66" style:family="text">
      <style:text-properties style:font-name="Gentium2" fo:font-size="7pt" fo:language="zxx" fo:country="none" officeooo:rsid="00a65e3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67" style:family="text">
      <style:text-properties style:font-name="Gentium2" fo:font-size="7pt" fo:language="zxx" fo:country="none" officeooo:rsid="00b3154b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68" style:family="text">
      <style:text-properties style:font-name="Gentium2" fo:font-size="7pt" fo:language="zxx" fo:country="none" fo:font-weight="normal" officeooo:rsid="0074a948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69" style:family="text">
      <style:text-properties style:font-name="Gentium2" fo:font-size="7pt" fo:language="zxx" fo:country="none" fo:font-weight="normal" officeooo:rsid="00797d08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70" style:family="text">
      <style:text-properties style:font-name="Gentium2" fo:font-size="8pt" fo:language="zxx" fo:country="none" style:font-size-asian="8pt" style:language-asian="zxx" style:country-asian="none" style:font-size-complex="9pt" style:language-complex="zxx" style:country-complex="none"/>
    </style:style>
    <style:style style:name="T71" style:family="text">
      <style:text-properties style:font-name="Gentium2" fo:font-size="8pt" fo:language="zxx" fo:country="none" style:font-size-asian="8pt" style:language-asian="zxx" style:country-asian="none" style:font-size-complex="8pt" style:language-complex="zxx" style:country-complex="none"/>
    </style:style>
    <style:style style:name="T72" style:family="text">
      <style:text-properties style:font-name="Gentium2" fo:font-size="8pt" fo:language="zxx" fo:country="none" style:font-size-asian="8pt" style:language-asian="zxx" style:country-asian="none" style:font-size-complex="11pt" style:language-complex="zxx" style:country-complex="none"/>
    </style:style>
    <style:style style:name="T73" style:family="text">
      <style:text-properties style:font-name="Gentium2" fo:font-size="8pt" fo:language="zxx" fo:country="none" officeooo:rsid="00df9174" style:font-size-asian="8pt" style:language-asian="zxx" style:country-asian="none" style:font-size-complex="11pt" style:language-complex="zxx" style:country-complex="none"/>
    </style:style>
    <style:style style:name="T74" style:family="text">
      <style:text-properties style:font-name="Gentium2" fo:font-size="8pt" fo:language="zxx" fo:country="none" style:font-size-asian="8pt" style:language-asian="zxx" style:country-asian="none" style:language-complex="zxx" style:country-complex="none"/>
    </style:style>
    <style:style style:name="T75" style:family="text">
      <style:text-properties style:font-name="Gentium2" fo:font-size="8pt" fo:language="zxx" fo:country="none" style:font-size-asian="8pt" style:language-asian="zxx" style:country-asian="none" style:font-size-complex="10pt" style:language-complex="zxx" style:country-complex="none"/>
    </style:style>
    <style:style style:name="T76" style:family="text">
      <style:text-properties style:font-name="Gentium2" fo:font-size="8pt" fo:language="zxx" fo:country="none" style:text-underline-style="solid" style:text-underline-width="auto" style:text-underline-color="font-color" style:font-size-asian="8pt" style:language-asian="zxx" style:country-asian="none" style:font-size-complex="8pt" style:language-complex="zxx" style:country-complex="none"/>
    </style:style>
    <style:style style:name="T77" style:family="text">
      <style:text-properties style:font-name="Gentium2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78" style:family="text">
      <style:text-properties style:font-name="Gentium2" fo:font-size="11pt" fo:language="zxx" fo:country="none" fo:font-weight="bold" officeooo:rsid="0082ebe6" style:font-size-asian="11pt" style:language-asian="zxx" style:country-asian="none" style:font-weight-asian="bold" style:font-size-complex="11pt" style:language-complex="zxx" style:country-complex="none"/>
    </style:style>
    <style:style style:name="T79" style:family="text">
      <style:text-properties fo:color="#000000" loext:opacity="100%" style:font-name="Gentium2" fo:font-size="9pt" fo:language="zxx" fo:country="none" style:font-size-asian="9pt" style:language-asian="zxx" style:country-asian="none" style:font-name-complex="Carlito1" style:font-size-complex="9pt" style:language-complex="zxx" style:country-complex="none"/>
    </style:style>
    <style:style style:name="T80" style:family="text">
      <style:text-properties fo:color="#000000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81" style:family="text">
      <style:text-properties fo:color="#000000" loext:opacity="10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82" style:family="text">
      <style:text-properties fo:color="#000000" loext:opacity="100%" style:font-name="Gentium2" fo:font-size="7pt" fo:language="zxx" fo:country="non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83" style:family="text">
      <style:text-properties fo:color="#000000" loext:opacity="100%" style:font-name="Gentium2" fo:font-size="7pt" fo:language="zxx" fo:country="none" officeooo:rsid="00757fc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84" style:family="text">
      <style:text-properties fo:color="#000000" loext:opacity="100%" style:font-name="Gentium2" fo:font-size="7pt" fo:language="zxx" fo:country="none" officeooo:rsid="0078eaea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85" style:family="text">
      <style:text-properties fo:color="#000000" loext:opacity="100%" style:font-name="Gentium2" fo:font-size="7pt" fo:language="zxx" fo:country="none" officeooo:rsid="007685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86" style:family="text">
      <style:text-properties fo:color="#000000" loext:opacity="100%" style:font-name="Gentium2" fo:font-size="7pt" fo:language="zxx" fo:country="none" officeooo:rsid="00a184d1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87" style:family="text">
      <style:text-properties fo:color="#000000" loext:opacity="100%" style:font-name="Gentium2" fo:font-size="7pt" style:font-size-asian="7pt" style:font-size-complex="7pt"/>
    </style:style>
    <style:style style:name="T88" style:family="text">
      <style:text-properties fo:color="#000000" loext:opacity="100%" style:font-name="Gentium1" fo:font-size="8pt" style:font-name-asian="Calibri2" style:font-size-asian="8pt" style:font-size-complex="8pt"/>
    </style:style>
    <style:style style:name="T89" style:family="text">
      <style:text-properties fo:color="#000000" loext:opacity="100%" style:font-name="Gentium1" style:font-name-asian="Calibri2"/>
    </style:style>
    <style:style style:name="T90" style:family="text">
      <style:text-properties fo:color="#000000" loext:opacity="100%" style:font-name="Gentium1" fo:font-size="7pt" style:font-size-asian="7pt" style:font-size-complex="7pt"/>
    </style:style>
    <style:style style:name="T91" style:family="text">
      <style:text-properties fo:color="#000000" loext:opacity="100%" fo:language="zxx" fo:country="none" style:font-name-asian="Carlito1" style:language-asian="zxx" style:country-asian="none" style:font-name-complex="Carlito1" style:language-complex="zxx" style:country-complex="none"/>
    </style:style>
    <style:style style:name="T92" style:family="text">
      <style:text-properties fo:color="#000000" loext:opacity="100%" fo:language="zxx" fo:country="none" officeooo:rsid="0085eb2c" style:font-name-asian="Carlito1" style:language-asian="zxx" style:country-asian="none" style:font-name-complex="Carlito1" style:language-complex="zxx" style:country-complex="none"/>
    </style:style>
    <style:style style:name="T93" style:family="text">
      <style:text-properties fo:color="#3465a4" loext:opacity="100%" style:font-name="Gentium2" fo:font-size="9pt" fo:language="zxx" fo:country="none" style:font-size-asian="9pt" style:language-asian="zxx" style:country-asian="none" style:font-size-complex="9pt" style:language-complex="zxx" style:country-complex="none"/>
    </style:style>
    <style:style style:name="T94" style:family="text">
      <style:text-properties fo:color="#3465a4" loext:opacity="100%" style:font-name="Gentium2" fo:font-size="9pt" fo:language="zxx" fo:country="none" style:text-underline-style="solid" style:text-underline-width="auto" style:text-underline-color="font-color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5" style:family="text">
      <style:text-properties fo:color="#3465a4" loext:opacity="100%" style:font-name="Gentium2" fo:font-size="9pt" fo:language="zxx" fo:country="none" style:text-underline-style="solid" style:text-underline-width="auto" style:text-underline-color="font-color" style:letter-kerning="false" style:font-name-asian="Calibri2" style:font-size-asian="9pt" style:language-asian="zxx" style:country-asian="none" style:font-name-complex="Tahoma" style:font-size-complex="11pt" style:language-complex="zxx" style:country-complex="none"/>
    </style:style>
    <style:style style:name="T96" style:family="text">
      <style:text-properties fo:color="#3465a4" loext:opacity="100%" style:font-name="Gentium2" fo:font-size="9pt" fo:language="zxx" fo:country="none" style:text-underline-style="solid" style:text-underline-width="auto" style:text-underline-color="font-color" fo:font-weight="normal" officeooo:rsid="002c1908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97" style:family="text">
      <style:text-properties fo:color="#3465a4" loext:opacity="100%"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8" style:family="text">
      <style:text-properties fo:color="#3465a4" loext:opacity="100%" style:font-name="Gentium2" fo:font-size="9pt" fo:language="zxx" fo:country="none" officeooo:rsid="000ac1d9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9" style:family="text">
      <style:text-properties fo:color="#3465a4" loext:opacity="100%" style:font-name="Gentium2" fo:font-size="9pt" fo:language="zxx" fo:country="none" officeooo:rsid="00137d0d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100" style:family="text">
      <style:text-properties fo:color="#3465a4" loext:opacity="100%" style:font-name="Gentium2" fo:font-size="9pt" fo:language="zxx" fo:country="none" officeooo:rsid="00173f20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101" style:family="text">
      <style:text-properties fo:color="#3465a4" loext:opacity="100%" style:font-name="Gentium2" fo:font-size="9pt" fo:language="zxx" fo:country="none" officeooo:rsid="00240384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102" style:family="text">
      <style:text-properties fo:color="#3465a4" loext:opacity="100%" style:font-name="Gentium2" fo:font-size="9pt" fo:language="zxx" fo:country="none" officeooo:rsid="0024f4e6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103" style:family="text">
      <style:text-properties fo:color="#3465a4" loext:opacity="100%" style:font-name="Gentium2" fo:font-size="9pt" fo:language="zxx" fo:country="none" officeooo:rsid="0041b4d5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104" style:family="text">
      <style:text-properties fo:color="#3465a4" loext:opacity="10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5" style:family="text">
      <style:text-properties fo:color="#3465a4" loext:opacity="100%" style:font-name="Gentium2" fo:font-size="9pt" fo:language="zxx" fo:country="none" fo:font-weight="normal" officeooo:rsid="002ac476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6" style:family="text">
      <style:text-properties fo:color="#3465a4" loext:opacity="100%" style:font-name="Gentium2" fo:font-size="9pt" fo:language="zxx" fo:country="none" fo:font-weight="normal" officeooo:rsid="002c1908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7" style:family="text">
      <style:text-properties fo:color="#3465a4" loext:opacity="100%" style:font-name="Gentium2" fo:font-size="9pt" fo:language="zxx" fo:country="none" fo:font-weight="normal" officeooo:rsid="002d8f4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8" style:family="text">
      <style:text-properties fo:color="#3465a4" loext:opacity="100%" style:font-name="Gentium2" fo:font-size="9pt" fo:language="zxx" fo:country="none" fo:font-weight="normal" officeooo:rsid="0034218a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9" style:family="text">
      <style:text-properties fo:color="#3465a4" loext:opacity="100%" style:font-name="Gentium2" fo:font-size="9pt" fo:language="zxx" fo:country="none" fo:font-weight="normal" officeooo:rsid="003c1075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10" style:family="text">
      <style:text-properties fo:color="#3465a4" loext:opacity="100%" style:font-name="Gentium2" fo:font-size="9pt" fo:language="zxx" fo:country="none" fo:font-weight="normal" officeooo:rsid="004c5dfd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11" style:family="text">
      <style:text-properties fo:color="#3465a4" loext:opacity="100%" style:font-name="Gentium2" fo:font-size="9pt" fo:language="zxx" fo:country="none" fo:font-weight="normal" officeooo:rsid="004eb3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12" style:family="text">
      <style:text-properties fo:color="#3465a4" loext:opacity="100%" style:font-name="Gentium2" fo:font-size="9pt" fo:language="zxx" fo:country="none" fo:font-weight="normal" officeooo:rsid="004efb0c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13" style:family="text">
      <style:text-properties fo:color="#3465a4" loext:opacity="100%" style:font-name="Gentium2" fo:font-size="9pt" fo:language="zxx" fo:country="none" fo:font-weight="normal" officeooo:rsid="008b8607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14" style:family="text">
      <style:text-properties fo:color="#3465a4" loext:opacity="10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7pt" style:language-complex="zxx" style:country-complex="none" style:font-weight-complex="normal"/>
    </style:style>
    <style:style style:name="T115" style:family="text">
      <style:text-properties fo:color="#3465a4" loext:opacity="10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16" style:family="text">
      <style:text-properties fo:color="#3465a4" loext:opacity="100%" style:font-name="Gentium2" fo:font-size="9pt" fo:language="zxx" fo:country="none" fo:font-weight="bold" officeooo:rsid="002c1908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17" style:family="text">
      <style:text-properties fo:color="#3465a4" loext:opacity="100%" style:font-name="Gentium2" fo:font-size="9pt" fo:language="zxx" fo:country="none" fo:font-weight="bold" officeooo:rsid="002d8f42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18" style:family="text">
      <style:text-properties fo:color="#3465a4" loext:opacity="100%" style:font-name="Gentium2" fo:font-size="9pt" fo:language="zxx" fo:country="none" fo:font-weight="bold" officeooo:rsid="002ac476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19" style:family="text">
      <style:text-properties fo:color="#3465a4" loext:opacity="100%" style:font-name="Gentium2" fo:font-size="9pt" fo:language="zxx" fo:country="none" fo:font-weight="bold" officeooo:rsid="008b8607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20" style:family="text">
      <style:text-properties fo:color="#3465a4" loext:opacity="100%" style:font-name="Gentium2" fo:font-size="9pt" fo:language="zxx" fo:country="none" fo:font-style="italic" fo:font-weight="bold" style:letter-kerning="false" style:font-name-asian="Calibri2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21" style:family="text">
      <style:text-properties fo:color="#3465a4" loext:opacity="100%" style:font-name="Gentium2" fo:font-size="9pt" fo:language="zxx" fo:country="none" fo:font-style="normal" fo:font-weight="bold" style:letter-kerning="false" style:font-name-asian="Calibri2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/>
    </style:style>
    <style:style style:name="T122" style:family="text">
      <style:text-properties fo:color="#3465a4" loext:opacity="100%" style:font-name="Gentium2" fo:font-size="9pt" fo:language="zxx" fo:country="none" fo:font-style="normal" fo:font-weight="normal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123" style:family="text">
      <style:text-properties fo:color="#3465a4" loext:opacity="100%"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color="#3465a4" loext:opacity="100%" style:font-name="Gentium2" fo:font-size="10pt" fo:language="zxx" fo:country="none" officeooo:rsid="00521e27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color="#3465a4" loext:opacity="100%" style:font-name="Gentium2" fo:font-size="10pt" fo:language="zxx" fo:country="none" officeooo:rsid="00d616f7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3465a4" loext:opacity="100%" style:font-name="Gentium2" fo:font-size="10pt" fo:language="zxx" fo:country="none" officeooo:rsid="00d6cdf8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3465a4" loext:opacity="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color="#3465a4" loext:opacity="100%" style:font-name="Gentium2" fo:font-size="10pt" fo:language="zxx" fo:country="none" officeooo:rsid="00df9174" style:font-size-asian="10pt" style:language-asian="zxx" style:country-asian="none" style:font-size-complex="10pt" style:language-complex="zxx" style:country-complex="none"/>
    </style:style>
    <style:style style:name="T129" style:family="text">
      <style:text-properties fo:color="#3465a4" loext:opacity="100%" style:font-name="Gentium2" fo:font-size="10pt" fo:language="zxx" fo:country="none" style:font-size-asian="10pt" style:language-asian="zxx" style:country-asian="none" style:font-size-complex="9pt" style:language-complex="zxx" style:country-complex="none"/>
    </style:style>
    <style:style style:name="T130" style:family="text">
      <style:text-properties fo:color="#3465a4" loext:opacity="100%" style:font-name="Gentium2" fo:font-size="10pt" fo:language="zxx" fo:country="none" style:font-size-asian="10pt" style:language-asian="zxx" style:country-asian="none" style:language-complex="zxx" style:country-complex="none"/>
    </style:style>
    <style:style style:name="T131" style:family="text">
      <style:text-properties fo:color="#3465a4" loext:opacity="100%" style:font-name="Gentium2" fo:font-size="10pt" fo:language="zxx" fo:country="none" officeooo:rsid="00df9174" style:font-size-asian="10pt" style:language-asian="zxx" style:country-asian="none" style:language-complex="zxx" style:country-complex="none"/>
    </style:style>
    <style:style style:name="T132" style:family="text">
      <style:text-properties fo:color="#3465a4" loext:opacity="100%" style:font-name="Gentium2" fo:font-size="10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33" style:family="text">
      <style:text-properties fo:color="#3465a4" loext:opacity="100%" style:font-name="Gentium2" fo:font-size="10pt" fo:language="zxx" fo:country="none" style:text-underline-style="solid" style:text-underline-width="auto" style:text-underline-color="font-color" officeooo:rsid="00d6cdf8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34" style:family="text">
      <style:text-properties fo:color="#3465a4" loext:opacity="100%" style:font-name="Gentium2" fo:font-size="10pt" fo:language="zxx" fo:country="none" style:text-underline-style="solid" style:text-underline-width="auto" style:text-underline-color="font-color" officeooo:rsid="00d7f456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fo:color="#3465a4" loext:opacity="100%" style:font-name="Gentium2" fo:font-size="10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36" style:family="text">
      <style:text-properties fo:color="#3465a4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37" style:family="text">
      <style:text-properties fo:color="#3465a4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8" style:family="text">
      <style:text-properties fo:color="#3465a4" loext:opacity="100%" style:font-name="Gentium2" fo:font-size="10pt" fo:language="zxx" fo:country="none" style:text-underline-style="none" officeooo:rsid="00d6cdf8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39" style:family="text">
      <style:text-properties fo:color="#3465a4" loext:opacity="100%" style:font-name="Gentium2" fo:font-size="8pt" fo:language="zxx" fo:country="none" style:letter-kerning="false" style:font-name-asian="Calibri2" style:font-size-asian="8pt" style:language-asian="zxx" style:country-asian="none" style:font-size-complex="8pt" style:language-complex="zxx" style:country-complex="none"/>
    </style:style>
    <style:style style:name="T140" style:family="text">
      <style:text-properties fo:color="#3465a4" loext:opacity="100%" style:font-name="Gentium2" fo:font-size="8pt" fo:language="zxx" fo:country="none" style:font-size-asian="8pt" style:language-asian="zxx" style:country-asian="none" style:font-size-complex="8pt" style:language-complex="zxx" style:country-complex="none"/>
    </style:style>
    <style:style style:name="T141" style:family="text">
      <style:text-properties fo:color="#3465a4" loext:opacity="100%" style:font-name="Gentium2" fo:font-size="8pt" fo:language="zxx" fo:country="none" style:font-size-asian="8pt" style:language-asian="zxx" style:country-asian="none" style:font-size-complex="10pt" style:language-complex="zxx" style:country-complex="none"/>
    </style:style>
    <style:style style:name="T142" style:family="text">
      <style:text-properties fo:color="#3465a4" loext:opacity="100%" style:font-name="Gentium2" fo:font-size="8pt" fo:language="zxx" fo:country="none" fo:font-weight="bold" style:font-size-asian="8pt" style:language-asian="zxx" style:country-asian="none" style:font-weight-asian="bold" style:font-size-complex="10pt" style:language-complex="zxx" style:country-complex="none" style:font-weight-complex="bold"/>
    </style:style>
    <style:style style:name="T143" style:family="text">
      <style:text-properties fo:color="#3465a4" loext:opacity="100%" style:font-name="Gentium2" fo:font-size="8pt" fo:language="zxx" fo:country="none" fo:font-weight="normal" style:font-size-asian="8pt" style:language-asian="zxx" style:country-asian="none" style:font-weight-asian="normal" style:font-size-complex="10pt" style:language-complex="zxx" style:country-complex="none" style:font-weight-complex="normal"/>
    </style:style>
    <style:style style:name="T144" style:family="text">
      <style:text-properties fo:color="#3465a4" loext:opacity="10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45" style:family="text"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46" style:family="text">
      <style:text-properties style:use-window-font-color="true" loext:opacity="0%" style:font-name="Gentium2" fo:font-size="10pt" fo:language="zxx" fo:country="none" officeooo:rsid="007326fa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47" style:family="text">
      <style:text-properties style:use-window-font-color="true" loext:opacity="0%" style:font-name="Gentium2" fo:font-size="10pt" fo:language="zxx" fo:country="none" officeooo:rsid="0085c9b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48" style:family="text">
      <style:text-properties style:use-window-font-color="true" loext:opacity="0%" style:font-name="Gentium2" fo:font-size="10pt" fo:language="zxx" fo:country="none" officeooo:rsid="00d616f7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49" style:family="text"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50" style:family="text"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name-complex="Tahoma" style:font-size-complex="11pt" style:language-complex="zxx" style:country-complex="none"/>
    </style:style>
    <style:style style:name="T151" style:family="text">
      <style:text-properties style:use-window-font-color="true" loext:opacity="0%" style:font-name="Gentium2" fo:font-size="10pt" fo:language="zxx" fo:country="none" style:letter-kerning="false" style:font-name-asian="Carlito" style:font-size-asian="10pt" style:language-asian="zxx" style:country-asian="none" style:font-name-complex="Carlito" style:font-size-complex="10pt" style:language-complex="zxx" style:country-complex="none"/>
    </style:style>
    <style:style style:name="T152" style:family="text">
      <style:text-properties style:use-window-font-color="true" loext:opacity="0%" style:font-name="Gentium2" fo:font-size="10pt" fo:language="zxx" fo:country="none" officeooo:rsid="0085c9be" style:letter-kerning="false" style:font-name-asian="Carlito" style:font-size-asian="10pt" style:language-asian="zxx" style:country-asian="none" style:font-name-complex="Carlito" style:font-size-complex="10pt" style:language-complex="zxx" style:country-complex="none"/>
    </style:style>
    <style:style style:name="T153" style:family="text">
      <style:text-properties style:use-window-font-color="true" loext:opacity="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/>
    </style:style>
    <style:style style:name="T154" style:family="text">
      <style:text-properties style:use-window-font-color="true" loext:opacity="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55" style:family="text">
      <style:text-properties style:use-window-font-color="true" loext:opacity="0%" style:font-name="Gentium2" fo:font-size="10pt" fo:language="zxx" fo:country="none" fo:font-weight="bold" style:letter-kerning="false" style:font-name-asian="Calibri2" style:font-size-asian="10pt" style:language-asian="zxx" style:country-asian="none" style:font-weight-asian="bold" style:font-size-complex="11pt" style:language-complex="zxx" style:country-complex="none" style:font-weight-complex="bold"/>
    </style:style>
    <style:style style:name="T156" style:family="text">
      <style:text-properties style:use-window-font-color="true" loext:opacity="0%" style:font-name="Gentium2" fo:font-size="10pt" fo:language="zxx" fo:country="none" fo:font-weight="bold" style:letter-kerning="false" style:font-name-asian="Calibri2" style:font-size-asian="10pt" style:language-asian="zxx" style:country-asian="none" style:font-weight-asian="bold" style:font-name-complex="Tahoma" style:font-size-complex="11pt" style:language-complex="zxx" style:country-complex="none"/>
    </style:style>
    <style:style style:name="T157" style:family="text">
      <style:text-properties style:use-window-font-color="true" loext:opacity="0%" style:font-name="Gentium2" fo:font-size="10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158" style:family="text">
      <style:text-properties style:use-window-font-color="true" loext:opacity="0%" style:font-name="Gentium2" fo:font-size="10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59" style:family="text">
      <style:text-properties style:use-window-font-color="true" loext:opacity="0%" style:font-name="Gentium2" fo:font-size="10pt" fo:language="zxx" fo:country="none" fo:font-weight="bold" officeooo:rsid="00354079" style:letter-kerning="false" style:font-name-asian="Calibri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60" style:family="text">
      <style:text-properties style:use-window-font-color="true" loext:opacity="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61" style:family="text">
      <style:text-properties style:use-window-font-color="true" loext:opacity="0%" style:font-name="Gentium2" fo:font-size="10pt" fo:language="zxx" fo:country="none" fo:font-weight="normal" officeooo:rsid="00150197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62" style:family="text">
      <style:text-properties style:use-window-font-color="true" loext:opacity="0%" style:font-name="Gentium2" fo:font-size="10pt" fo:language="zxx" fo:country="none" fo:font-weight="normal" officeooo:rsid="00873472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63" style:family="text">
      <style:text-properties style:use-window-font-color="true" loext:opacity="0%" style:font-name="Gentium2" fo:font-size="10pt" fo:language="zxx" fo:country="none" fo:font-weight="normal" officeooo:rsid="002ac476" style:letter-kerning="false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4" style:family="text">
      <style:text-properties style:use-window-font-color="true" loext:opacity="0%" style:font-name="Gentium2" fo:font-size="10pt" fo:language="zxx" fo:country="none" fo:font-weight="normal" officeooo:rsid="002c1908" style:letter-kerning="false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5" style:family="text">
      <style:text-properties style:use-window-font-color="true" loext:opacity="0%" style:font-name="Gentium2" fo:font-size="10pt" fo:language="zxx" fo:country="none" fo:font-weight="normal" officeooo:rsid="002d8f42" style:letter-kerning="false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6" style:family="text">
      <style:text-properties style:use-window-font-color="true" loext:opacity="0%" style:font-name="Gentium2" fo:font-size="10pt" fo:language="zxx" fo:country="none" fo:font-weight="normal" officeooo:rsid="00717905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67" style:family="text">
      <style:text-properties style:use-window-font-color="true" loext:opacity="0%" style:font-name="Gentium2" fo:font-size="10pt" fo:language="zxx" fo:country="none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68" style:family="text">
      <style:text-properties style:use-window-font-color="true" loext:opacity="0%" style:font-name="Gentium2" fo:font-size="10pt" fo:language="zxx" fo:country="none" fo:font-weight="normal" officeooo:rsid="0078eae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69" style:family="text">
      <style:text-properties style:use-window-font-color="true" loext:opacity="0%" style:font-name="Gentium2" fo:font-size="10pt" fo:language="zxx" fo:country="none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70" style:family="text">
      <style:text-properties style:use-window-font-color="true" loext:opacity="0%" style:font-name="Gentium2" fo:font-size="10pt" fo:language="zxx" fo:country="none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71" style:family="text">
      <style:text-properties style:use-window-font-color="true" loext:opacity="0%" style:font-name="Gentium2" fo:font-size="10pt" fo:language="zxx" fo:country="none" fo:font-weight="normal" officeooo:rsid="00717905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72" style:family="text">
      <style:text-properties style:use-window-font-color="true" loext:opacity="0%" style:font-name="Gentium2" fo:font-size="10pt" fo:language="zxx" fo:country="none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73" style:family="text">
      <style:text-properties style:use-window-font-color="true" loext:opacity="0%" style:font-name="Gentium2" fo:font-size="10pt" fo:language="zxx" fo:country="none" fo:font-weight="normal" style:letter-kerning="false" fo:background-color="#ec9ba4" loext:char-shading-value="0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74" style:family="text">
      <style:text-properties style:use-window-font-color="true" loext:opacity="0%" style:font-name="Gentium2" fo:font-size="10pt" fo:language="zxx" fo:country="none" fo:font-weight="normal" officeooo:rsid="002975d0" style:letter-kerning="false" fo:background-color="#ec9ba4" loext:char-shading-value="0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75" style:family="text">
      <style:text-properties style:use-window-font-color="true" loext:opacity="0%" style:font-name="Gentium2" fo:font-size="10pt" fo:language="zxx" fo:country="none" fo:font-weight="normal" style:letter-kerning="false" fo:background-color="transparent" loext:char-shading-value="0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76" style:family="text">
      <style:text-properties style:use-window-font-color="true" loext:opacity="0%" style:font-name="Gentium2" fo:font-size="10pt" fo:language="zxx" fo:country="none" fo:font-weight="normal" officeooo:rsid="002975d0" style:letter-kerning="false" fo:background-color="transparent" loext:char-shading-value="0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77" style:family="text">
      <style:text-properties style:use-window-font-color="true" loext:opacity="0%"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78" style:family="text">
      <style:text-properties style:use-window-font-color="true" loext:opacity="0%" style:font-name="Gentium2" fo:font-size="10pt" fo:language="zxx" fo:country="none" style:text-underline-style="solid" style:text-underline-width="auto" style:text-underline-color="font-color" officeooo:rsid="007326fa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79" style:family="text">
      <style:text-properties style:use-window-font-color="true" loext:opacity="0%" style:font-name="Gentium2" fo:font-size="10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style:use-window-font-color="true" loext:opacity="0%" style:font-name="Gentium2" fo:font-size="10pt" fo:language="zxx" fo:country="none" style:text-underline-style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81" style:family="text">
      <style:text-properties style:use-window-font-color="true" loext:opacity="0%" style:font-name="Gentium2" fo:font-size="10pt" fo:language="zxx" fo:country="none" style:text-underline-style="none" officeooo:rsid="00d6cdf8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82" style:family="text">
      <style:text-properties style:use-window-font-color="true" loext:opacity="0%" style:font-name="Gentium2" fo:font-size="10pt" fo:language="zxx" fo:country="none" style:text-underline-style="none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83" style:family="text">
      <style:text-properties style:use-window-font-color="true" loext:opacity="0%" style:font-name="Gentium2" fo:font-size="10pt" fo:language="zxx" fo:country="none" style:text-underline-style="none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84" style:family="text">
      <style:text-properties style:use-window-font-color="true" loext:opacity="0%" style:font-name="Gentium2" fo:font-size="10pt" fo:language="zxx" fo:country="none" style:text-underline-style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85" style:family="text">
      <style:text-properties style:use-window-font-color="true" loext:opacity="0%" style:font-name="Gentium2" fo:font-size="8pt" fo:language="zxx" fo:country="none" style:letter-kerning="false" style:font-name-asian="Calibri2" style:font-size-asian="8pt" style:language-asian="zxx" style:country-asian="none" style:font-size-complex="8pt" style:language-complex="zxx" style:country-complex="none"/>
    </style:style>
    <style:style style:name="T186" style:family="text">
      <style:text-properties style:use-window-font-color="true" loext:opacity="0%" style:font-name="Gentium2" fo:font-size="8pt" fo:language="zxx" fo:country="none" style:letter-kerning="false" style:font-name-asian="Calibri2" style:font-size-asian="8pt" style:language-asian="zxx" style:country-asian="none" style:font-size-complex="10pt" style:language-complex="zxx" style:country-complex="none"/>
    </style:style>
    <style:style style:name="T187" style:family="text">
      <style:text-properties style:use-window-font-color="true" loext:opacity="0%" style:font-name="Gentium2" fo:font-size="8pt" fo:language="zxx" fo:country="none" style:letter-kerning="false" style:font-name-asian="Calibri2" style:font-size-asian="8pt" style:language-asian="zxx" style:country-asian="none" style:font-size-complex="11pt" style:language-complex="zxx" style:country-complex="none"/>
    </style:style>
    <style:style style:name="T188" style:family="text">
      <style:text-properties style:use-window-font-color="true" loext:opacity="0%" style:font-name="Gentium2" fo:font-size="8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style:use-window-font-color="true" loext:opacity="0%" style:font-name="Gentium2" fo:font-size="8pt" fo:language="zxx" fo:country="none" officeooo:rsid="00521e27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style:use-window-font-color="true" loext:opacity="0%" style:font-name="Gentium2" fo:font-size="8pt" fo:language="zxx" fo:country="none" fo:font-weight="normal" style:letter-kerning="false" style:font-name-asian="Calibri2" style:font-size-asian="8pt" style:language-asian="zxx" style:country-asian="none" style:font-weight-asian="normal" style:font-size-complex="11pt" style:language-complex="zxx" style:country-complex="none" style:font-weight-complex="normal"/>
    </style:style>
    <style:style style:name="T191" style:family="text">
      <style:text-properties style:use-window-font-color="true" loext:opacity="0%" style:font-name="Gentium2" fo:font-size="8pt" fo:language="zxx" fo:country="none" fo:font-weight="normal" style:letter-kerning="false" style:font-name-asian="Carlito" style:font-size-asian="8pt" style:language-asian="zxx" style:country-asian="none" style:font-weight-asian="normal" style:font-name-complex="Carlito" style:font-size-complex="11pt" style:language-complex="zxx" style:country-complex="none" style:font-weight-complex="normal"/>
    </style:style>
    <style:style style:name="T192" style:family="text">
      <style:text-properties style:use-window-font-color="true" loext:opacity="0%" style:font-name="Gentium2" fo:font-size="8pt" fo:language="zxx" fo:country="none" style:text-underline-style="solid" style:text-underline-width="auto" style:text-underline-color="font-color" style:letter-kerning="false" style:font-name-asian="Calibri2" style:font-size-asian="8pt" style:language-asian="zxx" style:country-asian="none" style:font-size-complex="8pt" style:language-complex="zxx" style:country-complex="none"/>
    </style:style>
    <style:style style:name="T193" style:family="text">
      <style:text-properties style:use-window-font-color="true" loext:opacity="0%" style:font-name="Gentium2" fo:font-size="8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style:use-window-font-color="true" loext:opacity="0%" style:font-name="Gentium2" fo:font-size="8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95" style:family="text">
      <style:text-properties style:use-window-font-color="true" loext:opacity="0%" style:font-name="Gentium2" fo:font-size="8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196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10pt" style:language-complex="zxx" style:country-complex="none"/>
    </style:style>
    <style:style style:name="T197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11pt" style:language-complex="zxx" style:country-complex="none"/>
    </style:style>
    <style:style style:name="T198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7pt" style:language-complex="zxx" style:country-complex="none"/>
    </style:style>
    <style:style style:name="T199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name-complex="Tahoma" style:font-size-complex="11pt" style:language-complex="zxx" style:country-complex="none"/>
    </style:style>
    <style:style style:name="T200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9pt" style:language-complex="zxx" style:country-complex="none"/>
    </style:style>
    <style:style style:name="T201" style:family="text">
      <style:text-properties style:use-window-font-color="true" loext:opacity="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202" style:family="text">
      <style:text-properties style:use-window-font-color="true" loext:opacity="0%" style:font-name="Gentium2" fo:font-size="7pt" fo:language="zxx" fo:country="none" fo:font-weight="normal" officeooo:rsid="000f1329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203" style:family="text">
      <style:text-properties style:use-window-font-color="true" loext:opacity="0%" style:font-name="Gentium2" fo:font-size="7pt" fo:language="zxx" fo:country="none" fo:font-weight="normal" officeooo:rsid="00132ca7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204" style:family="text">
      <style:text-properties style:use-window-font-color="true" loext:opacity="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11pt" style:language-complex="zxx" style:country-complex="none" style:font-weight-complex="normal"/>
    </style:style>
    <style:style style:name="T205" style:family="text">
      <style:text-properties style:use-window-font-color="true" loext:opacity="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206" style:family="text">
      <style:text-properties style:use-window-font-color="true" loext:opacity="0%" style:font-name="Gentium2" fo:font-size="7pt" fo:language="zxx" fo:country="none" fo:font-weight="normal" officeooo:rsid="002d8f42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207" style:family="text">
      <style:text-properties style:use-window-font-color="true" loext:opacity="0%" style:font-name="Gentium2" fo:font-size="7pt" fo:language="zxx" fo:country="none" fo:font-weight="normal" officeooo:rsid="004eb362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208" style:family="text">
      <style:text-properties style:use-window-font-color="true" loext:opacity="0%" style:font-name="Gentium2" fo:font-size="7pt" fo:language="zxx" fo:country="none" fo:font-weight="normal" officeooo:rsid="00717905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209" style:family="text">
      <style:text-properties style:use-window-font-color="true" loext:opacity="0%" style:font-name="Gentium2" fo:font-size="7pt" fo:language="zxx" fo:country="none" fo:font-weight="normal" officeooo:rsid="0074a948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210" style:family="text">
      <style:text-properties style:use-window-font-color="true" loext:opacity="0%" style:font-name="Gentium2" fo:font-size="7pt" fo:language="zxx" fo:country="none" fo:font-weight="normal" officeooo:rsid="008c316f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211" style:family="text">
      <style:text-properties style:use-window-font-color="true" loext:opacity="0%" style:font-name="Gentium2" fo:font-size="7pt" fo:language="zxx" fo:country="none" fo:font-weight="normal" officeooo:rsid="0063e8bc" style:letter-kerning="false" fo:background-color="transparent" loext:char-shading-value="0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212" style:family="text">
      <style:text-properties style:use-window-font-color="true" loext:opacity="0%" style:font-name="Gentium2" fo:font-size="7pt" fo:language="zxx" fo:country="none" style:text-underline-style="solid" style:text-underline-width="auto" style:text-underline-color="font-color" fo:font-weight="normal" officeooo:rsid="000f1329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213" style:family="text">
      <style:text-properties style:use-window-font-color="true" loext:opacity="0%" style:font-name="Gentium2" fo:font-size="7pt" fo:language="zxx" fo:country="none" fo:font-weight="bold" officeooo:rsid="000f1329" style:letter-kerning="false" style:font-name-asian="Calibri2" style:font-size-asian="7pt" style:language-asian="zxx" style:country-asian="none" style:font-weight-asian="bold" style:font-size-complex="9pt" style:language-complex="zxx" style:country-complex="none" style:font-weight-complex="bold"/>
    </style:style>
    <style:style style:name="T214" style:family="text">
      <style:text-properties style:use-window-font-color="true" loext:opacity="0%" style:font-name="Gentium2" fo:font-size="7pt" fo:language="zxx" fo:country="none" fo:font-weight="bold" officeooo:rsid="008c316f" style:letter-kerning="false" style:font-name-asian="Calibri2" style:font-size-asian="7pt" style:language-asian="zxx" style:country-asian="none" style:font-weight-asian="bold" style:font-name-complex="Tahoma" style:font-size-complex="7pt" style:language-complex="zxx" style:country-complex="none" style:font-weight-complex="bold"/>
    </style:style>
    <style:style style:name="T215" style:family="text">
      <style:text-properties style:use-window-font-color="true" loext:opacity="0%" style:font-name="Gentium2" fo:font-size="7pt" fo:language="zxx" fo:country="none" fo:font-weight="bold" officeooo:rsid="00717905" style:letter-kerning="false" style:font-name-asian="Calibri2" style:font-size-asian="7pt" style:language-asian="zxx" style:country-asian="none" style:font-weight-asian="bold" style:font-name-complex="Tahoma" style:font-size-complex="7pt" style:language-complex="zxx" style:country-complex="none" style:font-weight-complex="bold"/>
    </style:style>
    <style:style style:name="T216" style:family="text">
      <style:text-properties style:use-window-font-color="true" loext:opacity="0%" style:font-name="Gentium2" fo:font-size="7pt" fo:language="zxx" fo:country="none" fo:font-weight="bold" style:letter-kerning="false" style:font-name-asian="Calibri2" style:font-size-asian="7pt" style:language-asian="zxx" style:country-asian="none" style:font-weight-asian="bold" style:font-size-complex="11pt" style:language-complex="zxx" style:country-complex="none" style:font-weight-complex="bold"/>
    </style:style>
    <style:style style:name="T217" style:family="text">
      <style:text-properties style:use-window-font-color="true" loext:opacity="0%" style:font-name="Gentium2" fo:font-size="7pt" fo:language="zxx" fo:country="none" fo:font-weight="bold" officeooo:rsid="002d8f42" style:letter-kerning="false" style:font-name-asian="Calibri2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T218" style:family="text">
      <style:text-properties style:use-window-font-color="true" loext:opacity="0%" style:font-name="Gentium2" fo:font-size="7pt" fo:language="zxx" fo:country="none" fo:font-weight="bold" officeooo:rsid="004eb362" style:letter-kerning="false" style:font-name-asian="Calibri2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T219" style:family="text">
      <style:text-properties style:use-window-font-color="true" loext:opacity="0%" style:font-name="Gentium2" fo:font-size="7pt" fo:language="zxx" fo:country="none" fo:font-weight="bold" officeooo:rsid="004efb0c" style:letter-kerning="false" style:font-name-asian="Calibri2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T220" style:family="text">
      <style:text-properties style:use-window-font-color="true" loext:opacity="0%" style:font-name="Gentium2" fo:font-size="7pt" fo:language="zxx" fo:country="none" fo:font-style="normal" fo:font-weight="normal" officeooo:rsid="00202605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221" style:family="text">
      <style:text-properties style:use-window-font-color="true" loext:opacity="0%" style:font-name="Gentium2" fo:font-size="7pt" fo:language="zxx" fo:country="none" officeooo:rsid="007685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22" style:family="text">
      <style:text-properties style:use-window-font-color="true" loext:opacity="0%" style:font-name="Gentium2" fo:font-size="7pt" fo:language="zxx" fo:country="none" officeooo:rsid="00a65e3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23" style:family="text">
      <style:text-properties style:use-window-font-color="true" loext:opacity="0%" style:font-name="Gentium2" fo:font-size="7pt" fo:language="zxx" fo:country="none" officeooo:rsid="00a7e4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24" style:family="text">
      <style:text-properties style:use-window-font-color="true" loext:opacity="0%" style:font-name="Gentium2" fo:font-size="7pt" fo:language="zxx" fo:country="none" officeooo:rsid="00b3154b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25" style:family="text">
      <style:text-properties style:use-window-font-color="true" loext:opacity="0%" style:font-name="Gentium2" fo:font-size="11pt" fo:language="zxx" fo:country="none" style:letter-kerning="false" style:font-name-asian="Calibri2" style:font-size-asian="11pt" style:language-asian="zxx" style:country-asian="none" style:font-size-complex="11pt" style:language-complex="zxx" style:country-complex="none"/>
    </style:style>
    <style:style style:name="T226" style:family="text">
      <style:text-properties style:use-window-font-color="true" loext:opacity="0%" style:font-name="Gentium2" fo:font-size="11pt" fo:language="zxx" fo:country="none" style:letter-kerning="false" style:font-name-asian="Calibri2" style:font-size-asian="11pt" style:language-asian="zxx" style:country-asian="none" style:font-size-complex="9pt" style:language-complex="zxx" style:country-complex="none"/>
    </style:style>
    <style:style style:name="T227" style:family="text">
      <style:text-properties style:use-window-font-color="true" loext:opacity="0%" style:font-name="Gentium2" fo:font-size="11pt" fo:language="zxx" fo:country="none" officeooo:rsid="00521e27" style:letter-kerning="false" style:font-name-asian="Calibri2" style:font-size-asian="11pt" style:language-asian="zxx" style:country-asian="none" style:font-size-complex="9pt" style:language-complex="zxx" style:country-complex="none"/>
    </style:style>
    <style:style style:name="T228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11pt" style:language-complex="zxx" style:country-complex="none"/>
    </style:style>
    <style:style style:name="T229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30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31" style:family="text">
      <style:text-properties style:use-window-font-color="true" loext:opacity="0%" style:font-name="Gentium2" fo:font-size="11pt" fo:language="zxx" fo:country="none" fo:font-weight="bold" officeooo:rsid="002975d0" style:letter-kerning="false" style:font-name-asian="Calibri2" style:font-size-asian="11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32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9pt" style:language-complex="zxx" style:country-complex="none" style:font-weight-complex="bold"/>
    </style:style>
    <style:style style:name="T233" style:family="text">
      <style:text-properties style:use-window-font-color="true" loext:opacity="0%" style:font-name="Gentium2" fo:font-size="11pt" fo:language="zxx" fo:country="none" fo:font-weight="normal" style:letter-kerning="false" style:font-name-asian="Calibri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4" style:family="text">
      <style:text-properties style:use-window-font-color="true" loext:opacity="0%" style:font-name="Gentium2" fo:font-size="11pt" fo:language="zxx" fo:country="none" fo:font-weight="normal" officeooo:rsid="002d8f42" style:letter-kerning="false" style:font-name-asian="Calibri2" style:font-size-asian="11pt" style:language-asian="zxx" style:country-asian="none" style:font-weight-asian="normal" style:font-size-complex="9pt" style:language-complex="zxx" style:country-complex="none" style:font-weight-complex="normal"/>
    </style:style>
    <style:style style:name="T235" style:family="text">
      <style:text-properties style:use-window-font-color="true" loext:opacity="0%" style:font-name="Gentium2" fo:font-size="11pt" fo:language="zxx" fo:country="none" fo:font-weight="normal" officeooo:rsid="00717905" style:letter-kerning="false" style:font-name-asian="Calibri2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236" style:family="text">
      <style:text-properties style:use-window-font-color="true" loext:opacity="0%" style:font-name="Gentium2" fo:font-size="11pt" fo:language="zxx" fo:country="none" fo:font-weight="normal" officeooo:rsid="008c4f1c" style:letter-kerning="false" style:font-name-asian="Calibri2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237" style:family="text">
      <style:text-properties style:use-window-font-color="true" loext:opacity="0%" style:font-name="Gentium2" fo:font-size="11pt" fo:language="zxx" fo:country="none" style:text-underline-style="none" fo:font-weight="bold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38" style:family="text">
      <style:text-properties style:use-window-font-color="true" loext:opacity="0%" style:font-name="Gentium2" fo:font-size="11pt" fo:language="zxx" fo:country="none" style:text-underline-style="none" fo:font-weight="bold" officeooo:rsid="00dc365e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39" style:family="text">
      <style:text-properties style:use-window-font-color="true" loext:opacity="0%"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40" style:family="text">
      <style:text-properties style:use-window-font-color="true" loext:opacity="0%" style:font-name="Gentium2" fo:font-size="9pt" fo:language="zxx" fo:country="none" officeooo:rsid="000ac1d9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41" style:family="text">
      <style:text-properties style:use-window-font-color="true" loext:opacity="0%" style:font-name="Gentium2" fo:font-size="9pt" fo:language="zxx" fo:country="none" officeooo:rsid="000e6298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42" style:family="text">
      <style:text-properties style:use-window-font-color="true" loext:opacity="0%" style:font-name="Gentium2" fo:font-size="9pt" fo:language="zxx" fo:country="none" officeooo:rsid="0010ffca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43" style:family="text">
      <style:text-properties style:use-window-font-color="true" loext:opacity="0%" style:font-name="Gentium2" fo:font-size="9pt" fo:language="zxx" fo:country="none" officeooo:rsid="005cf7c6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44" style:family="text">
      <style:text-properties style:use-window-font-color="true" loext:opacity="0%" style:font-name="Gentium2" fo:font-size="9pt" fo:language="zxx" fo:country="none" officeooo:rsid="005df464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45" style:family="text">
      <style:text-properties style:use-window-font-color="true" loext:opacity="0%" style:font-name="Gentium2" fo:font-size="9pt" fo:language="zxx" fo:country="none" officeooo:rsid="00d41c62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46" style:family="text">
      <style:text-properties style:use-window-font-color="true" loext:opacity="0%" style:font-name="Gentium2" fo:font-size="9pt" fo:language="zxx" fo:country="none" style:letter-kerning="false" style:font-name-asian="Calibri2" style:font-size-asian="9pt" style:language-asian="zxx" style:country-asian="none" style:font-name-complex="Tahoma" style:font-size-complex="11pt" style:language-complex="zxx" style:country-complex="none"/>
    </style:style>
    <style:style style:name="T247" style:family="text">
      <style:text-properties style:use-window-font-color="true" loext:opacity="0%" style:font-name="Gentium2" fo:font-size="9pt" fo:language="zxx" fo:country="none" style:letter-kerning="false" style:font-name-asian="Calibri2" style:font-size-asian="9pt" style:language-asian="zxx" style:country-asian="none" style:font-size-complex="11pt" style:language-complex="zxx" style:country-complex="none"/>
    </style:style>
    <style:style style:name="T248" style:family="text">
      <style:text-properties style:use-window-font-color="true" loext:opacity="0%" style:font-name="Gentium2" fo:font-size="9pt" fo:language="zxx" fo:country="none" style:letter-kerning="false" style:font-name-asian="Wingdings" style:font-size-asian="9pt" style:language-asian="zxx" style:country-asian="none" style:font-name-complex="Wingdings" style:font-size-complex="10pt" style:language-complex="zxx" style:country-complex="none"/>
    </style:style>
    <style:style style:name="T249" style:family="text">
      <style:text-properties style:use-window-font-color="true" loext:opacity="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/>
    </style:style>
    <style:style style:name="T250" style:family="text">
      <style:text-properties style:use-window-font-color="true" loext:opacity="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51" style:family="text">
      <style:text-properties style:use-window-font-color="true" loext:opacity="0%" style:font-name="Gentium2" fo:font-size="9pt" fo:language="zxx" fo:country="none" fo:font-weight="bold" officeooo:rsid="002c1908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52" style:family="text">
      <style:text-properties style:use-window-font-color="true" loext:opacity="0%" style:font-name="Gentium2" fo:font-size="9pt" fo:language="zxx" fo:country="none" fo:font-weight="bold" officeooo:rsid="002d8f42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53" style:family="text">
      <style:text-properties style:use-window-font-color="true" loext:opacity="0%" style:font-name="Gentium2" fo:font-size="9pt" fo:language="zxx" fo:country="none" fo:font-weight="bold" officeooo:rsid="008aa188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54" style:family="text">
      <style:text-properties style:use-window-font-color="true" loext:opacity="0%" style:font-name="Gentium2" fo:font-size="9pt" fo:language="zxx" fo:country="none" fo:font-weight="bold" officeooo:rsid="008b84d4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55" style:family="text">
      <style:text-properties style:use-window-font-color="true" loext:opacity="0%" style:font-name="Gentium2" fo:font-size="9pt" fo:language="zxx" fo:country="none" fo:font-weight="bold" officeooo:rsid="008c4f1c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56" style:family="text">
      <style:text-properties style:use-window-font-color="true" loext:opacity="0%" style:font-name="Gentium2" fo:font-size="9pt" fo:language="zxx" fo:country="none" fo:font-weight="bold" style:letter-kerning="false" fo:background-color="#dee6ef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57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dee6ef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58" style:family="text">
      <style:text-properties style:use-window-font-color="true" loext:opacity="0%" style:font-name="Gentium2" fo:font-size="9pt" fo:language="zxx" fo:country="none" fo:font-weight="bold" officeooo:rsid="002975d0" style:letter-kerning="false" fo:background-color="#dee6ef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59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dee6ef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60" style:family="text">
      <style:text-properties style:use-window-font-color="true" loext:opacity="0%" style:font-name="Gentium2" fo:font-size="9pt" fo:language="zxx" fo:country="none" fo:font-weight="bold" officeooo:rsid="0069df21" style:letter-kerning="false" fo:background-color="#dee6ef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61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ec9ba4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62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ec9ba4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63" style:family="text">
      <style:text-properties style:use-window-font-color="true" loext:opacity="0%" style:font-name="Gentium2" fo:font-size="9pt" fo:language="zxx" fo:country="none" fo:font-weight="bold" style:letter-kerning="false" fo:background-color="#f7d1d5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64" style:family="text">
      <style:text-properties style:use-window-font-color="true" loext:opacity="0%" style:font-name="Gentium2" fo:font-size="9pt" fo:language="zxx" fo:country="none" fo:font-weight="bold" officeooo:rsid="003f6f49" style:letter-kerning="false" fo:background-color="#f7d1d5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65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f7d1d5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66" style:family="text">
      <style:text-properties style:use-window-font-color="true" loext:opacity="0%" style:font-name="Gentium2" fo:font-size="9pt" fo:language="zxx" fo:country="none" fo:font-weight="bold" officeooo:rsid="003f6f49" style:letter-kerning="false" fo:background-color="#f7d1d5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67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f7d1d5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68" style:family="text">
      <style:text-properties style:use-window-font-color="true" loext:opacity="0%" style:font-name="Gentium2" fo:font-size="9pt" fo:language="zxx" fo:country="none" fo:font-weight="bold" style:font-size-asian="9pt" style:language-asian="zxx" style:country-asian="none" style:font-weight-asian="bold" style:font-name-complex="Carlito1" style:font-size-complex="9pt" style:language-complex="zxx" style:country-complex="none" style:font-weight-complex="bold"/>
    </style:style>
    <style:style style:name="T269" style:family="text">
      <style:text-properties style:use-window-font-color="true" loext:opacity="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11pt" style:language-complex="zxx" style:country-complex="none" style:font-weight-complex="normal"/>
    </style:style>
    <style:style style:name="T270" style:family="text">
      <style:text-properties style:use-window-font-color="true" loext:opacity="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1" style:family="text">
      <style:text-properties style:use-window-font-color="true" loext:opacity="0%" style:font-name="Gentium2" fo:font-size="9pt" fo:language="zxx" fo:country="none" fo:font-weight="normal" officeooo:rsid="001b5d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2" style:family="text">
      <style:text-properties style:use-window-font-color="true" loext:opacity="0%" style:font-name="Gentium2" fo:font-size="9pt" fo:language="zxx" fo:country="none" fo:font-weight="normal" officeooo:rsid="001f8243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3" style:family="text">
      <style:text-properties style:use-window-font-color="true" loext:opacity="0%" style:font-name="Gentium2" fo:font-size="9pt" fo:language="zxx" fo:country="none" fo:font-weight="normal" officeooo:rsid="002ac476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4" style:family="text">
      <style:text-properties style:use-window-font-color="true" loext:opacity="0%" style:font-name="Gentium2" fo:font-size="9pt" fo:language="zxx" fo:country="none" fo:font-weight="normal" officeooo:rsid="002c1908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5" style:family="text">
      <style:text-properties style:use-window-font-color="true" loext:opacity="0%" style:font-name="Gentium2" fo:font-size="9pt" fo:language="zxx" fo:country="none" fo:font-weight="normal" officeooo:rsid="002d8f4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6" style:family="text">
      <style:text-properties style:use-window-font-color="true" loext:opacity="0%" style:font-name="Gentium2" fo:font-size="9pt" fo:language="zxx" fo:country="none" fo:font-weight="normal" officeooo:rsid="004eb3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7" style:family="text">
      <style:text-properties style:use-window-font-color="true" loext:opacity="0%" style:font-name="Gentium2" fo:font-size="9pt" fo:language="zxx" fo:country="none" fo:font-weight="normal" officeooo:rsid="008b84d4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8" style:family="text">
      <style:text-properties style:use-window-font-color="true" loext:opacity="0%" style:font-name="Gentium2" fo:font-size="9pt" fo:language="zxx" fo:country="none" fo:font-weight="normal" officeooo:rsid="008b8607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9" style:family="text">
      <style:text-properties style:use-window-font-color="true" loext:opacity="0%" style:font-name="Gentium2" fo:font-size="9pt" fo:language="zxx" fo:country="none" fo:font-weight="normal" officeooo:rsid="00a4f79e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0" style:family="text">
      <style:text-properties style:use-window-font-color="true" loext:opacity="0%" style:font-name="Gentium2" fo:font-size="9pt" fo:language="zxx" fo:country="none" fo:font-weight="normal" officeooo:rsid="00717905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1" style:family="text">
      <style:text-properties style:use-window-font-color="true" loext:opacity="0%" style:font-name="Gentium2" fo:font-size="9pt" fo:language="zxx" fo:country="none" fo:font-weight="normal" officeooo:rsid="008c4f1c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2" style:family="text">
      <style:text-properties style:use-window-font-color="true" loext:opacity="0%" style:font-name="Gentium2" fo:font-size="9pt" fo:language="zxx" fo:country="none" fo:font-weight="normal" style:letter-kerning="false" fo:background-color="#dee6ef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3" style:family="text">
      <style:text-properties style:use-window-font-color="true" loext:opacity="0%" style:font-name="Gentium2" fo:font-size="9pt" fo:language="zxx" fo:country="none" fo:font-weight="normal" officeooo:rsid="002975d0" style:letter-kerning="false" fo:background-color="#dee6ef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4" style:family="text">
      <style:text-properties style:use-window-font-color="true" loext:opacity="0%" style:font-name="Gentium2" fo:font-size="9pt" fo:language="zxx" fo:country="none" fo:font-weight="normal" officeooo:rsid="005f6444" style:letter-kerning="false" fo:background-color="#dee6ef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5" style:family="text">
      <style:text-properties style:use-window-font-color="true" loext:opacity="0%" style:font-name="Gentium2" fo:font-size="9pt" fo:language="zxx" fo:country="none" fo:font-weight="normal" officeooo:rsid="0069df21" style:letter-kerning="false" fo:background-color="#dee6ef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6" style:family="text">
      <style:text-properties style:use-window-font-color="true" loext:opacity="0%" style:font-name="Gentium2" fo:font-size="9pt" fo:language="zxx" fo:country="none" fo:font-weight="normal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7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8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9" style:family="text">
      <style:text-properties style:use-window-font-color="true" loext:opacity="0%" style:font-name="Gentium2" fo:font-size="9pt" fo:language="zxx" fo:country="none" fo:font-weight="normal" officeooo:rsid="006d31e1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0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91" style:family="text">
      <style:text-properties style:use-window-font-color="true" loext:opacity="0%" style:font-name="Gentium2" fo:font-size="9pt" fo:language="zxx" fo:country="none" fo:font-weight="normal" officeooo:rsid="005f6444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92" style:family="text">
      <style:text-properties style:use-window-font-color="true" loext:opacity="0%" style:font-name="Gentium2" fo:font-size="9pt" fo:language="zxx" fo:country="none" fo:font-weight="normal" officeooo:rsid="005f8057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93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94" style:family="text">
      <style:text-properties style:use-window-font-color="true" loext:opacity="0%" style:font-name="Gentium2" fo:font-size="9pt" fo:language="zxx" fo:country="none" fo:font-weight="normal" style:letter-kerning="false" fo:background-color="#ffdbb6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5" style:family="text">
      <style:text-properties style:use-window-font-color="true" loext:opacity="0%" style:font-name="Gentium2" fo:font-size="9pt" fo:language="zxx" fo:country="none" fo:font-weight="normal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6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7" style:family="text">
      <style:text-properties style:use-window-font-color="true" loext:opacity="0%" style:font-name="Gentium2" fo:font-size="9pt" fo:language="zxx" fo:country="none" fo:font-weight="normal" officeooo:rsid="00400603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8" style:family="text">
      <style:text-properties style:use-window-font-color="true" loext:opacity="0%" style:font-name="Gentium2" fo:font-size="9pt" fo:language="zxx" fo:country="none" fo:font-weight="normal" officeooo:rsid="006d31e1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9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f7d1d5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300" style:family="text">
      <style:text-properties style:use-window-font-color="true" loext:opacity="0%" style:font-name="Gentium2" fo:font-size="9pt" fo:language="zxx" fo:country="none" fo:font-weight="normal" officeooo:rsid="0063e8bc" style:letter-kerning="false" fo:background-color="#f7d1d5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301" style:family="text">
      <style:text-properties style:use-window-font-color="true" loext:opacity="0%" style:font-name="Gentium2" fo:font-size="9pt" fo:language="zxx" fo:country="none" fo:font-weight="normal" style:letter-kerning="false" fo:background-color="transparent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02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transparent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03" style:family="text">
      <style:text-properties style:use-window-font-color="true" loext:opacity="0%" style:font-name="Gentium2" fo:font-size="9pt" fo:language="zxx" fo:country="none" fo:font-weight="normal" officeooo:rsid="002975d0" style:letter-kerning="false" fo:background-color="transparent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304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transparent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305" style:family="text">
      <style:text-properties style:use-window-font-color="true" loext:opacity="0%" style:font-name="Gentium2"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06" style:family="text">
      <style:text-properties style:use-window-font-color="true" loext:opacity="0%" style:font-name="Gentium2" fo:font-size="9pt" fo:language="zxx" fo:country="none" fo:font-weight="normal" officeooo:rsid="000ac1d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07" style:family="text">
      <style:text-properties style:use-window-font-color="true" loext:opacity="0%" style:font-name="Gentium2" fo:font-size="9pt" fo:language="zxx" fo:country="none" style:text-underline-style="solid" style:text-underline-width="auto" style:text-underline-color="font-color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308" style:family="text">
      <style:text-properties style:use-window-font-color="true" loext:opacity="0%" style:font-name="Gentium2" fo:font-size="9pt" fo:language="zxx" fo:country="none" style:text-underline-style="solid" style:text-underline-width="auto" style:text-underline-color="font-color" officeooo:rsid="0010ffca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309" style:family="text">
      <style:text-properties style:use-window-font-color="true" loext:opacity="0%" style:font-name="Gentium2" fo:font-size="9pt" fo:language="zxx" fo:country="none" style:text-underline-style="solid" style:text-underline-width="auto" style:text-underline-color="font-color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310" style:family="text">
      <style:text-properties style:use-window-font-color="true" loext:opacity="0%" style:font-name="Gentium2" fo:font-size="9pt" fo:language="zxx" fo:country="none" fo:font-style="italic" fo:font-weight="normal" style:letter-kerning="false" style:font-name-asian="Calibri2" style:font-size-asian="9pt" style:language-asian="zxx" style:country-asian="none" style:font-style-asian="italic" style:font-weight-asian="normal" style:font-size-complex="9pt" style:language-complex="zxx" style:country-complex="none" style:font-style-complex="italic" style:font-weight-complex="normal"/>
    </style:style>
    <style:style style:name="T311" style:family="text">
      <style:text-properties style:use-window-font-color="true" loext:opacity="0%" style:font-name="Gentium2" fo:font-size="9pt" fo:language="zxx" fo:country="none" fo:font-style="normal" fo:font-weight="bold" style:letter-kerning="false" style:font-name-asian="Calibri2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/>
    </style:style>
    <style:style style:name="T312" style:family="text">
      <style:text-properties style:use-window-font-color="true" loext:opacity="0%" style:font-name="Gentium2" fo:font-size="9pt" fo:language="zxx" fo:country="none" fo:font-style="normal" fo:font-weight="bold" officeooo:rsid="00202605" style:letter-kerning="false" style:font-name-asian="Calibri2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/>
    </style:style>
    <style:style style:name="T313" style:family="text">
      <style:text-properties style:use-window-font-color="true" loext:opacity="0%" style:font-name="Gentium2" fo:font-size="9pt" fo:language="zxx" fo:country="none" fo:font-style="normal" fo:font-weight="normal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314" style:family="text">
      <style:text-properties style:use-window-font-color="true" loext:opacity="0%" style:font-name="Gentium2" fo:font-size="9pt" fo:language="zxx" fo:country="none" fo:font-style="normal" fo:font-weight="normal" officeooo:rsid="00202605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315" style:family="text">
      <style:text-properties style:use-window-font-color="true" loext:opacity="0%" style:font-name="Gentium2" fo:font-size="9pt" fo:language="zxx" fo:country="none" style:text-underline-style="none" officeooo:rsid="0010ffca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316" style:family="text">
      <style:text-properties style:use-window-font-color="true" loext:opacity="0%" style:font-name="Gentium2" fo:font-size="9pt" fo:language="zxx" fo:country="none" style:text-underline-style="none" officeooo:rsid="005df464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317" style:family="text">
      <style:text-properties style:use-window-font-color="true" loext:opacity="0%" style:font-name="Gentium2" fo:font-size="9pt" fo:language="zxx" fo:country="none" style:text-underline-style="none" fo:font-weight="normal" officeooo:rsid="00717905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318" style:family="text">
      <style:text-properties style:use-window-font-color="true" loext:opacity="0%" style:text-position="super 58%"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319" style:family="text">
      <style:text-properties style:use-window-font-color="true" loext:opacity="0%" style:text-position="super 58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/>
    </style:style>
    <style:style style:name="T320" style:family="text">
      <style:text-properties style:use-window-font-color="true" loext:opacity="0%" style:text-position="super 58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21" style:family="text">
      <style:text-properties style:use-window-font-color="true" loext:opacity="0%" style:text-position="super 58%" style:font-name="Gentium2" fo:font-size="11pt" fo:language="zxx" fo:country="none" style:letter-kerning="false" style:font-name-asian="Calibri2" style:font-size-asian="11pt" style:language-asian="zxx" style:country-asian="none" style:font-size-complex="11pt" style:language-complex="zxx" style:country-complex="none"/>
    </style:style>
    <style:style style:name="T322" style:family="text">
      <style:text-properties style:use-window-font-color="true" loext:opacity="0%" style:text-position="super 58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23" style:family="text">
      <style:text-properties style:use-window-font-color="true" loext:opacity="0%" style:text-position="super 58%" style:font-name="Gentium2" fo:font-size="8pt" fo:language="zxx" fo:country="none" style:letter-kerning="false" style:font-name-asian="Calibri2" style:font-size-asian="8pt" style:language-asian="zxx" style:country-asian="none" style:font-size-complex="11pt" style:language-complex="zxx" style:country-complex="none"/>
    </style:style>
    <style:style style:name="T324" style:family="text">
      <style:text-properties style:use-window-font-color="true" loext:opacity="0%" style:text-position="super 58%"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325" style:family="text">
      <style:text-properties style:use-window-font-color="true" loext:opacity="0%" style:text-position="super 58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26" style:family="text">
      <style:text-properties style:use-window-font-color="true" loext:opacity="0%" style:text-position="super 58%" style:font-name="Gentium2" fo:font-size="9pt" fo:language="zxx" fo:country="none" fo:font-weight="normal" officeooo:rsid="001b5d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27" style:family="text">
      <style:text-properties style:use-window-font-color="true" loext:opacity="0%" style:text-position="sub 58%" style:font-name="Gentium2" fo:font-size="10pt" fo:language="zxx" fo:country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328" style:family="text">
      <style:text-properties style:use-window-font-color="true" loext:opacity="0%" style:text-position="sub 58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29" style:family="text">
      <style:text-properties style:use-window-font-color="true" loext:opacity="0%" style:text-position="0% 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30" style:family="text">
      <style:text-properties style:use-window-font-color="true" loext:opacity="0%" style:font-name="Gentium" fo:font-size="9pt" fo:language="zxx" fo:country="none" officeooo:rsid="000d350c" style:letter-kerning="false" style:font-name-asian="Calibri2" style:font-size-asian="9pt" style:language-asian="zxx" style:country-asian="none" style:font-name-complex="Tahoma" style:font-size-complex="9pt" style:language-complex="zxx" style:country-complex="none"/>
    </style:style>
    <style:style style:name="T331" style:family="text">
      <style:text-properties style:use-window-font-color="true" loext:opacity="0%" style:font-name="Gentium" fo:font-size="9pt" fo:language="zxx" fo:country="none" officeooo:rsid="00d41c62" style:letter-kerning="false" style:font-name-asian="Calibri2" style:font-size-asian="9pt" style:language-asian="zxx" style:country-asian="none" style:font-name-complex="Tahoma" style:font-size-complex="9pt" style:language-complex="zxx" style:country-complex="none"/>
    </style:style>
    <style:style style:name="T332" style:family="text">
      <style:text-properties style:use-window-font-color="true" loext:opacity="0%" style:font-name="Gentium" fo:font-size="9pt" fo:language="zxx" fo:country="none" fo:font-weight="normal" officeooo:rsid="004bb842" style:letter-kerning="false" style:font-name-asian="Gentium" style:font-size-asian="9pt" style:language-asian="zxx" style:country-asian="none" style:font-weight-asian="normal" style:font-name-complex="Gentium" style:font-size-complex="9pt" style:language-complex="zxx" style:country-complex="none" style:font-weight-complex="normal"/>
    </style:style>
    <style:style style:name="T333" style:family="text">
      <style:text-properties style:text-position="super 58%" style:font-name="Gentium2" fo:language="zxx" fo:country="none" style:language-asian="zxx" style:country-asian="none" style:language-complex="zxx" style:country-complex="none"/>
    </style:style>
    <style:style style:name="T334" style:family="text">
      <style:text-properties style:text-position="super 58%"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35" style:family="text">
      <style:text-properties style:text-position="super 58%" style:font-name="Gentium2" fo:font-size="10pt" fo:language="zxx" fo:country="none" style:font-size-asian="10pt" style:language-asian="zxx" style:country-asian="none" style:language-complex="zxx" style:country-complex="none"/>
    </style:style>
    <style:style style:name="T336" style:family="text">
      <style:text-properties style:text-position="super 58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37" style:family="text">
      <style:text-properties style:text-position="super 58%" style:font-name="Gentium2" fo:font-size="8pt" fo:language="zxx" fo:country="none" style:font-size-asian="8pt" style:language-asian="zxx" style:country-asian="none" style:font-size-complex="11pt" style:language-complex="zxx" style:country-complex="none"/>
    </style:style>
    <style:style style:name="T338" style:family="text">
      <style:text-properties style:text-position="0% 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39" style:family="text">
      <style:text-properties style:text-position="0% 100%" style:font-name="Gentium2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340" style:family="text">
      <style:text-properties fo:color="#c9211e" loext:opacity="100%" style:font-name="Gentium2" fo:font-size="10pt" fo:language="zxx" fo:country="none" fo:font-weight="normal" style:font-size-asian="10pt" style:language-asian="zxx" style:country-asian="none" style:font-weight-asian="normal" style:language-complex="zxx" style:country-complex="none" style:font-weight-complex="normal"/>
    </style:style>
    <style:style style:name="T341" style:family="text">
      <style:text-properties fo:color="#c9211e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42" style:family="text">
      <style:text-properties fo:color="#c9211e" loext:opacity="100%" style:font-name="Gentium2" fo:font-size="10pt" fo:language="zxx" fo:country="none" style:text-underline-style="solid" style:text-underline-width="auto" style:text-underline-color="font-color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43" style:family="text">
      <style:text-properties fo:color="#c9211e" loext:opacity="100%" style:font-name="Gentium2"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44" style:family="text">
      <style:text-properties fo:color="#c9211e" loext:opacity="10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45" style:family="text">
      <style:text-properties fo:color="#c9211e" loext:opacity="100%" style:font-name="Gentium2" fo:font-size="9pt" fo:language="zxx" fo:country="none" fo:font-weight="normal" style:letter-kerning="false" fo:background-color="#dee6ef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46" style:family="text">
      <style:text-properties style:text-position="sub 58%" style:font-name="Gentium2" fo:language="zxx" fo:country="none" style:language-asian="zxx" style:country-asian="none" style:language-complex="zxx" style:country-complex="none"/>
    </style:style>
    <style:style style:name="T347" style:family="text">
      <style:text-properties style:text-position="sub 58%" style:font-name="Gentium2" fo:font-size="9pt" fo:language="zxx" fo:country="none" style:font-size-asian="9pt" style:language-asian="zxx" style:country-asian="none" style:font-size-complex="11pt" style:language-complex="zxx" style:country-complex="none"/>
    </style:style>
    <style:style style:name="T348" style:family="text">
      <style:text-properties fo:color="#ff0000" loext:opacity="100%" style:font-name="Gentium2" fo:font-size="10pt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349" style:family="text">
      <style:text-properties fo:color="#ff0000" loext:opacity="100%" style:font-name="Gentium2" fo:font-size="9pt" fo:language="zxx" fo:country="none" style:font-size-asian="9pt" style:language-asian="zxx" style:country-asian="none" style:language-complex="zxx" style:country-complex="none"/>
    </style:style>
    <style:style style:name="T350" style:family="text">
      <style:text-properties fo:color="#ff0000" loext:opacity="100%" style:font-name="Gentium2" fo:font-size="8pt" fo:language="zxx" fo:country="none" style:font-size-asian="8pt" style:language-asian="zxx" style:country-asian="none" style:language-complex="zxx" style:country-complex="none"/>
    </style:style>
    <style:style style:name="T351" style:family="text">
      <style:text-properties fo:color="#666666" loext:opacity="100%" style:font-name="Gentium2" fo:font-size="8pt" fo:language="zxx" fo:country="none" style:letter-kerning="false" style:font-name-asian="Calibri2" style:font-size-asian="8pt" style:language-asian="zxx" style:country-asian="none" style:font-size-complex="11pt" style:language-complex="zxx" style:country-complex="none"/>
    </style:style>
    <style:style style:name="T352" style:family="text">
      <style:text-properties fo:color="#808080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53" style:family="text">
      <style:text-properties fo:color="#808080" loext:opacity="100%"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54" style:family="text">
      <style:text-properties fo:color="#808080" loext:opacity="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6dd7a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6f314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8752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ac47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38e29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9d8a0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31f741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612763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6c779e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834719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87347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87abc5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c4a6e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d9e330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7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dae9b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7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6c779e" style:letter-kerning="false" fo:background-color="transparent" loext:char-shading-value="0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7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acbfea" style:letter-kerning="false" fo:background-color="transparent" loext:char-shading-value="0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7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acbfea" style:letter-kerning="false" fo:background-color="transparent" loext:char-shading-value="0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7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287526" style:letter-kerning="false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7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c4a6e7" style:letter-kerning="false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7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solid" style:text-underline-width="auto" style:text-underline-color="font-color" fo:font-weight="normal" officeooo:rsid="0087347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7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solid" style:text-underline-width="auto" style:text-underline-color="font-color" fo:font-weight="normal" officeooo:rsid="00c4a6e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7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solid" style:text-underline-width="auto" style:text-underline-color="font-color" fo:font-weight="normal" officeooo:rsid="00dde07f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7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10pt" fo:letter-spacing="normal" fo:language="en" fo:country="US" fo:font-style="normal" fo:text-shadow="none" style:text-underline-style="none" fo:font-weight="normal" style:letter-kerning="false" style:font-name-asian="Calibri2" style:font-size-asian="10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style>
    <style:style style:name="T380" style:family="text">
      <style:text-properties fo:font-variant="normal" fo:text-transform="none" style:use-window-font-color="true" loext:opacity="0%" style:font-name="Gentium2" fo:font-size="8pt" fo:language="zxx" fo:country="none" style:font-size-asian="8pt" style:language-asian="zxx" style:country-asian="none" style:font-size-complex="10pt" style:language-complex="zxx" style:country-complex="none"/>
    </style:style>
    <style:style style:name="T381" style:family="text">
      <style:text-properties fo:font-variant="normal" fo:text-transform="none" style:use-window-font-color="true" loext:opacity="0%" style:font-name="Gentium2" fo:font-size="8pt" fo:language="zxx" fo:country="none" fo:font-weight="bold" style:font-size-asian="8pt" style:language-asian="zxx" style:country-asian="none" style:font-weight-asian="bold" style:font-size-complex="10pt" style:language-complex="zxx" style:country-complex="none" style:font-weight-complex="bold"/>
    </style:style>
    <style:style style:name="T382" style:family="text">
      <style:text-properties fo:font-variant="normal" fo:text-transform="none" style:use-window-font-color="true" loext:opacity="0%" style:font-name="Gentium2" fo:font-size="8pt" fo:language="zxx" fo:country="none" fo:font-weight="normal" style:font-size-asian="8pt" style:language-asian="zxx" style:country-asian="none" style:font-weight-asian="normal" style:font-size-complex="10pt" style:language-complex="zxx" style:country-complex="none" style:font-weight-complex="normal"/>
    </style:style>
    <style:style style:name="T383" style:family="text">
      <style:text-properties fo:font-variant="normal" fo:text-transform="none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ac47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84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31f741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8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4bb84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86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ac47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87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acbfea" style:letter-kerning="false" fo:background-color="transparent" loext:char-shading-value="0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8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4bb84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8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c0ee55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9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c3614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91" style:family="text">
      <style:text-properties style:text-line-through-style="solid" style:text-line-through-type="single" style:font-name="Gentium2" fo:font-size="10pt" fo:language="zxx" fo:country="none" style:font-size-asian="10pt" style:language-asian="zxx" style:country-asian="none" style:language-complex="zxx" style:country-complex="none"/>
    </style:style>
    <style:style style:name="T392" style:family="text">
      <style:text-properties style:text-line-through-style="none" style:text-line-through-type="none" style:font-name="Gentium2" fo:font-size="10pt" fo:language="zxx" fo:country="none" style:font-size-asian="10pt" style:language-asian="zxx" style:country-asian="none" style:language-complex="zxx" style:country-complex="none"/>
    </style:style>
    <style:style style:name="T393" style:family="text">
      <style:text-properties fo:font-variant="small-caps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94" style:family="text">
      <style:text-properties fo:font-variant="small-caps" style:font-name="Gentium2" fo:font-size="10pt" fo:language="zxx" fo:country="none" style:letter-kerning="false" style:font-name-asian="Calibri2" style:font-size-asian="10pt" style:language-asian="zxx" style:country-asian="none" style:font-name-complex="Tahoma" style:font-size-complex="10pt" style:language-complex="zxx" style:country-complex="none"/>
    </style:style>
    <style:style style:name="T395" style:family="text">
      <style:text-properties fo:color="#127622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6" style:family="text">
      <style:text-properties fo:color="#127622" loext:opacity="100%" style:font-name="Gentium2" fo:font-size="8pt" fo:language="zxx" fo:country="none" fo:font-weight="normal" style:font-size-asian="8pt" style:language-asian="zxx" style:country-asian="none" style:font-weight-asian="normal" style:font-size-complex="10pt" style:language-complex="zxx" style:country-complex="none" style:font-weight-complex="normal"/>
    </style:style>
    <style:style style:name="T397" style:family="text">
      <style:text-properties officeooo:rsid="007c02b8"/>
    </style:style>
    <style:style style:name="T398" style:family="text">
      <style:text-properties fo:color="#729fcf" loext:opacity="10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399" style:family="text">
      <style:text-properties fo:color="#729fcf" loext:opacity="100%" style:font-name="Gentium2" fo:font-size="9pt" fo:language="zxx" fo:country="none" fo:font-weight="bold" officeooo:rsid="008b8607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400" style:family="text">
      <style:text-properties fo:color="#2a6099" loext:opacity="100%" style:font-name="Gentium2" fo:font-size="9pt" fo:language="zxx" fo:country="none" style:font-size-asian="9pt" style:language-asian="zxx" style:country-asian="none" style:language-complex="zxx" style:country-complex="none"/>
    </style:style>
    <style:style style:name="T401" style:family="text">
      <style:text-properties fo:color="#2a6099" loext:opacity="100%" style:font-name="Gentium2" fo:font-size="9pt" fo:language="zxx" fo:country="none" officeooo:rsid="00ba2bf0" style:font-size-asian="9pt" style:language-asian="zxx" style:country-asian="none" style:language-complex="zxx" style:country-complex="none"/>
    </style:style>
    <style:style style:name="T40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6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6pt" style:language-asian="zxx" style:country-asian="none" style:font-style-asian="normal" style:font-weight-asian="normal" style:font-name-complex="Tahoma" style:font-size-complex="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03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1" fo:font-size="6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6pt" style:language-asian="zxx" style:country-asian="none" style:font-style-asian="normal" style:font-weight-asian="normal" style:font-name-complex="Tahoma" style:font-size-complex="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04" style:family="text">
      <style:text-properties fo:font-size="8pt" style:font-size-asian="8pt" style:font-size-complex="8pt"/>
    </style:style>
    <style:style style:name="T40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1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0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40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0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07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1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0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08" style:family="text"/>
    <style:style style:name="T409" style:family="text">
      <style:text-properties fo:font-size="8pt" style:font-size-asian="8pt" style:font-size-complex="10pt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303cm" fo:min-width="4.6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9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11cm" fo:margin-right="0.011cm" fo:margin-top="0.011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9cm" svg:stroke-color="#3465a4" draw:marker-end="msArrowEnd_20_5" draw:marker-end-width="0.21cm" draw:marker-end-center="false" draw:stroke-linejoin="round" draw:fill="none" draw:textarea-vertical-align="top" draw:auto-grow-height="false" fo:min-height="0.093cm" fo:min-width="7.195cm" fo:padding-top="0.125cm" fo:padding-bottom="0.125cm" fo:padding-left="0.25cm" fo:padding-right="0.25cm" fo:wrap-option="wrap" fo:margin-left="0.011cm" fo:margin-right="0.002cm" fo:margin-top="0.037cm" fo:margin-bottom="0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19cm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2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019cm" svg:stroke-color="#00a933" draw:marker-start-width="0.381cm" draw:marker-end-width="0.381cm" draw:fill="solid" draw:fill-color="#ffffff" fo:min-height="0.346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808080" draw:fill="none" draw:fill-color="#ffffff" fo:min-height="1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 style:parent-style-name="Frame">
      <style:graphic-properties draw:stroke="none" svg:stroke-width="0cm" draw:fill="solid" draw:fill-color="#ffffff" draw:textarea-vertical-align="top" draw:auto-grow-height="false" fo:min-height="2.069cm" fo:min-width="2.43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19cm" draw:marker-start-width="0.383cm" draw:marker-end-width="0.383cm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draw:textarea-vertical-align="top" draw:auto-grow-height="false" fo:min-height="0.282cm" fo:min-width="11.93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cm" draw:fill="none" draw:textarea-vertical-align="top" draw:auto-grow-height="false" fo:min-height="0.266cm" fo:min-width="3.13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cm" draw:fill="solid" draw:fill-color="#ffffff" draw:textarea-vertical-align="top" draw:auto-grow-height="false" fo:min-height="2.48cm" fo:min-width="2.43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cm" draw:fill="none" draw:textarea-vertical-align="top" draw:auto-grow-height="false" fo:min-height="0.27cm" fo:min-width="2.379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19cm" svg:stroke-color="#3465a4" draw:marker-start-width="0.337cm" draw:marker-end-width="0.337cm" draw:stroke-linejoin="round" draw:fill="none" draw:textarea-horizontal-align="center" draw:textarea-vertical-align="top" draw:auto-grow-height="false" fo:padding-top="0.12cm" fo:padding-bottom="0.12cm" fo:padding-left="0.245cm" fo:padding-right="0.245cm" fo:wrap-option="wrap" fo:margin-left="0.016cm" fo:margin-right="0.016cm" fo:margin-top="0.016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cm" draw:fill="none" draw:textarea-vertical-align="top" draw:auto-grow-height="false" fo:min-height="0.303cm" fo:min-width="3.84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0.984cm" fo:min-width="0cm" fo:padding-top="0.12cm" fo:padding-bottom="0.12cm" fo:padding-left="0.245cm" fo:padding-right="0.245cm" fo:wrap-option="wrap" fo:margin-left="0.016cm" fo:margin-right="0.018cm" fo:margin-top="0.018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19cm" svg:stroke-color="#c9211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11cm" fo:margin-right="0.011cm" fo:margin-top="0.011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cm" draw:fill="solid" draw:fill-color="#ffffff" draw:textarea-vertical-align="top" draw:auto-grow-height="false" fo:min-height="1.619cm" fo:min-width="4.68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019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011cm" fo:margin-right="0.011cm" fo:margin-top="0.011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19cm" draw:marker-start-width="0.381cm" draw:marker-end-width="0.381cm" draw:fill="none" draw:textarea-vertical-align="middle" draw:auto-grow-height="false" fo:min-height="0.616cm" fo:min-width="0.069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2.907cm" fo:min-width="0cm" fo:padding-top="0.12cm" fo:padding-bottom="0.12cm" fo:padding-left="0.245cm" fo:padding-right="0.245cm" fo:wrap-option="wrap" fo:margin-left="0.016cm" fo:margin-right="0.014cm" fo:margin-top="0.018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cm" draw:fill="none" draw:textarea-vertical-align="top" draw:auto-grow-height="false" fo:min-height="0.27cm" fo:min-width="3.041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 style:parent-style-name="Frame">
      <style:graphic-properties draw:stroke="none" svg:stroke-width="0cm" draw:fill="none" draw:textarea-vertical-align="top" draw:auto-grow-height="false" fo:min-height="0.27cm" fo:min-width="2.919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 style:parent-style-name="Frame">
      <style:graphic-properties draw:stroke="none" svg:stroke-width="0cm" draw:fill="none" draw:textarea-vertical-align="middle" draw:auto-grow-height="false" fo:min-height="1.02cm" fo:min-width="1.30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 style:parent-style-name="Frame">
      <style:graphic-properties draw:stroke="none" svg:stroke-width="0cm" draw:fill="none" draw:textarea-vertical-align="top" draw:auto-grow-height="false" fo:min-height="0.284cm" fo:min-width="1.702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1.376cm" fo:min-width="0cm" fo:padding-top="0.12cm" fo:padding-bottom="0.12cm" fo:padding-left="0.245cm" fo:padding-right="0.245cm" fo:wrap-option="wrap" fo:margin-left="0.016cm" fo:margin-right="0.018cm" fo:margin-top="0.016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 style:parent-style-name="Frame">
      <style:graphic-properties draw:stroke="none" svg:stroke-width="0cm" draw:fill="none" draw:textarea-vertical-align="top" draw:auto-grow-height="false" fo:min-height="0.284cm" fo:min-width="0.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 style:parent-style-name="Frame">
      <style:graphic-properties draw:stroke="none" svg:stroke-width="0cm" draw:fill="none" draw:textarea-vertical-align="top" draw:auto-grow-height="false" fo:min-height="0.303cm" fo:min-width="5.49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 style:parent-style-name="Frame">
      <style:graphic-properties draw:stroke="none" svg:stroke-width="0cm" draw:fill="none" draw:textarea-vertical-align="middle" draw:auto-grow-height="false" fo:min-height="0.603cm" fo:min-width="1.30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width="0.019cm" draw:marker-start-width="0.381cm" draw:marker-end="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solid" svg:stroke-width="0.019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011cm" fo:margin-right="0.012cm" fo:margin-top="0.011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 style:parent-style-name="Frame">
      <style:graphic-properties draw:stroke="none" svg:stroke-width="0cm" draw:fill="solid" draw:fill-color="#ffffff" draw:textarea-vertical-align="top" draw:auto-grow-height="false" fo:min-height="3.175cm" fo:min-width="5.412cm" fo:padding-top="0cm" fo:padding-bottom="0cm" fo:padding-left="0cm" fo:padding-right="0cm" fo:wrap-option="wrap" fo:margin-left="0.198cm" fo:margin-right="0.203cm" fo:margin-top="0.198cm" fo:margin-bottom="0.20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solid" svg:stroke-width="0.019cm" svg:stroke-color="#3465a4" draw:stroke-linejoin="round" draw:fill="none" draw:textarea-vertical-align="top" draw:auto-grow-height="false" fo:min-height="0cm" fo:min-width="3.792cm" fo:padding-top="0.125cm" fo:padding-bottom="0.125cm" fo:padding-left="0.25cm" fo:padding-right="0.25cm" fo:wrap-option="wrap" fo:margin-left="0.012cm" fo:margin-right="0.009cm" fo:margin-top="0.012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 style:parent-style-name="Frame">
      <style:graphic-properties draw:stroke="none" svg:stroke-width="0cm" svg:stroke-color="#ffffff" draw:marker-start-width="0.349cm" draw:marker-end-width="0.349cm" svg:stroke-opacity="0%" draw:fill="none" draw:textarea-vertical-align="top" draw:auto-grow-height="true" fo:min-height="0cm" fo:min-width="0cm" fo:padding-top="0.049cm" fo:padding-bottom="0.049cm" fo:padding-left="0.049cm" fo:padding-right="0.049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solid" svg:stroke-width="0.019cm" svg:stroke-color="#3465a4" draw:stroke-linejoin="round" draw:fill="none" draw:textarea-vertical-align="top" draw:auto-grow-height="false" fo:min-height="0cm" fo:min-width="3.81cm" fo:padding-top="0.125cm" fo:padding-bottom="0.125cm" fo:padding-left="0.25cm" fo:padding-right="0.25cm" fo:wrap-option="wrap" fo:margin-left="0.012cm" fo:margin-right="0.011cm" fo:margin-top="0.012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 style:parent-style-name="Frame">
      <style:graphic-properties draw:stroke="none" svg:stroke-width="0cm" draw:fill="none" draw:textarea-vertical-align="top" draw:auto-grow-height="false" fo:min-height="0.302cm" fo:min-width="7.8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 style:parent-style-name="Frame">
      <style:graphic-properties draw:stroke="none" svg:stroke-width="0cm" draw:fill="none" draw:textarea-vertical-align="top" draw:auto-grow-height="false" fo:min-height="0.303cm" fo:min-width="2.18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.002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 style:parent-style-name="Frame">
      <style:graphic-properties draw:stroke="none" svg:stroke-width="0cm" draw:fill="none" draw:textarea-vertical-align="top" draw:auto-grow-height="false" fo:min-height="0.268cm" fo:min-width="1.81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2.808cm" fo:min-width="0cm" fo:padding-top="0.12cm" fo:padding-bottom="0.12cm" fo:padding-left="0.245cm" fo:padding-right="0.245cm" fo:wrap-option="wrap" fo:margin-left="0.016cm" fo:margin-right="0.014cm" fo:margin-top="0.016cm" fo:margin-bottom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 style:parent-style-name="Frame">
      <style:graphic-properties draw:stroke="none" svg:stroke-width="0cm" draw:fill="none" draw:textarea-vertical-align="top" draw:auto-grow-height="false" fo:min-height="0.303cm" fo:min-width="3.93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 style:parent-style-name="Frame">
      <style:graphic-properties draw:stroke="none" svg:stroke-width="0cm" draw:fill="none" draw:textarea-vertical-align="top" draw:auto-grow-height="false" fo:min-height="1.245cm" fo:min-width="1.378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solid" svg:stroke-width="0.019cm" svg:stroke-color="#00a933" draw:marker-start-width="0.381cm" draw:marker-end-width="0.381cm" draw:fill="solid" draw:fill-color="#ffffff" fo:min-height="0.353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 style:parent-style-name="Frame">
      <style:graphic-properties draw:stroke="none" svg:stroke-width="0cm" draw:fill="none" draw:textarea-vertical-align="top" draw:auto-grow-height="false" fo:min-height="0.63cm" fo:min-width="2.51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735" text:name="Wordcount_Total"/>
      </text:user-field-decls>
      <text:p text:style-name="P51"><draw:path text:anchor-type="paragraph" draw:z-index="1" draw:name="Bézier curve 9" draw:style-name="gr4" draw:text-style-name="P95" svg:width="0.203cm" svg:height="0.344cm" draw:transform="skewX (-0.123743843966398) rotate (-0.582416371390508) translate (7.65878122624174cm 0.280458332948271cm)" svg:viewBox="0 0 204 345" svg:d="M0 0c361 2 133 345 133 345"><text:p/></draw:path><draw:custom-shape text:anchor-type="char" draw:z-index="2" draw:name="Text Frame 14" draw:style-name="gr46" draw:text-style-name="P93" svg:width="2.513cm" svg:height="0.629cm" svg:x="6.258cm" svg:y="-0.141cm"><text:p text:style-name="P61"><text:span text:style-name="T92">same as </text:span><text:span text:style-name="T91">dative present</text:span></text:p><text:p text:style-name="P50">participle</text:p><text:p text:style-name="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ω-</text:span><text:span text:style-name="T1">Verbs:<text:tab/></text:span><text:span text:style-name="T6">Singular</text:span><text:span text:style-name="T9"><text:tab/><text:tab/></text:span><text:span text:style-name="T6">Plural</text:span><text:span text:style-name="T9"><text:tab/><text:tab/><text:tab/></text:span><text:span text:style-name="T6">Meaning</text:span></text:p>
      <text:p text:style-name="P29"><draw:frame text:anchor-type="paragraph" draw:z-index="6" draw:name="Text Frame 46" draw:style-name="gr6" draw:text-style-name="P100" svg:width="0.512cm" svg:height="0.364cm" svg:x="16.849cm" svg:y="0.041cm"><draw:text-box><text:p text:style-name="P98"><text:span text:style-name="T404">ch3</text:span></text:p></draw:text-box></draw:frame><draw:frame text:anchor-type="paragraph" draw:z-index="9" draw:name="Text Frame 48" draw:style-name="gr6" draw:text-style-name="P100" svg:width="0.53cm" svg:height="0.364cm" svg:x="16.849cm" svg:y="0.517cm"><draw:text-box><text:p text:style-name="P98"><text:span text:style-name="T404">ch7</text:span></text:p></draw:text-box></draw:frame><text:span text:style-name="T4">P</text:span><draw:custom-shape text:anchor-type="char" draw:z-index="13" draw:name="Shape1" draw:style-name="gr42" draw:text-style-name="P94" svg:width="0.479cm" svg:height="3.058cm" svg:x="-0.49cm" svg:y="0.016cm"><text:p/><draw:enhanced-geometry draw:mirror-horizontal="false" draw:mirror-vertical="false" svg:viewBox="0 0 0 0" drawooo:sub-view-size="270 1769" draw:text-areas="0 0 ?f0 ?f1" draw:type="ooxml-non-primitive" draw:enhanced-path="M 269 0 C 201 0 134 73 134 147 L 134 736 C 134 810 67 884 0 884 67 884 134 957 134 1031 L 134 1620 C 134 1694 201 1768 269 1768 N"><draw:equation draw:name="f0" draw:formula="logwidth"/><draw:equation draw:name="f1" draw:formula="logheight"/></draw:enhanced-geometry></draw:custom-shape><text:span text:style-name="T4">resent: <text:tab/></text:span><text:span text:style-name="T178">λυ</text:span><text:span text:style-name="T146">ω</text:span><text:span text:style-name="T145"> <text:s/>εις <text:s/>ει<text:tab/>ομεν <text:s/>ετε <text:s/></text:span><text:span text:style-name="Red"><text:span text:style-name="T29">ουσι(ν)</text:span></text:span><text:span text:style-name="T145"><text:tab/><text:tab/></text:span><text:span text:style-name="T125">I am loosi</text:span><text:span text:style-name="T123">ng / </text:span><text:span text:style-name="T125">I loose</text:span><text:span text:style-name="T123"> </text:span><text:span text:style-name="T148">(+</text:span><text:span text:style-name="T147">σ </text:span><text:span text:style-name="T152">→</text:span><text:span text:style-name="T147"> </text:span><text:span text:style-name="T148">Future)</text:span><text:span text:style-name="T4"><text:line-break/>Imperf/2</text:span><text:span text:style-name="T333">nd</text:span><text:span text:style-name="T4"> A:<text:tab/></text:span><text:span text:style-name="T180">ἐ</text:span><text:span text:style-name="T181">λυ</text:span><text:span text:style-name="T145">ον <text:s/>ες <text:s/>ε(ν)<text:tab/>ομεν <text:s/>ετε <text:s/>ον</text:span><text:span text:style-name="T4"><text:tab/><text:tab/></text:span><text:span text:style-name="T125">I </text:span><text:span text:style-name="T126">was </text:span><text:span text:style-name="T125">loos</text:span><text:span text:style-name="T123">i</text:span><text:span text:style-name="T127">ng</text:span><text:span text:style-name="T32"> (clues: </text:span><text:span text:style-name="Red"><text:span text:style-name="T32">o</text:span></text:span><text:span text:style-name="T32">ν ς ν <text:s text:c="2"/>μεν τε </text:span><text:span text:style-name="Red"><text:span text:style-name="T32">o</text:span></text:span><text:span text:style-name="T32">ν — </text:span><text:span text:style-name="Red"><text:span text:style-name="T32">note overlap</text:span></text:span><text:span text:style-name="T32">)</text:span></text:p>
      <text:p text:style-name="P30"><draw:custom-shape text:anchor-type="char" draw:z-index="16" draw:name="Shape2" draw:style-name="gr39" draw:text-style-name="P93" svg:width="1.158cm" svg:height="0.447cm" svg:x="-1.647cm" svg:y="0.402cm"><text:p text:style-name="P84"><text:span text:style-name="T89">Ac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1</text:span><text:span text:style-name="T333">st</text:span><text:span text:style-name="T4">Aorist:<text:tab/></text:span><text:span text:style-name="T37">ἔ</text:span><text:span text:style-name="T51">λυ</text:span><text:span text:style-name="T37">σα <text:s/>σας <text:s/>σ</text:span><text:span text:style-name="Red"><text:span text:style-name="T37">ε</text:span></text:span><text:span text:style-name="T37">(ν)<text:tab/>σαμεν <text:s/>σατε <text:s/>σαν</text:span><text:span text:style-name="T4"><text:tab/><text:tab/></text:span><text:span text:style-name="T125">I loos</text:span><text:span text:style-name="T123">ed</text:span><text:span text:style-name="T149"> </text:span><text:span text:style-name="T32">(</text:span><text:span text:style-name="T34">=</text:span><text:span text:style-name="T32">σα + <text:s text:c="2"/></text:span><text:span text:style-name="T338">~ </text:span><text:span text:style-name="T32">ς ς</text:span><text:span text:style-name="Red"><text:span text:style-name="T32">ε</text:span></text:span><text:span text:style-name="T32">ν <text:s/>μεν τε ν — </text:span><text:span text:style-name="Red"><text:span text:style-name="T32">note ε exception</text:span></text:span><text:span text:style-name="T32">)</text:span></text:p>
      <text:p text:style-name="P18"><draw:frame text:anchor-type="paragraph" draw:z-index="27" draw:name="Text Frame 47" draw:style-name="gr6" draw:text-style-name="P99" svg:width="0.689cm" svg:height="0.364cm" svg:x="16.849cm" svg:y="0.049cm"><draw:text-box><text:p text:style-name="P98"><text:span text:style-name="T404">ch1</text:span><text:span text:style-name="T404">0</text:span></text:p></draw:text-box></draw:frame><text:span text:style-name="T4">Perfect:<text:tab/><text:tab/></text:span><text:span text:style-name="T37">λε</text:span><text:span text:style-name="T51">λὐ</text:span><text:span text:style-name="T37">κα κας κε(ν)<text:tab/>καμεν κατε κασι(ν)</text:span><text:span text:style-name="T4"><text:tab/></text:span><text:span text:style-name="T138">I </text:span><text:span text:style-name="T133">h</text:span><text:span text:style-name="T132">ave</text:span><text:span text:style-name="T123"> loosed</text:span><text:span text:style-name="T149">: front redup; without κ for 2</text:span><text:span text:style-name="T318">nd</text:span><text:span text:style-name="T149"> perfect<text:line-break/> <text:s text:c="3"/></text:span><text:span text:style-name="T185">οἷδα present </text:span><text:span text:style-name="T196">(dep):</text:span><text:span text:style-name="T149"><text:tab/></text:span><text:span text:style-name="T192">οἷδ</text:span><text:span text:style-name="T185">α οἷδας οἷδε(ν)<text:tab/>οἴδαμεν οἴδατε οἴδασι(ν)<text:tab/></text:span><text:span text:style-name="T139">I know</text:span><text:span text:style-name="T185"> (perfect form; present translation)</text:span></text:p>
      <text:p text:style-name="P19"><text:span text:style-name="T4">Pluperfect:<text:tab/></text:span><text:span text:style-name="T58">(ἐ)</text:span><text:span text:style-name="T21">λ</text:span><text:span text:style-name="T22">ε</text:span><text:span text:style-name="T7">λύ</text:span><text:span text:style-name="T22">κ</text:span><text:span text:style-name="Red"><text:span text:style-name="T22">ειν</text:span></text:span><text:span text:style-name="T22"> κεις κει</text:span><text:span text:style-name="T37"><text:tab/>κειμεν κειτε κεισ</text:span><text:span text:style-name="Red"><text:span text:style-name="T37">αν</text:span></text:span><text:span text:style-name="T4"><text:tab/></text:span><text:span text:style-name="T138">I </text:span><text:span text:style-name="T134">h</text:span><text:span text:style-name="T132">ad</text:span><text:span text:style-name="T123"> loosed</text:span><text:span text:style-name="T149">: ἐ(usually) + reduplication</text:span><text:span text:style-name="T4"><text:line-break/></text:span><draw:custom-shape text:anchor-type="char" draw:z-index="30" draw:name="Shape2_ 3" draw:style-name="gr35" draw:text-style-name="P93" svg:width="1.46cm" svg:height="0.752cm" svg:x="-1.949cm" svg:y="0.831cm"><text:p text:style-name="P88"><text:span text:style-name="T88">When accusa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9"> <text:s text:c="11"/></text:span><text:span text:style-name="T185">οἷδα i</text:span><text:span text:style-name="T70">mperf:<text:tab/></text:span><text:span text:style-name="T76">ᾔδ</text:span><text:span text:style-name="T71">ειν ᾔδεις ᾔδει<text:tab/>ᾔδειμεν ᾔδειτε ᾔδεισαν<text:tab/></text:span><text:span text:style-name="T140">I knew</text:span><text:span text:style-name="T71"> (pluperfect form; imperfect translation)</text:span></text:p>
      <text:p text:style-name="P20"><draw:frame text:anchor-type="paragraph" draw:z-index="34" draw:name="Text Frame 49" draw:style-name="gr6" draw:text-style-name="P100" svg:width="0.653cm" svg:height="0.364cm" svg:x="16.849cm" svg:y="0.522cm"><draw:text-box><text:p text:style-name="P98"><text:span text:style-name="T404">c</text:span><text:span text:style-name="T404">h</text:span><text:span text:style-name="T404">1</text:span><text:span text:style-name="T404">4</text:span></text:p></draw:text-box></draw:frame><draw:frame text:anchor-type="paragraph" draw:z-index="46" draw:name="Text Frame 44" draw:style-name="gr6" draw:text-style-name="P100" svg:width="0.653cm" svg:height="0.364cm" svg:x="16.849cm" svg:y="0.046cm"><draw:text-box><text:p text:style-name="P98"><text:span text:style-name="T404">ch1</text:span><text:span text:style-name="T404">2</text:span></text:p></draw:text-box></draw:frame><draw:custom-shape text:anchor-type="char" draw:z-index="52" draw:name="Shape1_0" draw:style-name="gr22" draw:text-style-name="P94" svg:width="0.479cm" svg:height="3.156cm" svg:x="-0.49cm" svg:y="0.009cm"><text:p/><draw:enhanced-geometry draw:mirror-horizontal="false" draw:mirror-vertical="false" svg:viewBox="0 0 0 0" drawooo:sub-view-size="270 1127" draw:text-areas="0 0 ?f0 ?f1" draw:type="ooxml-non-primitive" draw:enhanced-path="M 269 0 C 201 0 134 46 134 93 L 134 469 C 134 516 67 563 0 563 67 563 134 609 134 656 L 134 1032 C 134 1079 201 1126 269 1126 N"><draw:equation draw:name="f0" draw:formula="logwidth"/><draw:equation draw:name="f1" draw:formula="logheight"/></draw:enhanced-geometry></draw:custom-shape><text:span text:style-name="T225">Present:</text:span><text:span text:style-name="T39"><text:tab/></text:span><text:span text:style-name="T52">λ</text:span><text:span text:style-name="T53">ύ</text:span><text:span text:style-name="T52">ομαι</text:span><text:span text:style-name="T39"> <text:s/>ῃ <text:s/>εται<text:tab/>ομεθα <text:s/>εσθε <text:s/>ονται<text:tab/></text:span><text:span text:style-name="T185">P: </text:span><text:span text:style-name="T129">I am being loosed</text:span><text:span text:style-name="T39">: agency ‘by’: </text:span><text:span text:style-name="T21">ὑπό(G), διά(G), (ἐν)(D)<text:line-break/></text:span><draw:line text:anchor-type="char" draw:z-index="54" draw:name="Line 7" draw:style-name="gr15" draw:text-style-name="P94" svg:x1="-1.299cm" svg:y1="0.626cm" svg:x2="-1.428cm" svg:y2="1.263cm"><text:p/></draw:line><text:span text:style-name="T225">Imperf/2</text:span><text:span text:style-name="T321">nd</text:span><text:span text:style-name="T225"> A:<text:tab/></text:span><text:span text:style-name="T149">ἐ</text:span><text:span text:style-name="T179">λυ</text:span><text:span text:style-name="T149">όμην ου ετο<text:tab/>όμεθα <text:s/>εσθε <text:s/>οντο<text:tab/><text:tab/></text:span><text:span text:style-name="T185">M:</text:span><text:span text:style-name="T149"> </text:span><text:span text:style-name="T123">I was loosing (self)</text:span><text:span text:style-name="T149">; </text:span><text:span text:style-name="T185">P:</text:span><text:span text:style-name="T149"> </text:span><text:span text:style-name="T123">I was being loosed</text:span></text:p>
      <text:p text:style-name="P17"><draw:custom-shape text:anchor-type="char" draw:z-index="56" draw:name="Shape2_0" draw:style-name="gr14" draw:text-style-name="P93" svg:width="1.46cm" svg:height="0.897cm" svg:x="-1.963cm" svg:y="0.233cm"><text:p text:style-name="P49">Middle</text:p><text:p text:style-name="P84"><text:span text:style-name="T89">/ Pass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25">1</text:span><text:span text:style-name="T321">st</text:span><text:span text:style-name="T225"> Aorist M:</text:span><text:span text:style-name="T149"> <text:s text:c="2"/>ἐ</text:span><text:span text:style-name="T179">λυ</text:span><text:span text:style-name="T149">σάμην σω σατο<text:tab/>σάμεθα σασθε σαντο<text:tab/></text:span><text:span text:style-name="T123">I loosed (self)</text:span></text:p>
      <text:p text:style-name="P18"><draw:frame text:anchor-type="paragraph" draw:z-index="57" draw:name="Text Frame 50" draw:style-name="gr6" draw:text-style-name="P107" svg:width="0.689cm" svg:height="0.364cm" svg:x="16.849cm" svg:y="0.055cm"><draw:text-box><text:p text:style-name="P106"><text:span text:style-name="T404">c</text:span><text:span text:style-name="T404">h</text:span><text:span text:style-name="T404">1</text:span><text:span text:style-name="T404">3</text:span></text:p></draw:text-box></draw:frame><text:span text:style-name="T225">Perfect:<text:tab/></text:span><text:span text:style-name="T149"><text:tab/>λέ</text:span><text:span text:style-name="T179">λυ</text:span><text:span text:style-name="T149">μαι σαι ται<text:tab/>μεθα σθε νται</text:span><text:span text:style-name="T239"><text:tab/><text:tab/></text:span><text:span text:style-name="T185">M:</text:span><text:span text:style-name="T149"> </text:span><text:span text:style-name="T123">I have loosed (self)</text:span><text:span text:style-name="T149">; </text:span><text:span text:style-name="T186">P:</text:span><text:span text:style-name="T149"> </text:span><text:span text:style-name="T123">I have been loosed</text:span></text:p>
      <text:p text:style-name="P19"><draw:custom-shape text:anchor-type="char" draw:z-index="60" draw:name="Text Frame 2" draw:style-name="gr19" draw:text-style-name="P103" svg:width="4.68cm" svg:height="1.618cm" svg:x="12.042cm" svg:y="0.439cm"><text:p text:style-name="P3"><text:span text:style-name="T268">Liquids</text:span><text:span text:style-name="T79">: <text:s/>αναβαινω/καταβαινω<text:line-break/> <text:s/>α</text:span><text:span text:style-name="Red"><text:span text:style-name="T24">ι</text:span></text:span><text:span text:style-name="T79">ρω/εγε</text:span><text:span text:style-name="Red"><text:span text:style-name="T24">ι</text:span></text:span><text:span text:style-name="T79">ρω/σπε</text:span><text:span text:style-name="Red"><text:span text:style-name="T24">ι</text:span></text:span><text:span text:style-name="T79">ρω<text:line-break/> <text:s/>αγγελ</text:span><text:span text:style-name="Red"><text:span text:style-name="T24">λ</text:span></text:span><text:span text:style-name="T79">ω/αποστε</text:span><text:span text:style-name="Red"><text:span text:style-name="T24">λ</text:span></text:span><text:span text:style-name="T79">λω/αποκτεινω<text:line-break/> <text:s/>θελω/μενω/κρινω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67" draw:name="Line 1" draw:style-name="gr15" draw:text-style-name="P94" svg:x1="-1.201cm" svg:y1="0.834cm" svg:x2="-1.503cm" svg:y2="0.13cm"><text:p/></draw:line><text:span text:style-name="T225">Pluperfect:</text:span><text:span text:style-name="T149"><text:tab/>ἐλε</text:span><text:span text:style-name="T179">λύ</text:span><text:span text:style-name="T149">μην σο το<text:tab/>μεθα σθε ντο<text:tab/><text:tab/></text:span><text:span text:style-name="T185">M:</text:span><text:span text:style-name="T149"> </text:span><text:span text:style-name="T123">I had loosed (self)</text:span><text:span text:style-name="T149">; </text:span><text:span text:style-name="T186">P:</text:span><text:span text:style-name="T149"> </text:span><text:span text:style-name="T123">I had been loosed</text:span><text:span text:style-name="T149"> </text:span><text:span text:style-name="T239">(only 7 in NT)</text:span></text:p>
      <text:p text:style-name="P15"><draw:line text:anchor-type="paragraph" draw:z-index="68" draw:name="Line 10" draw:style-name="gr9" draw:text-style-name="P95" svg:x1="12.18cm" svg:y1="0.443cm" svg:x2="11.827cm" svg:y2="1.149cm"><text:p/></draw:line><draw:frame text:anchor-type="paragraph" draw:z-index="69" draw:name="Text Frame 51" draw:style-name="gr6" draw:text-style-name="P104" svg:width="0.676cm" svg:height="0.364cm" svg:x="11.098cm" svg:y="0.062cm"><draw:text-box><text:p text:style-name="P98"><text:span text:style-name="T404">c</text:span><text:span text:style-name="T404">h</text:span><text:span text:style-name="T404">1</text:span><text:span text:style-name="T404">5</text:span></text:p></draw:text-box></draw:frame><draw:custom-shape text:anchor-type="char" draw:z-index="70" draw:name="Shape2_ 2" draw:style-name="gr14" draw:text-style-name="P93" svg:width="0.849cm" svg:height="0.653cm" svg:x="-1.423cm" svg:y="0.385cm"><text:p text:style-name="P88"><text:span text:style-name="T88">When agen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26">Aorist Passive:<text:tab/></text:span><text:span text:style-name="T149">ἐ</text:span><text:span text:style-name="T179">λυ</text:span><text:span text:style-name="T149">θην θης θη<text:tab/>θημεν θητε θησαν<text:tab/></text:span><text:span text:style-name="T123">I was loosed</text:span></text:p>
      <text:p text:style-name="P16"><text:span text:style-name="T227">Future </text:span><text:span text:style-name="T226">P</text:span><text:span text:style-name="T227">sve</text:span><text:span text:style-name="T226">: <text:s/></text:span><text:span text:style-name="T193">λυ</text:span><text:span text:style-name="T188">θη</text:span><text:span text:style-name="T189">σομαι</text:span><text:span text:style-name="T188"> θης</text:span><text:span text:style-name="T189">ῃ </text:span><text:span text:style-name="T188">θη</text:span><text:span text:style-name="T189">σεται<text:tab/></text:span><text:span text:style-name="T188">θη</text:span><text:span text:style-name="T189">σομεθα</text:span><text:span text:style-name="T188"> θη</text:span><text:span text:style-name="T189">σεσθε</text:span><text:span text:style-name="T188"> θησ</text:span><text:span text:style-name="T189">ονται</text:span><text:span text:style-name="T149"><text:tab/></text:span><text:span text:style-name="T123">I </text:span><text:span text:style-name="T124">will be </text:span><text:span text:style-name="T123">loosed</text:span></text:p>
      <text:p text:style-name="P63"><draw:line text:anchor-type="paragraph" draw:z-index="71" draw:name="Line 8" draw:style-name="gr9" draw:text-style-name="P95" svg:x1="11.562cm" svg:y1="0.778cm" svg:x2="14.495cm" svg:y2="1.374cm"><text:p/></draw:line><draw:frame text:anchor-type="paragraph" draw:z-index="73" draw:name="Text Frame 45" draw:style-name="gr6" draw:text-style-name="P99" svg:width="0.653cm" svg:height="0.364cm" svg:x="-0.808cm" svg:y="0.138cm"><draw:text-box><text:p text:style-name="P98"><text:span text:style-name="T404">c</text:span><text:span text:style-name="T404">h</text:span><text:span text:style-name="T404">1</text:span><text:span text:style-name="T404">9</text:span></text:p></draw:text-box></draw:frame><draw:custom-shape text:anchor-type="char" draw:z-index="75" draw:name="Frame 1" draw:style-name="gr12" draw:text-style-name="P103" svg:width="2.438cm" svg:height="2.479cm" svg:x="14.284cm" svg:y="0.707cm"><loext:table table:name="Table1" table:style-name="Table1"><loext:table-column table:style-name="Table1.A"/><loext:table-column table:style-name="Table1.B"/><loext:table-column table:style-name="Table1.C"/><loext:table-row table:style-name="Table1.1"><loext:table-cell table:style-name="Table1.A1" table:number-columns-spanned="3" office:value-type="string"><text:p text:style-name="P41"><draw:custom-shape text:anchor-type="char" draw:z-index="0" draw:name="Frame 3" draw:style-name="gr12" draw:text-style-name="P103" svg:width="2.438cm" svg:height="2.479cm" svg:x="14.284cm" svg:y="0.707cm"><loext:table table:name="Table6" table:style-name="Table6"><loext:table-column table:style-name="Table6.A"/><loext:table-column table:style-name="Table6.B"/><loext:table-column table:style-name="Table6.C"/><loext:table-row table:style-name="Table6.1"><loext:table-cell table:style-name="Table6.A1" table:number-columns-spanned="3" office:value-type="string"><text:p text:style-name="P41">Contract Verbs</text:p></loext:table-cell><loext:covered-table-cell/><loext:covered-table-cell/></loext:table-row><loext:table-row table:style-name="Table6.1"><loext:table-cell table:style-name="Table6.A2" office:value-type="string"><text:p text:style-name="P40"/></loext:table-cell><loext:table-cell table:style-name="Table6.A2" office:value-type="string"><text:p text:style-name="P41">+ε</text:p></loext:table-cell><loext:table-cell table:style-name="Table6.C2" office:value-type="string"><text:p text:style-name="P32">+ο</text:p></loext:table-cell></loext:table-row><loext:table-row table:style-name="Table6.1"><loext:table-cell table:style-name="Table6.A2" office:value-type="string"><text:p text:style-name="P41">α</text:p></loext:table-cell><loext:table-cell table:style-name="Table6.B3" office:value-type="string"><text:p text:style-name="P48">ᾶ (ᾷ*)</text:p></loext:table-cell><loext:table-cell table:style-name="Table6.C3" office:value-type="string"><text:p text:style-name="P48">ω</text:p></loext:table-cell></loext:table-row><loext:table-row table:style-name="Table6.1"><loext:table-cell table:style-name="Table6.A2" office:value-type="string"><text:p text:style-name="P41">ε</text:p></loext:table-cell><loext:table-cell table:style-name="Table6.B4" office:value-type="string"><text:p text:style-name="P48">εῖ</text:p></loext:table-cell><loext:table-cell table:style-name="Table6.C4" office:value-type="string"><text:p text:style-name="P48">ου</text:p></loext:table-cell></loext:table-row><loext:table-row table:style-name="Table6.1"><loext:table-cell table:style-name="Table6.A2" office:value-type="string"><text:p text:style-name="P41">ο</text:p></loext:table-cell><loext:table-cell table:style-name="Table6.B5" office:value-type="string"><text:p text:style-name="P48">οῦ (οῖ*)</text:p></loext:table-cell><loext:table-cell table:style-name="Table6.C5" office:value-type="string"><text:p text:style-name="P48">ου</text:p></loext:table-cell></loext:table-row><loext:table-row table:style-name="Table6.1"><loext:table-cell table:style-name="Table6.A6" table:number-columns-spanned="3" office:value-type="string"><text:p text:style-name="P40">* for εις/ει/η </text:p></loext:table-cell><loext:covered-table-cell/><loext:covered-table-cell/></loext:table-row></loext:table><text:p text:style-name="P4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ontract<text:span text:style-name="T397">ions</text:span></text:p></loext:table-cell><loext:covered-table-cell/><loext:covered-table-cell/></loext:table-row><loext:table-row table:style-name="Table1.1"><loext:table-cell table:style-name="Table1.A2" office:value-type="string"><text:p text:style-name="P40"/></loext:table-cell><loext:table-cell table:style-name="Table1.A2" office:value-type="string"><text:p text:style-name="P41">+ε</text:p></loext:table-cell><loext:table-cell table:style-name="Table1.C2" office:value-type="string"><text:p text:style-name="P32">+ο</text:p></loext:table-cell></loext:table-row><loext:table-row table:style-name="Table1.1"><loext:table-cell table:style-name="Table1.A2" office:value-type="string"><text:p text:style-name="P41">α</text:p></loext:table-cell><loext:table-cell table:style-name="Table1.B3" office:value-type="string"><text:p text:style-name="P48">ᾶ (ᾷ*)</text:p></loext:table-cell><loext:table-cell table:style-name="Table1.C3" office:value-type="string"><text:p text:style-name="P48">ω</text:p></loext:table-cell></loext:table-row><loext:table-row table:style-name="Table1.1"><loext:table-cell table:style-name="Table1.A2" office:value-type="string"><text:p text:style-name="P41">ε</text:p></loext:table-cell><loext:table-cell table:style-name="Table1.B4" office:value-type="string"><text:p text:style-name="P48">εῖ</text:p></loext:table-cell><loext:table-cell table:style-name="Table1.C4" office:value-type="string"><text:p text:style-name="P48">ου</text:p></loext:table-cell></loext:table-row><loext:table-row table:style-name="Table1.1"><loext:table-cell table:style-name="Table1.A2" office:value-type="string"><text:p text:style-name="P41">ο</text:p></loext:table-cell><loext:table-cell table:style-name="Table1.B5" office:value-type="string"><text:p text:style-name="P48">οῦ (οῖ*) </text:p></loext:table-cell><loext:table-cell table:style-name="Table1.C5" office:value-type="string"><text:p text:style-name="P48">ου</text:p></loext:table-cell></loext:table-row><loext:table-row table:style-name="Table1.1"><loext:table-cell table:style-name="Table1.A6" table:number-columns-spanned="3" office:value-type="string"><text:p text:style-name="P40">* for εις/ει/η </text:p></loext:table-cell><loext:covered-table-cell/><loext:covered-table-cell/></loext:table-row></loext:table><text:p text:style-name="P4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46">Liquid </text:span><text:span text:style-name="T95">λμνρ</text:span><text:span text:style-name="T246"> verbs:</text:span><text:span text:style-name="T149"><text:tab/></text:span><text:span text:style-name="Red"><text:span text:style-name="T30">fut</text:span></text:span><text:span text:style-name="T149">: σ</text:span><text:span text:style-name="T151">→</text:span><text:span text:style-name="T248">ε then amalgamated <text:s text:c="2"/></text:span><text:span text:style-name="Red"><text:span text:style-name="T25">aorist</text:span></text:span><text:span text:style-name="T248">: σ</text:span><text:span text:style-name="T151">→lengthend final stem vowel</text:span><text:span text:style-name="T239"><text:line-break/>Contract </text:span><text:span text:style-name="T94">αεο</text:span><text:span text:style-name="T239"> verbs:</text:span><text:span text:style-name="T149"><text:tab/></text:span><text:span text:style-name="Red"><text:span text:style-name="T30">act</text:span></text:span><text:span text:style-name="Red"><text:span text:style-name="T31">+</text:span></text:span><text:span text:style-name="Red"><text:span text:style-name="T30">imperf only</text:span></text:span><text:span text:style-name="T149">; in other tenses, lengthened final stem vowel</text:span><draw:custom-shape text:anchor-type="char" draw:z-index="76" draw:name="Text Frame 6" draw:style-name="gr11" draw:text-style-name="P93" svg:width="3.133cm" svg:height="0.265cm" svg:x="7.317cm" svg:y="0.9cm"><text:p text:style-name="P6"><text:span text:style-name="T87">pres stem end: λ</text:span><text:span text:style-name="T82">→λλ; ρ→ι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><draw:frame text:anchor-type="paragraph" draw:z-index="5" draw:name="Text Frame 40" draw:style-name="gr45" draw:text-style-name="P99" svg:width="0.636cm" svg:height="0.371cm" svg:x="-0.79cm" svg:y="0.162cm"><draw:text-box><text:p text:style-name="P98"><text:span text:style-name="T404">c</text:span><text:span text:style-name="T404">h</text:span><text:span text:style-name="T404">2</text:span><text:span text:style-name="T404">5</text:span></text:p></draw:text-box></draw:frame><draw:custom-shape text:anchor-type="char" draw:z-index="77" draw:name="Text Frame 13" draw:style-name="gr10" draw:text-style-name="P93" svg:width="11.935cm" svg:height="0.281cm" svg:x="1.914cm" svg:y="0.474cm"><text:p text:style-name="P4"><text:span text:style-name="T83">other mood/tense </text:span><text:span text:style-name="T86">endings</text:span><text:span text:style-name="T83"> </text:span><text:span text:style-name="T84">match </text:span><text:span text:style-name="T83">ω-Verbs </text:span><text:span text:style-name="T85">except </text:span><text:span text:style-name="Red"><text:span text:style-name="T65">aorist</text:span></text:span><text:span text:style-name="T85"> </text:span><text:span text:style-name="Red"><text:span text:style-name="T65">σ-&gt;κ</text:span></text:span><text:span text:style-name="Red"><text:span text:style-name="T221"> </text:span></text:span><text:span text:style-name="Red"><text:span text:style-name="T223">(usually)</text:span></text:span><text:span text:style-name="Red"><text:span text:style-name="T221">; </text:span></text:span><text:span text:style-name="Red"><text:span text:style-name="T222">aorist act. </text:span></text:span><text:span text:style-name="Red"><text:span text:style-name="T224">inf. </text:span></text:span><text:span text:style-name="Red"><text:span text:style-name="T66">σαι-&gt;ναι</text:span></text:span><text:span text:style-name="Red"><text:span text:style-name="T222">; </text:span></text:span><text:span text:style-name="Red"><text:span text:style-name="T224">ptc: </text:span></text:span><text:span text:style-name="Red"><text:span text:style-name="T67">δους δοντος ...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μι-Verbs:</text:p>
      <text:p text:style-name="P81"><draw:line text:anchor-type="paragraph" draw:z-index="78" draw:name="Line 2" draw:style-name="gr9" draw:text-style-name="P95" svg:x1="1.851cm" svg:y1="-0.019cm" svg:x2="1.392cm" svg:y2="0.595cm"><text:p/></draw:line><draw:line text:anchor-type="paragraph" draw:z-index="15" draw:name="Line 12" draw:style-name="gr40" draw:text-style-name="P95" svg:x1="2.29cm" svg:y1="1.192cm" svg:x2="1.893cm" svg:y2="0.598cm"><text:p/></draw:line><draw:line text:anchor-type="paragraph" draw:z-index="79" draw:name="Line 9" draw:style-name="gr9" draw:text-style-name="P95" svg:x1="14.072cm" svg:y1="1.065cm" svg:x2="14.384cm" svg:y2="1.935cm"><text:p/></draw:line><draw:line text:anchor-type="paragraph" draw:z-index="18" draw:name="Line 14" draw:style-name="gr4" draw:text-style-name="P95" svg:x1="13.868cm" svg:y1="1.065cm" svg:x2="14.073cm" svg:y2="4.011cm"><text:p/></draw:line><text:span text:style-name="T235">Present: <text:tab/></text:span><text:span text:style-name="T255">A:</text:span><text:span text:style-name="T236"> </text:span><text:span text:style-name="T280">δ</text:span><text:span text:style-name="T281">ί</text:span><text:span text:style-name="Red"><text:span text:style-name="T8">δω</text:span></text:span><text:span text:style-name="Red"><text:span text:style-name="T317">-</text:span></text:span><text:span text:style-name="T280">μι -ς -σι(ν)<text:tab/></text:span><text:span text:style-name="T166"> <text:s/></text:span><text:span text:style-name="T168">δ</text:span><text:span text:style-name="T169">ί</text:span><text:span text:style-name="Red"><text:span text:style-name="T56">δο</text:span></text:span><text:span text:style-name="Red"><text:span text:style-name="T168">-</text:span></text:span><text:span text:style-name="T166">μεν </text:span><text:span text:style-name="Red"><text:span text:style-name="T168">-</text:span></text:span><text:span text:style-name="T166">τε </text:span><text:span text:style-name="Red"><text:span text:style-name="T168">-</text:span></text:span><text:span text:style-name="Red"><text:span text:style-name="T166">ασι(ν)</text:span></text:span><text:span text:style-name="T166"><text:tab/></text:span><text:span text:style-name="T195">M/P</text:span><text:span text:style-name="T157">:</text:span><text:span text:style-name="T169"> δί</text:span><text:span text:style-name="Red"><text:span text:style-name="T55">δο</text:span></text:span><text:span text:style-name="T169">-μαι σαι ται <text:s text:c="2"/>μεθα σθε νται</text:span><text:span text:style-name="T235"><text:line-break/></text:span><draw:custom-shape text:anchor-type="char" draw:z-index="19" draw:name="Text Frame 19" draw:style-name="gr37" draw:text-style-name="P93" svg:width="7.889cm" svg:height="0.301cm" svg:x="2.358cm" svg:y="1.071cm"><text:p text:style-name="P27"><text:span text:style-name="Red"><text:span text:style-name="T214">pres</text:span></text:span><text:span text:style-name="Red"><text:span text:style-name="T215">:</text:span></text:span><text:span text:style-name="Red"><text:span text:style-name="T208"> lengthen </text:span></text:span><text:span text:style-name="Red"><text:span text:style-name="T69">ο-&gt;ω | ε/α-&gt;η</text:span></text:span><text:span text:style-name="Red"><text:span text:style-name="T208"> in </text:span></text:span><text:span text:style-name="Red"><text:span text:style-name="T209">sg; <text:s text:c="2"/></text:span></text:span><text:span text:style-name="Red"><text:span text:style-name="T214">imperf:</text:span></text:span><text:span text:style-name="Red"><text:span text:style-name="T210"> lengthen</text:span></text:span><text:span text:style-name="Red"><text:span text:style-name="T209"> </text:span></text:span><text:span text:style-name="Red"><text:span text:style-name="T68">ω-&gt;ου | ε/α-&gt;ει/η</text:span></text:span><text:span text:style-name="Red"><text:span text:style-name="T209"> </text:span></text:span><text:span text:style-name="Red"><text:span text:style-name="T210">in</text:span></text:span><text:span text:style-name="Red"><text:span text:style-name="T209"> sg.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5">Imperf:<text:tab/><text:tab/></text:span><text:span text:style-name="T255">A:</text:span><text:span text:style-name="T236"> </text:span><text:span text:style-name="T166">ἐ</text:span><text:span text:style-name="T182">δ</text:span><text:span text:style-name="T183">ί</text:span><text:span text:style-name="Red"><text:span text:style-name="T54">δου</text:span></text:span><text:span text:style-name="Red"><text:span text:style-name="T182">-</text:span></text:span><text:span text:style-name="T167">ν -</text:span><text:span text:style-name="T166">ς -</text:span><text:span text:style-name="T168"> <text:s text:c="2"/><text:tab/> <text:s/></text:span><text:span text:style-name="T166">ἐ</text:span><text:span text:style-name="T169">δί</text:span><text:span text:style-name="Red"><text:span text:style-name="T55">δο</text:span></text:span><text:span text:style-name="T166">-μεν -τε -</text:span><text:span text:style-name="T167">σα(</text:span><text:span text:style-name="T170">ν)</text:span><text:span text:style-name="T171"><text:tab/></text:span><text:span text:style-name="T194">M/P</text:span><text:span text:style-name="T158">:</text:span><text:span text:style-name="T172"> ἐδι</text:span><text:span text:style-name="Red"><text:span text:style-name="T57">δό</text:span></text:span><text:span text:style-name="T172">-μην σο το <text:s text:c="2"/>μεθα σθε ντο</text:span></text:p>
      <text:p text:style-name="P54"><draw:frame text:anchor-type="paragraph" draw:z-index="24" draw:name="Text Frame 39" draw:style-name="gr6" draw:text-style-name="P100" svg:width="0.53cm" svg:height="0.364cm" svg:x="-0.684cm" svg:y="0.012cm"><draw:text-box><text:p text:style-name="P98"><text:span text:style-name="T404">c</text:span><text:span text:style-name="T404">h</text:span><text:span text:style-name="T404">3</text:span></text:p></draw:text-box></draw:frame><draw:custom-shape text:anchor-type="char" draw:z-index="80" draw:name="Frame 4" draw:style-name="gr8" draw:text-style-name="P103" svg:width="2.438cm" svg:height="2.068cm" svg:x="14.284cm" svg:y="0.326cm"><loext:table table:name="Table7" table:style-name="Table7"><loext:table-column table:style-name="Table7.A"/><loext:table-column table:style-name="Table7.B"/><loext:table-row table:style-name="Table7.1"><loext:table-cell table:style-name="Table7.A1" table:number-columns-spanned="2" office:value-type="string"><text:p text:style-name="P58">μι-Verbs</text:p></loext:table-cell><loext:covered-table-cell/></loext:table-row><loext:table-row table:style-name="Table7.2"><loext:table-cell table:style-name="Table7.A2" office:value-type="string"><text:p text:style-name="P60">lexical</text:p></loext:table-cell><loext:table-cell table:style-name="Table7.B2" office:value-type="string"><text:p text:style-name="P60">root</text:p></loext:table-cell></loext:table-row><loext:table-row table:style-name="Table7.3"><loext:table-cell table:style-name="Table7.A3" office:value-type="string"><text:p text:style-name="P59">διδωμι</text:p></loext:table-cell><loext:table-cell table:style-name="Table7.B3" office:value-type="string"><text:p text:style-name="P59"><text:span text:style-name="Red">δο</text:span></text:p></loext:table-cell></loext:table-row><loext:table-row table:style-name="Table7.4"><loext:table-cell table:style-name="Table7.A4" office:value-type="string"><text:p text:style-name="P59">τιθημι</text:p></loext:table-cell><loext:table-cell table:style-name="Table7.B4" office:value-type="string"><text:p text:style-name="P59"><text:span text:style-name="Red">θε</text:span></text:p></loext:table-cell></loext:table-row><loext:table-row table:style-name="Table7.5"><loext:table-cell table:style-name="Table7.A5" office:value-type="string"><text:p text:style-name="P59">ἱστημι</text:p></loext:table-cell><loext:table-cell table:style-name="Table7.B5" office:value-type="string"><text:p text:style-name="P59"><text:span text:style-name="Red">στα</text:span></text:p></loext:table-cell></loext:table-row></loext:table><text:p text:style-name="P6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4">ε</text:span><text:span text:style-name="T45">ἰ</text:span><text:span text:style-name="T44">μι</text:span><text:span text:style-name="T33"> (to be) pres:</text:span><text:span text:style-name="T32"> </text:span><text:span text:style-name="T4"><text:tab/></text:span><text:span text:style-name="T269">εἰμι <text:s/></text:span><text:span text:style-name="T247">εἶ <text:s/>ἐστι(ν)<text:tab/>ἐσμεν <text:s/>ἐστε <text:s/>εἰσι(ν)</text:span><text:span text:style-name="T4"><text:tab/><text:tab/></text:span><text:span text:style-name="T123">I am</text:span><text:span text:style-name="T149">: present</text:span><text:span text:style-name="T4"><text:line-break/> <text:s/></text:span><text:span text:style-name="T5">imperf</text:span><text:span text:style-name="T32">:<text:tab/></text:span><text:span text:style-name="T247">ἤμην <text:s/>ἦς <text:s/>ἦν<text:tab/>ἦμεν <text:s/>ἦτε <text:s/>ἦσαν</text:span><text:span text:style-name="T4"><text:tab/><text:tab/></text:span><text:span text:style-name="T123">I was</text:span><text:span text:style-name="T149">: imperfect indicative of εἰμι</text:span><text:span text:style-name="T4"><text:line-break/> <text:s/></text:span><text:span text:style-name="T5">future</text:span><text:span text:style-name="T32">:<text:tab/></text:span><text:span text:style-name="T4"><text:tab/></text:span><text:span text:style-name="T22">ἔσομαι ἔσῃ </text:span><text:span text:style-name="Red"><text:span text:style-name="T22">ἔσται</text:span></text:span><text:span text:style-name="T4"><text:tab/></text:span><text:span text:style-name="T22">ἐσόμεθα ἔσεσθε ἔσονται<text:tab/></text:span><text:span text:style-name="T123">I will be</text:span><text:span text:style-name="T149">: future indicative of εἰμι</text:span></text:p>
      <text:p text:style-name="P56"><draw:frame text:anchor-type="paragraph" draw:z-index="81" draw:name="Text Frame 21" draw:style-name="gr7" draw:text-style-name="P102" svg:width="4.051cm" svg:height="1.225cm" svg:x="12.668cm" svg:y="1.05cm"><draw:text-box><text:p text:style-name="P101"><text:span text:style-name="T405">O</text:span><text:span text:style-name="T405">p</text:span><text:span text:style-name="T405">t</text:span><text:span text:style-name="T405">a</text:span><text:span text:style-name="T405">t</text:span><text:span text:style-name="T405">i</text:span><text:span text:style-name="T405">v</text:span><text:span text:style-name="T405">e</text:span><text:span text:style-name="T405">:</text:span><text:span text:style-name="T406"> </text:span><text:span text:style-name="T407">w</text:span><text:span text:style-name="T407">i</text:span><text:span text:style-name="T407">s</text:span><text:span text:style-name="T407">h</text:span><text:span text:style-name="T406"> </text:span><text:span text:style-name="T406">(</text:span><text:span text:style-name="T406">μ</text:span><text:span text:style-name="T406">ι</text:span><text:span text:style-name="T406">-</text:span><text:span text:style-name="T406">e</text:span><text:span text:style-name="T406">n</text:span><text:span text:style-name="T406">d</text:span><text:span text:style-name="T406">i</text:span><text:span text:style-name="T406">n</text:span><text:span text:style-name="T406">g</text:span><text:span text:style-name="T406">s</text:span><text:span text:style-name="T406">)</text:span><text:span text:style-name="T406"><text:line-break/></text:span><text:span text:style-name="T406">c</text:span><text:span text:style-name="T406">o</text:span><text:span text:style-name="T406">n</text:span><text:span text:style-name="T406">n</text:span><text:span text:style-name="T406">. </text:span><text:span text:style-name="T406">v</text:span><text:span text:style-name="T406">o</text:span><text:span text:style-name="T406">w</text:span><text:span text:style-name="T406">e</text:span><text:span text:style-name="T406">l </text:span><text:span text:style-name="T406">= </text:span><text:span text:style-name="T406">ο</text:span><text:span text:style-name="T406">ι</text:span><text:span text:style-name="T406">, </text:span><text:span text:style-name="T406">α</text:span><text:span text:style-name="T406">ι</text:span><text:span text:style-name="T406">, </text:span><text:span text:style-name="T406">θ</text:span><text:span text:style-name="T406">ε</text:span><text:span text:style-name="T406">ι</text:span><text:span text:style-name="T406"><text:line-break/></text:span><text:span text:style-name="T406">ε</text:span><text:span text:style-name="T406">ἰ</text:span><text:span text:style-name="T406">μ</text:span><text:span text:style-name="T406">ί </text:span><text:span text:style-name="T406">= </text:span><text:span text:style-name="T406">ε</text:span><text:span text:style-name="T406">ἴ</text:span><text:span text:style-name="T406">ν</text:span></text:p></draw:text-box></draw:frame><draw:line text:anchor-type="paragraph" draw:z-index="32" draw:name="Line 15" draw:style-name="gr4" draw:text-style-name="P95" svg:x1="11.487cm" svg:y1="2.78cm" svg:x2="8.719cm" svg:y2="2.251cm"><text:p/></draw:line><draw:frame text:anchor-type="paragraph" draw:z-index="82" draw:name="Text Frame 42" draw:style-name="gr6" draw:text-style-name="P100" svg:width="0.512cm" svg:height="0.364cm" svg:x="-0.667cm" svg:y="0.582cm"><draw:text-box><text:p text:style-name="P98"><text:span text:style-name="T404">ch4</text:span></text:p></draw:text-box></draw:frame><draw:frame text:anchor-type="paragraph" draw:z-index="35" draw:name="Text Frame 41" draw:style-name="gr6" draw:text-style-name="P100" svg:width="0.512cm" svg:height="0.364cm" svg:x="-0.667cm" svg:y="1.058cm"><draw:text-box><text:p text:style-name="P98"><text:span text:style-name="T404">ch5</text:span></text:p></draw:text-box></draw:frame><draw:custom-shape text:anchor-type="char" draw:z-index="37" draw:name="Frame 2" draw:style-name="gr33" draw:text-style-name="P103" svg:width="5.411cm" svg:height="3.174cm" svg:x="11.317cm" svg:y="2.501cm"><loext:table table:name="Table2" table:style-name="Table2"><loext:table-column table:style-name="Table2.A"/><loext:table-column table:style-name="Table2.B"/><loext:table-column table:style-name="Table2.C"/><loext:table-row table:style-name="Table2.1"><loext:table-cell table:style-name="Table2.A1" table:number-columns-spanned="3" office:value-type="string"><text:p text:style-name="P1"><text:span text:style-name="T153">1</text:span><text:span text:style-name="T319">st</text:span><text:span text:style-name="T153"> decln. Case clues (memorise)</text:span></text:p></loext:table-cell><loext:covered-table-cell/><loext:covered-table-cell/></loext:table-row><loext:table-row table:style-name="Table2.1"><loext:table-cell table:style-name="Table2.A2" office:value-type="string"><text:p text:style-name="P42">Case</text:p></loext:table-cell><loext:table-cell table:style-name="Table2.A2" office:value-type="string"><text:p text:style-name="P43">Singular</text:p></loext:table-cell><loext:table-cell table:style-name="Table2.C2" office:value-type="string"><text:p text:style-name="P37">Plural</text:p></loext:table-cell></loext:table-row><loext:table-row table:style-name="Table2.1"><loext:table-cell table:style-name="Table2.A2" office:value-type="string"><text:p text:style-name="P39">N.</text:p></loext:table-cell><loext:table-cell table:style-name="Table2.B3" office:value-type="string"><text:p text:style-name="P1"><text:span text:style-name="T72">M: </text:span><text:span text:style-name="T340">ας/ης</text:span><text:span text:style-name="T348"> <text:s text:c="4"/></text:span><text:span text:style-name="T72">F: </text:span><text:span text:style-name="T340">α</text:span><text:span text:style-name="T37">/η</text:span></text:p></loext:table-cell><loext:table-cell table:style-name="Table2.C3" office:value-type="string"><text:p text:style-name="P35"><text:s text:c="3"/>οι/αι</text:p></loext:table-cell></loext:table-row><loext:table-row table:style-name="Table2.1"><loext:table-cell table:style-name="Table2.A2" office:value-type="string"><text:p text:style-name="P39">G.</text:p></loext:table-cell><loext:table-cell table:style-name="Table2.B3" office:value-type="string"><text:p text:style-name="P1"><text:span text:style-name="T72">M:</text:span><text:span text:style-name="T37"> ου <text:s text:c="6"/></text:span><text:span text:style-name="T72">F: </text:span><text:span text:style-name="T340">ας/ης </text:span></text:p></loext:table-cell><loext:table-cell table:style-name="Table2.C3" office:value-type="string"><text:p text:style-name="P39"><text:s text:c="4"/>ων</text:p></loext:table-cell></loext:table-row><loext:table-row table:style-name="Table2.1"><loext:table-cell table:style-name="Table2.A2" office:value-type="string"><text:p text:style-name="P39">D.</text:p></loext:table-cell><loext:table-cell table:style-name="Table2.B3" office:value-type="string"><text:p text:style-name="P52">ι</text:p></loext:table-cell><loext:table-cell table:style-name="Table2.C3" office:value-type="string"><text:p text:style-name="P36">οις/αις</text:p></loext:table-cell></loext:table-row><loext:table-row table:style-name="Table2.1"><loext:table-cell table:style-name="Table2.A2" office:value-type="string"><text:p text:style-name="P39">A.</text:p></loext:table-cell><loext:table-cell table:style-name="Table2.B3" office:value-type="string"><text:p text:style-name="P39">ν</text:p></loext:table-cell><loext:table-cell table:style-name="Table2.C3" office:value-type="string"><text:p text:style-name="P39">ους/ας</text:p></loext:table-cell></loext:table-row><loext:table-row table:style-name="Table2.7"><loext:table-cell table:style-name="Table2.A2" office:value-type="string"><text:p text:style-name="P53"/></loext:table-cell><loext:table-cell table:style-name="Table2.C3" table:number-columns-spanned="2" office:value-type="string"><text:p text:style-name="P1"><text:span text:style-name="T305">Beware overlaps </text:span><text:span text:style-name="T306">in</text:span><text:span text:style-name="T305"> </text:span><text:span text:style-name="T343">(red)</text:span></text:p></loext:table-cell><loext:covered-table-cell/></loext:table-row></loext:table><text:p text:style-name="P47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Nouns:</text:span><text:span text:style-name="T4"><text:tab/><text:tab/></text:span><text:span text:style-name="T145">(Remember: neuter plural nouns take singular verbs)</text:span><text:span text:style-name="T1"><text:line-break/></text:span><text:span text:style-name="T4">2</text:span><text:span text:style-name="T333">nd</text:span><text:span text:style-name="T4"> declension:<text:tab/></text:span><text:span text:style-name="T59">M/F: </text:span><text:span text:style-name="T145">ος ου ῳ ον </text:span><text:span text:style-name="Red"><text:span text:style-name="T29">ε</text:span></text:span><text:span text:style-name="T145"><text:tab/>ιο ων ιος ους</text:span><text:span text:style-name="T4"><text:tab/></text:span><text:span text:style-name="T59">N:</text:span><text:span text:style-name="T333"> Sg:</text:span><text:span text:style-name="T145">ον--ον</text:span><text:span text:style-name="T4"> </text:span><text:span text:style-name="T333">Pl:</text:span><text:span text:style-name="T145">α--α<text:tab/> <text:s text:c="3"/></text:span><text:span text:style-name="T216">Fem. eg:</text:span><text:span text:style-name="T197"> </text:span><text:span text:style-name="T145">ἐρημος ὀδος</text:span><text:span text:style-name="T4"><text:line-break/>1</text:span><text:span text:style-name="T333">st</text:span><text:span text:style-name="T4"> declension:<text:tab/></text:span><text:span text:style-name="T23">Sg. memory clue – <text:s text:c="3"/></text:span><text:span text:style-name="T59">M ‘souin’: </text:span><text:span text:style-name="T145">ς ου</text:span><text:span text:style-name="T4"> </text:span><text:span text:style-name="T346">ι </text:span><text:span text:style-name="T4">ν</text:span><text:span text:style-name="T23"> <text:s text:c="3"/></text:span><text:span text:style-name="T60">F ‘sin’:</text:span><text:span text:style-name="T23"> </text:span><text:span text:style-name="T339">~</text:span><text:span text:style-name="T347"> </text:span><text:span text:style-name="T145">ς </text:span><text:span text:style-name="T327">ι </text:span><text:span text:style-name="T145">ν <text:s text:c="2"/></text:span><text:span text:style-name="T23">as follows:</text:span><text:span text:style-name="T145"><text:line-break/> <text:s text:c="3"/>M </text:span><text:span text:style-name="T135">ης</text:span><text:span text:style-name="T145">-stem<text:tab/>ης ου ῃ ην</text:span><text:span text:style-name="T198"> <text:s/>Voc: </text:span><text:span text:style-name="Red"><text:span text:style-name="T29">α</text:span></text:span><text:span text:style-name="T145"><text:tab/>αι ων αις ας<text:line-break/> <text:s text:c="3"/>M </text:span><text:span text:style-name="T135">ας</text:span><text:span text:style-name="T145">-stem<text:tab/>ας ου ᾳ αν</text:span><text:span text:style-name="T198"> <text:s/>Voc: </text:span><text:span text:style-name="Red"><text:span text:style-name="T29">α</text:span></text:span><text:span text:style-name="T145"><text:tab/>αι ων αις ας<text:line-break/> <text:s text:c="3"/>F </text:span><text:span text:style-name="T135">ειρ</text:span><text:span text:style-name="T145">-stem:<text:tab/>α ας ᾳ αν<text:tab/>αι ων αις ας<text:line-break/> <text:s text:c="3"/>F </text:span><text:span text:style-name="T135">σζξψ</text:span><text:span text:style-name="T145">-stem:<text:tab/>α ης ῃ αν<text:tab/>αι ων αις ας<text:line-break/> <text:s text:c="3"/>F others:<text:tab/>η ης ῃ ην<text:tab/>αι ων αις ας</text:span></text:p>
      <text:p text:style-name="P55"><text:span text:style-name="T145">Article<text:tab/>M:<text:tab/>ὁ του τῳ τον<text:tab/>οἱ των τοις τους<text:tab/></text:span><text:span text:style-name="T187">(follows 2</text:span><text:span text:style-name="T323">nd</text:span><text:span text:style-name="T187"> decln)</text:span><text:span text:style-name="T145"><text:line-break/><text:tab/>F:<text:tab/>ἡ της τῃ την<text:tab/>αἱ των ταις τας<text:tab/></text:span><text:span text:style-name="T187">(follows 1</text:span><text:span text:style-name="T323">st</text:span><text:span text:style-name="T187"> decln)</text:span><text:span text:style-name="T145"><text:line-break/><text:tab/>N:<text:tab/>το </text:span><text:span text:style-name="T351">=Μ =Μ</text:span><text:span text:style-name="T145"> το<text:tab/>τα <text:s/></text:span><text:span text:style-name="T351">=Μ <text:s text:c="3"/>=Μ</text:span><text:span text:style-name="T145"> <text:s text:c="3"/>τα</text:span></text:p>
      <text:p text:style-name="P57"><draw:frame text:anchor-type="paragraph" draw:z-index="83" draw:name="Text Frame 36" draw:style-name="gr6" draw:text-style-name="P99" svg:width="0.653cm" svg:height="0.364cm" svg:x="-0.79cm" svg:y="0.552cm"><draw:text-box><text:p text:style-name="P98"><text:span text:style-name="T404">ch1</text:span><text:span text:style-name="T404">1</text:span></text:p></draw:text-box></draw:frame><text:span text:style-name="T228">Pronouns:<text:line-break/></text:span><text:span text:style-name="T269"> <text:s/>D</text:span><text:span text:style-name="T22">em. <text:s/></text:span><text:span text:style-name="T401">t</text:span><text:span text:style-name="T400">his/</text:span><text:span text:style-name="T401">these</text:span><text:span text:style-name="T22">:</text:span><text:span text:style-name="T4"><text:tab/></text:span><text:span text:style-name="T58">M: </text:span><text:span text:style-name="T22">οὗτο</text:span><text:span text:style-name="T349">ς</text:span><text:span text:style-name="T22"> τούτου... οὖτοι... <text:s text:c="2"/></text:span><text:span text:style-name="T58">F: </text:span><text:span text:style-name="T74">αὕτη ταύτης… αὗται τ</text:span><text:span text:style-name="T350">ο</text:span><text:span text:style-name="T74">ύτων ταύταις… <text:s text:c="2"/></text:span><text:span text:style-name="T58">N:</text:span><text:span text:style-name="T4"> </text:span><text:span text:style-name="T22">τοῦτο τούτου... <text:s/>τ</text:span><text:span text:style-name="T349">α</text:span><text:span text:style-name="T22">ύτα -ων -οις τ</text:span><text:span text:style-name="T349">α</text:span><text:span text:style-name="T22">ύτα<text:line-break/> <text:s text:c="12"/></text:span><text:span text:style-name="T401">t</text:span><text:span text:style-name="T400">hat/</text:span><text:span text:style-name="T401">those</text:span><text:span text:style-name="T22">:<text:tab/>ἐκεἶνος ... then follows the a</text:span><text:span text:style-name="T247">rti</text:span><text:span text:style-name="T22">cle for M &amp; F &amp; N<text:tab/> <text:s/><text:tab/></text:span><text:span text:style-name="T199">Note: i</text:span><text:span text:style-name="T59">f modifying noun, agree in </text:span><text:span text:style-name="T62">gender&amp;num&amp;case</text:span><text:span text:style-name="T63"><text:line-break/><text:tab/><text:tab/><text:tab/><text:tab/><text:tab/><text:tab/><text:tab/><text:tab/></text:span><text:span text:style-name="T62">and</text:span><text:span text:style-name="T63"> </text:span><text:span text:style-name="T64">in </text:span><text:span text:style-name="T63">predicative pos. </text:span><text:span text:style-name="T62">and</text:span><text:span text:style-name="T63"> noun </text:span><text:span text:style-name="T64">has </text:span><text:span text:style-name="T63">article; <text:s/>else substantive</text:span></text:p>
      <text:p text:style-name="P26"><draw:frame text:anchor-type="paragraph" draw:z-index="53" draw:name="Text Frame 37" draw:style-name="gr6" draw:text-style-name="P99" svg:width="0.512cm" svg:height="0.364cm" svg:x="-0.649cm" svg:y="0.005cm"><draw:text-box><text:p text:style-name="P98"><text:span text:style-name="T404">ch9</text:span></text:p></draw:text-box></draw:frame><text:span text:style-name="T27"><text:s text:c="2"/></text:span><text:span text:style-name="T10">Personal:<text:tab/>memory clue – </text:span><text:span text:style-name="T37">μου μοι με<text:tab/>εις ων ιν ας</text:span></text:p>
      <text:p text:style-name="P92"><text:span text:style-name="T46"><text:s text:c="3"/>1</text:span><text:span text:style-name="T334">st</text:span><text:span text:style-name="T46">:<text:tab/></text:span><text:span text:style-name="T32"><text:tab/>ἐγω</text:span><text:span text:style-name="T37"> <text:s/>(ἐ)μου <text:s/>(ἐ)μοι <text:s/>(ἐ)με<text:tab/>ἡμεις <text:s/>ἡμων <text:s/>ἡμιν <text:s/>ἡμας<text:tab/>(</text:span><text:span text:style-name="T130">I/we/</text:span><text:span text:style-name="T131">ourselves</text:span><text:span text:style-name="T37"> – ἐ for special emphasis)<text:line-break/> <text:s text:c="2"/>2</text:span><text:span text:style-name="T335">nd</text:span><text:span text:style-name="T37">:<text:tab/><text:tab/>συ <text:s/>σου <text:s/>σοι <text:s/>σε<text:tab/><text:tab/>ὑμεις <text:s/>ὑμων <text:s/>ὑμιν <text:s/>ὑμας<text:tab/>(</text:span><text:span text:style-name="T130">you/you</text:span><text:span text:style-name="T131">rselves</text:span><text:span text:style-name="T37">)<text:line-break/> <text:s text:c="2"/>3</text:span><text:span text:style-name="T335">rd </text:span><text:span text:style-name="T37">M:<text:tab/></text:span><text:span text:style-name="T32"><text:tab/></text:span><text:span text:style-name="T49">αὐτ <text:s/>+</text:span><text:span text:style-name="T32"> <text:s/>ος ου ῳ ον<text:tab/><text:tab/>ο</text:span><text:span text:style-name="T35">ι</text:span><text:span text:style-name="T32"> ων οις ους<text:tab/><text:tab/>(</text:span><text:span text:style-name="T128">him/theirselves</text:span><text:span text:style-name="T36"> – </text:span><text:span text:style-name="T32">follows 2</text:span><text:span text:style-name="T336">nd</text:span><text:span text:style-name="T32"> decln)<text:line-break/> <text:s text:c="2"/>3</text:span><text:span text:style-name="T336">rd</text:span><text:span text:style-name="T32"> F:<text:tab/><text:tab/></text:span><text:span text:style-name="T49">αὐτ <text:s/>+</text:span><text:span text:style-name="T32"> <text:s/>η ης ῃ ην<text:tab/><text:tab/>αι ων αις ας<text:tab/><text:tab/>(</text:span><text:span text:style-name="T128">her/theirselves </text:span><text:span text:style-name="T32">– follows 1</text:span><text:span text:style-name="T336">st</text:span><text:span text:style-name="T32"> decln)<text:line-break/> <text:s text:c="2"/>3</text:span><text:span text:style-name="T336">rd</text:span><text:span text:style-name="T32"> N:<text:tab/><text:tab/></text:span><text:span text:style-name="T49">αὐτ <text:s/>+</text:span><text:span text:style-name="T32"> <text:s/>ο ου ῳ ο<text:tab/><text:tab/>α ων οις α<text:tab/><text:tab/>(</text:span><text:span text:style-name="T128">it/themselves</text:span><text:span text:style-name="T36"> </text:span><text:span text:style-name="T32">– follows article)</text:span><text:span text:style-name="T72"><text:line-break/></text:span><text:span text:style-name="T23"> <text:s text:c="5"/></text:span><text:span text:style-name="T21"><text:s text:c="2"/>Normal αυτ*:<text:tab/></text:span><text:span text:style-name="T239">as </text:span><text:span text:style-name="T249">pronoun</text:span><text:span text:style-name="T239"> agrees in </text:span><text:span text:style-name="T307">gender&amp;num</text:span><text:span text:style-name="T239"> with the </text:span><text:span text:style-name="T307">antecedent<text:line-break/></text:span><text:span text:style-name="T21"> <text:s text:c="11"/>(notes p80)<text:tab/></text:span><text:span text:style-name="T239">next to </text:span><text:span text:style-name="T249">pronoun</text:span><text:span text:style-name="T239">, intensifier, agrees </text:span><text:span text:style-name="T307">num&amp;case</text:span><text:span text:style-name="T239">:<text:tab/>ἐγω αὐτος λεγω = I myself speak<text:line-break/></text:span><text:span text:style-name="T21"><text:tab/><text:tab/></text:span><text:span text:style-name="T239">next to </text:span><text:span text:style-name="T249">verb</text:span><text:span text:style-name="T239">, agrees in </text:span><text:span text:style-name="T307">number</text:span><text:span text:style-name="T239">; always nom.<text:tab/>functions as intensifier ‘self’<text:line-break/></text:span><text:span text:style-name="T21"> <text:s text:c="7"/>Special αυτ*:<text:tab/></text:span><text:span text:style-name="T239">with </text:span><text:span text:style-name="T249">noun</text:span><text:span text:style-name="T270"> agrees </text:span><text:span text:style-name="T239">in </text:span><text:span text:style-name="T307">gender&amp;number&amp;case</text:span><text:span text:style-name="T239"><text:tab/></text:span><text:span text:style-name="T250">attributive</text:span><text:span text:style-name="T239">=</text:span><text:span text:style-name="T97">‘same’</text:span><text:span text:style-name="T239">; </text:span><text:span text:style-name="T250">predicative</text:span><text:span text:style-name="T239">=self</text:span></text:p>
      <text:p text:style-name="P83"><draw:frame text:anchor-type="paragraph" draw:z-index="84" draw:name="Text Frame 9" draw:style-name="gr5" draw:text-style-name="P97" svg:width="11.138cm" svg:height="0.269cm" svg:x="1.087cm" svg:y="-0.187cm"><draw:text-box><text:p text:style-name="P96"><text:span text:style-name="T402">Combin</text:span><text:span text:style-name="T402">e =&gt; </text:span><text:span text:style-name="T402">“indefi</text:span><text:span text:style-name="T402">nite </text:span><text:span text:style-name="T402">relativ</text:span><text:span text:style-name="T402">e” </text:span><text:span text:style-name="T402">(mostl</text:span><text:span text:style-name="T402">y </text:span><text:span text:style-name="T402">nom): </text:span><text:span text:style-name="T402">ὅστις, </text:span><text:span text:style-name="T402">ἥτις, </text:span><text:span text:style-name="T402">ὅτι <text:s text:c="2"/></text:span><text:span text:style-name="T402">οἵτινες, </text:span><text:span text:style-name="T402">αἵτινες, </text:span><text:span text:style-name="T402">ἅτινα: </text:span><text:span text:style-name="T403">‘who/</text:span><text:span text:style-name="T403">whoev</text:span><text:span text:style-name="T403">er’, </text:span><text:span text:style-name="T403">‘what/</text:span><text:span text:style-name="T403">whate</text:span><text:span text:style-name="T403">ver’</text:span></text:p></draw:text-box></draw:frame><draw:custom-shape text:anchor-type="paragraph" draw:z-index="55" draw:name="Shape 4" draw:style-name="gr21" draw:text-style-name="P108" svg:width="0.19cm" svg:height="0.648cm" svg:x="-0.129cm" svg:y="0.549cm"><text:p/>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path text:anchor-type="paragraph" draw:z-index="85" draw:name="Bézier curve 6" draw:style-name="gr4" draw:text-style-name="P95" svg:width="0.487cm" svg:height="1.324cm" draw:transform="rotate (2.17886903818972) translate (-0.0864305560145837cm 0.740833333652835cm)" svg:viewBox="0 0 488 1325" svg:d="M0 0c1047 0 85 1325 85 1325l20-27"><text:p/></draw:path><draw:frame text:anchor-type="paragraph" draw:z-index="8" draw:name="Text Frame 11" draw:style-name="gr6" draw:text-style-name="P99" svg:width="0.512cm" svg:height="0.364cm" svg:x="-0.649cm" svg:y="2.947cm"><draw:text-box><text:p text:style-name="P98"><text:span text:style-name="T404">c</text:span><text:span text:style-name="T404">h</text:span><text:span text:style-name="T404">6</text:span></text:p></draw:text-box></draw:frame><draw:frame text:anchor-type="paragraph" draw:z-index="11" draw:name="Text Frame 35" draw:style-name="gr6" draw:text-style-name="P99" svg:width="0.671cm" svg:height="0.364cm" svg:x="-0.808cm" svg:y="0.002cm"><draw:text-box><text:p text:style-name="P98"><text:span text:style-name="T404">ch22</text:span></text:p></draw:text-box></draw:frame><text:span text:style-name="T239"><text:s text:c="2"/>Interrog</text:span><text:span text:style-name="T240">ative</text:span><text:span text:style-name="T239">:<text:tab/></text:span><text:span text:style-name="T200">M/F (</text:span><text:span text:style-name="T104">who</text:span><text:span text:style-name="T200">):</text:span><text:span text:style-name="T239"> τίς τίνος τίνι τίνα <text:s/><text:tab/>τίνες τίνων τίσι(ν) τίνας <text:s text:c="5"/></text:span><text:span text:style-name="T198">N (</text:span><text:span text:style-name="T114">what/why</text:span><text:span text:style-name="T198">):</text:span><text:span text:style-name="T239"> τί--τί <text:s text:c="2"/>τίνα--τίνα <text:s text:c="3"/>(follows 3</text:span><text:span text:style-name="T324">rd</text:span><text:span text:style-name="T239"> decln)<text:line-break/> <text:s/></text:span><text:span text:style-name="T240">Indefinite </text:span><text:span text:style-name="T245">(no </text:span><text:span text:style-name="T330">´</text:span><text:span text:style-name="T331">)</text:span><text:span text:style-name="T239">:<text:tab/></text:span><text:span text:style-name="T200"><text:tab/> </text:span><text:span text:style-name="T239">τ</text:span><text:span text:style-name="T240">ι</text:span><text:span text:style-name="T239">ς τ</text:span><text:span text:style-name="T240">ι</text:span><text:span text:style-name="T239">νος τ</text:span><text:span text:style-name="T240">ι</text:span><text:span text:style-name="T239">νι τ</text:span><text:span text:style-name="T240">ι</text:span><text:span text:style-name="T239">να <text:s/><text:tab/>τ</text:span><text:span text:style-name="T240">ι</text:span><text:span text:style-name="T239">νες ... <text:tab/> <text:s text:c="4"/><text:tab/><text:tab/> <text:s text:c="16"/></text:span><text:span text:style-name="T98">some/</text:span><text:span text:style-name="T103">certain/several/any <text:s/>one/thing(s)</text:span><text:span text:style-name="T187"><text:line-break/></text:span><text:span text:style-name="T239"> <text:s/>Relative </text:span><text:span text:style-name="T198">(all rough)</text:span><text:span text:style-name="T239">:<text:tab/></text:span><text:span text:style-name="T200">M:</text:span><text:span text:style-name="T239"> </text:span><text:span text:style-name="Red"><text:span text:style-name="T239">ὃς</text:span></text:span><text:span text:style-name="T239"> οὗ ᾧ ὃν <text:s text:c="2"/>οἳ ὧν οἷς οὓς<text:tab/></text:span><text:span text:style-name="T200">F:</text:span><text:span text:style-name="T239"> ἣ ἧς ᾗ ἣν <text:s text:c="2"/>αἳ ὧν αἷς ἃς <text:s text:c="5"/></text:span><text:span text:style-name="T200">N:</text:span><text:span text:style-name="T239"> </text:span><text:span text:style-name="Red"><text:span text:style-name="T239">ὃ</text:span></text:span><text:span text:style-name="T239">--</text:span><text:span text:style-name="Red"><text:span text:style-name="T239">ὃ</text:span></text:span><text:span text:style-name="T239"> <text:s text:c="2"/></text:span><text:span text:style-name="Red"><text:span text:style-name="T239">ἃ--ἃ </text:span></text:span><text:span text:style-name="T239"><text:s text:c="3"/></text:span><text:span text:style-name="T97">w</text:span><text:span text:style-name="T99">ho/</text:span><text:span text:style-name="T97">whom/</text:span><text:span text:style-name="T100">which </text:span><text:span text:style-name="T239">(</text:span><text:span text:style-name="T244">like</text:span><text:span text:style-name="T243"> </text:span><text:span text:style-name="T242">αυτ</text:span><text:span text:style-name="T308">ος</text:span><text:span text:style-name="T315"> </text:span><text:span text:style-name="T316">decln</text:span><text:span text:style-name="T239">)<text:line-break/> <text:s/>Reciprocal:<text:tab/>ἀλληλων: </text:span><text:span text:style-name="T97">of one another<text:tab/></text:span><text:span text:style-name="T239">ἀλληλοις: </text:span><text:span text:style-name="T97">to one another <text:s text:c="4"/></text:span><text:span text:style-name="T239">ἀλληλους: </text:span><text:span text:style-name="T97">one another</text:span><text:span text:style-name="T239"> <text:s text:c="8"/>(from ἀλλος ‘another’)<text:line-break/> <text:s/>Reflexive:<text:tab/></text:span><text:span text:style-name="T309">Sg:</text:span><text:span text:style-name="T239"> <text:tab/> <text:s text:c="2"/>1</text:span><text:span text:style-name="T324">st</text:span><text:span text:style-name="T239">p: ἐμ</text:span><text:span text:style-name="T250">*</text:span><text:span text:style-name="T239"> <text:s text:c="3"/>2</text:span><text:span text:style-name="T324">nd</text:span><text:span text:style-name="T239">p: σε</text:span><text:span text:style-name="T250">*</text:span><text:span text:style-name="T239"> <text:s text:c="2"/>3</text:span><text:span text:style-name="T324">rd</text:span><text:span text:style-name="T239">p: </text:span><text:span text:style-name="Red"><text:span text:style-name="T26">ἑ</text:span></text:span><text:span text:style-name="T250">*</text:span><text:span text:style-name="T239"> <text:s text:c="11"/></text:span><text:span text:style-name="T309">Pl</text:span><text:span text:style-name="T250">: </text:span><text:span text:style-name="Red"><text:span text:style-name="T26">ἑ</text:span></text:span><text:span text:style-name="T250">* <text:s text:c="4"/></text:span><text:span text:style-name="T101">myself, yourself, him/her/itself</text:span><text:span text:style-name="T102">(s)</text:span><text:span text:style-name="T101"> <text:s text:c="3"/></text:span><text:span text:style-name="T239">(</text:span><text:span text:style-name="T250">*</text:span><text:span text:style-name="T239">=</text:span><text:span text:style-name="T242">all </text:span><text:span text:style-name="T239">αυτος </text:span><text:span text:style-name="T241">forms</text:span><text:span text:style-name="T239">)<text:line-break/> <text:s/>Posessive:<text:tab/></text:span><text:span text:style-name="T309">Sg. p’ssor:</text:span><text:span text:style-name="T239"> <text:s text:c="2"/>1</text:span><text:span text:style-name="T324">st</text:span><text:span text:style-name="T239">p: ἐμ</text:span><text:span text:style-name="T250">+</text:span><text:span text:style-name="T239"> <text:s text:c="3"/>2</text:span><text:span text:style-name="T324">nd</text:span><text:span text:style-name="T239">p: σ</text:span><text:span text:style-name="T250">+</text:span><text:span text:style-name="T239"> <text:s text:c="4"/>3</text:span><text:span text:style-name="T324">rd</text:span><text:span text:style-name="T239">p: ἰδι</text:span><text:span text:style-name="T250">+</text:span><text:span text:style-name="T239"> <text:s text:c="8"/></text:span><text:span text:style-name="T309">Pl. p’ssor</text:span><text:span text:style-name="T250">: <text:s text:c="2"/></text:span><text:span text:style-name="T270">1</text:span><text:span text:style-name="T325">st</text:span><text:span text:style-name="T270">p: ἡμετερ</text:span><text:span text:style-name="T250">+</text:span><text:span text:style-name="T270"> <text:s text:c="2"/>2</text:span><text:span text:style-name="T325">nd</text:span><text:span text:style-name="T270">p: ὑμετερ</text:span><text:span text:style-name="T250">+</text:span><text:span text:style-name="T270"> <text:s text:c="4"/>(</text:span><text:span text:style-name="T250">+</text:span><text:span text:style-name="T270">=</text:span><text:span text:style-name="Red"><text:span text:style-name="T271">2</text:span></text:span><text:span text:style-name="Red"><text:span text:style-name="T326">nd </text:span></text:span><text:span text:style-name="Red"><text:span text:style-name="T271">decln: </text:span></text:span><text:span text:style-name="Red"><text:span text:style-name="T12">N=ον--ον</text:span></text:span><text:span text:style-name="T270">)<text:line-break/></text:span><text:span text:style-name="T201"><text:tab/><text:tab/><text:tab/> <text:s text:c="2"/></text:span><text:span text:style-name="T144"><text:s text:c="7"/>(my)<text:tab/> <text:s text:c="7"/>(your) <text:s text:c="7"/>(his/her/its)<text:tab/><text:tab/> <text:s text:c="4"/>(our)<text:tab/> <text:s text:c="10"/>(your ) <text:s text:c="2"/></text:span><text:span text:style-name="T202">(</text:span><text:span text:style-name="T213">+</text:span><text:span text:style-name="T203">matches</text:span><text:span text:style-name="T202"> gen</text:span><text:span text:style-name="T203">/no./</text:span><text:span text:style-name="T202">case of </text:span><text:span text:style-name="T212">posessed</text:span><text:span text:style-name="T202">)</text:span><text:span text:style-name="T201"><text:line-break/></text:span><text:span text:style-name="T77">Adjectives:</text:span><text:span text:style-name="T21"><text:tab/>art + adj → attributive<text:tab/>adj first or last → predicative: </text:span><text:span text:style-name="T93">‘is’</text:span><text:span text:style-name="T21"><text:tab/>no noun → substantive: </text:span><text:span text:style-name="T93">‘people’</text:span><text:span text:style-name="T21"><text:line-break/> <text:s text:c="2"/>M (F if ἀ-prefix):<text:tab/>ος ου ῳ ον ε<text:tab/><text:tab/>ιο ων ιος ους<text:tab/>N: ον--ον <text:s text:c="2"/>α--α<text:tab/>(2nd decln)<text:line-break/> <text:s text:c="2"/>F:<text:tab/><text:tab/>η ης ῃ ην <text:s text:c="2"/><text:tab/><text:tab/>αι ων αις ας<text:tab/><text:tab/><text:tab/>(1st decln)<text:line-break/><text:tab/><text:tab/>^α <text:s/>if stem ends ε/ι/ρ<text:tab/><text:tab/><text:tab/></text:span><text:span text:style-name="T61">Note: Adjectives must agree with the noun in gender&amp;num&amp;case</text:span></text:p>
      <text:p text:style-name="P82"><draw:frame text:anchor-type="paragraph" draw:z-index="12" draw:name="Text Frame 38" draw:style-name="gr6" draw:text-style-name="P105" svg:width="0.653cm" svg:height="0.364cm" svg:x="-0.79cm" svg:y="0.042cm"><draw:text-box><text:p text:style-name="P98"><text:span text:style-name="T409">ch17</text:span></text:p></draw:text-box></draw:frame><draw:custom-shape text:anchor-type="char" draw:z-index="86" draw:name="Bézier curve 1" draw:style-name="gr3" draw:text-style-name="P94" svg:width="7.695cm" svg:height="0.343cm" svg:x="4.078cm" svg:y="-0.178cm"><text:p/><draw:enhanced-geometry draw:mirror-horizontal="false" draw:mirror-vertical="false" svg:viewBox="0 0 0 0" drawooo:sub-view-size="7694 429" draw:text-areas="0 0 ?f0 ?f1" draw:type="ooxml-non-primitive" draw:enhanced-path="M 0 326 C 976 -464 7695 428 7695 428 F N"><draw:equation draw:name="f0" draw:formula="logwidth"/><draw:equation draw:name="f1" draw:formula="logheight"/></draw:enhanced-geometry></draw:custom-shape><draw:custom-shape text:anchor-type="char" draw:z-index="14" draw:name="Text Frame 4" draw:style-name="gr41" draw:text-style-name="P93" svg:width="1.812cm" svg:height="0.267cm" svg:x="9.675cm" svg:y="-0.342cm"><text:p text:style-name="P89"><text:span text:style-name="T90">(for adjectives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58" draw:name="Line 3" draw:style-name="gr2" draw:text-style-name="P94" svg:x1="11.284cm" svg:y1="1.619cm" svg:x2="10.647cm" svg:y2="2.503cm"><text:p/></draw:line><draw:line text:anchor-type="char" draw:z-index="87" draw:name="Horizontal line 1" draw:style-name="gr2" draw:text-style-name="P94" svg:x1="10.49cm" svg:y1="1.619cm" svg:x2="11.284cm" svg:y2="1.621cm"><text:p/></draw:line><draw:line text:anchor-type="char" draw:z-index="61" draw:name="Line 4" draw:style-name="gr2" draw:text-style-name="P94" svg:x1="10.49cm" svg:y1="3.552cm" svg:x2="11.284cm" svg:y2="1.619cm"><text:p/></draw:line><draw:line text:anchor-type="char" draw:z-index="20" draw:name="Line 5" draw:style-name="gr18" draw:text-style-name="P94" svg:x1="11.283cm" svg:y1="2.596cm" svg:x2="10.156cm" svg:y2="2.597cm"><text:p/></draw:line><draw:line text:anchor-type="char" draw:z-index="62" draw:name="Line 6" draw:style-name="gr18" draw:text-style-name="P94" svg:x1="10.061cm" svg:y1="1.595cm" svg:x2="11.283cm" svg:y2="2.597cm"><text:p/></draw:line><text:span text:style-name="T229">3</text:span><text:span text:style-name="T322">rd</text:span><text:span text:style-name="T229"> declension</text:span><text:span text:style-name="T233">:</text:span><text:span text:style-name="T160"><text:tab/></text:span><text:span text:style-name="T204">M/F:</text:span><text:span text:style-name="T160"> ς ος ι </text:span><text:span text:style-name="T341">α</text:span><text:span text:style-name="T160"> <text:tab/> <text:s/>ες ων σι(ν) ας<text:tab/><text:tab/><text:tab/></text:span><text:span text:style-name="T204">N:</text:span><text:span text:style-name="T160"> </text:span><text:span text:style-name="T329">~</text:span><text:span text:style-name="T160"> ος ι </text:span><text:span text:style-name="T329">~</text:span><text:span text:style-name="T328"> <text:s text:c="4"/></text:span><text:span text:style-name="T341">α</text:span><text:span text:style-name="T160"> ων σι(ν) </text:span><text:span text:style-name="T341">α</text:span><text:span text:style-name="T160"><text:line-break/> <text:s/>Noun</text:span><text:span text:style-name="T270">→</text:span><text:span text:style-name="T160">genitive:<text:tab/></text:span><text:span text:style-name="T205">M:</text:span><text:span text:style-name="T160"> -ων/ηρ -ευς </text:span><text:span text:style-name="T270">→</text:span><text:span text:style-name="T160"> -ος <text:s/>-εως <text:s text:c="5"/></text:span><text:span text:style-name="T205">F:</text:span><text:span text:style-name="T160"> -ξ <text:s/>-ις </text:span><text:span text:style-name="T270">→</text:span><text:span text:style-name="T160"> -ος <text:s/>-εως<text:tab/></text:span><text:span text:style-name="T205">N:</text:span><text:span text:style-name="T160"> -μα/-ρ <text:s/>-ος </text:span><text:span text:style-name="T270">→</text:span><text:span text:style-name="T160"> -ματος <text:s/>-ους<text:line-break/> <text:s text:c="3"/>αρχ</text:span><text:span text:style-name="T341">ων</text:span><text:span text:style-name="T160">, ὁ:<text:tab/>-ων -οντος -οντι -οντα<text:tab/>-οντες -οντων -</text:span><text:span text:style-name="T341">ου</text:span><text:span text:style-name="T160">σι(ν) -οντας<text:tab/> <text:s text:c="4"/>(</text:span><text:span text:style-name="T161">+ </text:span><text:span text:style-name="T342">ἡ</text:span><text:span text:style-name="T160"> γυνή/θυγάτηρ/μήτηρ)<text:line-break/> <text:s text:c="3"/>βασιλ</text:span><text:span text:style-name="T341">ευς</text:span><text:span text:style-name="T160">, ὁ:<text:tab/>-ευς -εως -ει -εα<text:tab/><text:tab/>-</text:span><text:span text:style-name="T341">εις</text:span><text:span text:style-name="T160"> -εων -</text:span><text:span text:style-name="T341">ευ</text:span><text:span text:style-name="T160">σι(ν) -</text:span><text:span text:style-name="T341">εις</text:span><text:span text:style-name="T160"><text:tab/><text:tab/>D. has ε prefix in 3 hard forms<text:line-break/> <text:s text:c="3"/>σαρ</text:span><text:span text:style-name="T341">ξ</text:span><text:span text:style-name="T160">, ἡ:<text:tab/>ξ -κος -κι -κα<text:tab/><text:tab/>-κες -κων -ξι(ν) -κας<text:tab/><text:tab/><text:tab/>(incl. έλπὶς, χάρις, χείρ)<text:line-break/> <text:s text:c="3"/>πολ</text:span><text:span text:style-name="T341">ις</text:span><text:span text:style-name="T160">, ἡ:<text:tab/>-ις -εως -ει -</text:span><text:span text:style-name="T341">ιν</text:span><text:span text:style-name="T160"><text:tab/><text:tab/>-</text:span><text:span text:style-name="T341">εις</text:span><text:span text:style-name="T160"> -εων -εσι(ν) -</text:span><text:span text:style-name="T341">εις</text:span><text:span text:style-name="T160"><text:tab/><text:tab/>N.Sg ις/ευς </text:span><text:span text:style-name="T270">→ εις in Pl N./A.</text:span><text:span text:style-name="T160"><text:line-break/> <text:s text:c="3"/>σω</text:span><text:span text:style-name="T341">μα</text:span><text:span text:style-name="T160">, το:<text:tab/>-μα -ματος -ματι -μα<text:tab/>-</text:span><text:span text:style-name="T341">ματα</text:span><text:span text:style-name="T160"> -ματων -μασι(ν) -</text:span><text:span text:style-name="T341">ματα</text:span><text:span text:style-name="T160"><text:tab/><text:tab/> <text:s text:c="2"/>(incl. πῦρ, ὕδωρ φῶς)<text:line-break/> <text:s text:c="3"/>γεν</text:span><text:span text:style-name="T341">ος</text:span><text:span text:style-name="T160">, το:<text:tab/>-ος -ους -ει -ος<text:tab/><text:tab/>-</text:span><text:span text:style-name="T341">η</text:span><text:span text:style-name="T160"> -ων -εσι(ν) -</text:span><text:span text:style-name="T341">η</text:span><text:span text:style-name="T160"><text:tab/><text:tab/><text:tab/>N.Sg ος </text:span><text:span text:style-name="T270">→ η in Pl</text:span></text:p>
      <text:p text:style-name="P31"><draw:frame text:anchor-type="paragraph" draw:z-index="23" draw:name="Text Frame 22" draw:style-name="gr6" draw:text-style-name="P105" svg:width="0.653cm" svg:height="0.364cm" svg:x="-0.79cm" svg:y="0cm"><draw:text-box><text:p text:style-name="P98"><text:span text:style-name="T409">c</text:span><text:span text:style-name="T409">h</text:span><text:span text:style-name="T409">1</text:span><text:span text:style-name="T409">8</text:span></text:p></draw:text-box></draw:frame><text:span text:style-name="T155">Adjs:</text:span><text:span text:style-name="T160"> εἷς (3-1-3):<text:tab/></text:span><text:span text:style-name="T205">M:</text:span><text:span text:style-name="T160"> εἷς </text:span><text:span text:style-name="T341">ἑν</text:span><text:span text:style-name="T160">ός ἑνί ἕνα<text:tab/></text:span><text:span text:style-name="T205">F:</text:span><text:span text:style-name="T160"> </text:span><text:span text:style-name="T341">μία </text:span><text:span text:style-name="T160">μιᾶς μιᾷ μίαν<text:tab/></text:span><text:span text:style-name="T205">N:</text:span><text:span text:style-name="T160"> ἕν ἑνός ἐνι ἕν <text:tab/> <text:s text:c="5"/>(sg. only)<text:tab/> <text:s/>(</text:span><text:span text:style-name="T136">one</text:span><text:span text:style-name="T160">)<text:line-break/> <text:s/></text:span><text:span text:style-name="T341">ἀληθής</text:span><text:span text:style-name="T160"> (3-3):<text:tab/></text:span><text:span text:style-name="T205">M/F:</text:span><text:span text:style-name="T160"> </text:span><text:span text:style-name="T80">ἀληθ</text:span><text:span text:style-name="T341">ής</text:span><text:span text:style-name="T80">, ἁληθ</text:span><text:span text:style-name="T341">οῦς</text:span><text:span text:style-name="T160"> -</text:span><text:span text:style-name="T341">εῖ</text:span><text:span text:style-name="T160"> -</text:span><text:span text:style-name="T341">ῆ</text:span><text:span text:style-name="T80"> <text:s text:c="2"/>-</text:span><text:span text:style-name="T341">εῖς</text:span><text:span text:style-name="T80"> -ῶν -</text:span><text:span text:style-name="T341">έ</text:span><text:span text:style-name="T80">σιν -</text:span><text:span text:style-name="T341">εῖς</text:span><text:span text:style-name="T160"> <text:s text:c="2"/></text:span><text:span text:style-name="T205">N:</text:span><text:span text:style-name="T160"> ἀληθ</text:span><text:span text:style-name="T341">ές</text:span><text:span text:style-name="T160">, -οῦς -εῖ -ές <text:s text:c="2"/>-</text:span><text:span text:style-name="T341">η</text:span><text:span text:style-name="T160"> -ῶν -έσιν -η<text:tab/> <text:s/>(</text:span><text:span text:style-name="T136">true</text:span><text:span text:style-name="T160">)<text:line-break/> <text:s/>(ἅ)πᾶς (3-1-3):<text:tab/></text:span><text:span text:style-name="T205">M:</text:span><text:span text:style-name="T160"> πᾶ</text:span><text:span text:style-name="T341">ς</text:span><text:span text:style-name="T160"> πα</text:span><text:span text:style-name="T341">ν</text:span><text:span text:style-name="T160">τός παντί πάντα<text:tab/><text:tab/>πάντες πάντων πᾶσι(ν) πάντας<text:tab/><text:tab/>(</text:span><text:span text:style-name="T136">whole, each, all</text:span><text:span text:style-name="T160">)<text:line-break/><text:tab/><text:tab/></text:span><text:span text:style-name="T205">F:</text:span><text:span text:style-name="T160"> <text:s/>πᾶ</text:span><text:span text:style-name="T341">σ</text:span><text:span text:style-name="T160">α πά</text:span><text:span text:style-name="T341">σ</text:span><text:span text:style-name="T160">ης πά</text:span><text:span text:style-name="T341">σ</text:span><text:span text:style-name="T160">ῃ πᾶ</text:span><text:span text:style-name="T341">σ</text:span><text:span text:style-name="T160">αν<text:tab/><text:tab/>πᾶ</text:span><text:span text:style-name="T341">σ</text:span><text:span text:style-name="T160">αι πα</text:span><text:span text:style-name="T341">σ</text:span><text:span text:style-name="T160">ῶν πά</text:span><text:span text:style-name="T341">σ</text:span><text:span text:style-name="T160">αις πά</text:span><text:span text:style-name="T341">σ</text:span><text:span text:style-name="T160">ας<text:line-break/><text:tab/><text:tab/></text:span><text:span text:style-name="T205">N:</text:span><text:span text:style-name="T160"> <text:s/>πᾶ</text:span><text:span text:style-name="T341">ν</text:span><text:span text:style-name="T160"> παντός παντί πᾶν<text:tab/><text:tab/>πάντα πάντων πᾶσι(ν) πάντα<text:line-break/><text:tab/></text:span><text:span text:style-name="T155">attributive</text:span><text:span text:style-name="T160">: whole (</text:span><text:span text:style-name="T155">anarthrous</text:span><text:span text:style-name="T160">: each) <text:s text:c="3"/></text:span><text:span text:style-name="T155">predicate</text:span><text:span text:style-name="T160">: </text:span><text:span text:style-name="T341">all</text:span><text:span text:style-name="T160"> (usual)<text:tab/></text:span><text:span text:style-name="T155">substantive</text:span><text:span text:style-name="T160">: each/every/all person/thing<text:line-break/> <text:s/>πολύς (2-1-2):<text:tab/></text:span><text:span text:style-name="T205">M:</text:span><text:span text:style-name="T160"> πο</text:span><text:span text:style-name="T341">λύ</text:span><text:span text:style-name="T160">ς πολλοῦ πολλῷ πο</text:span><text:span text:style-name="T341">λύ</text:span><text:span text:style-name="T160">ν ... <text:s text:c="2"/><text:tab/></text:span><text:span text:style-name="T205">F:</text:span><text:span text:style-name="T160"> πολλή -ης ...<text:tab/></text:span><text:span text:style-name="T205">N:</text:span><text:span text:style-name="T160"> πο</text:span><text:span text:style-name="T341">λ</text:span><text:span text:style-name="T160">ύ -λλοῦ -λλῷ πο</text:span><text:span text:style-name="T341">λ</text:span><text:span text:style-name="T160">ύ <text:s text:c="2"/>πο</text:span><text:span text:style-name="T341">λλά</text:span><text:span text:style-name="T160"> ...<text:tab/>(</text:span><text:span text:style-name="T136">many</text:span><text:span text:style-name="T160">)<text:line-break/> <text:s/>μέγας (2-1-2):<text:tab/></text:span><text:span text:style-name="T205">M:</text:span><text:span text:style-name="T160"> μέ</text:span><text:span text:style-name="T341">γα</text:span><text:span text:style-name="T160">ς μεγάλου μεγάλῳ μέ</text:span><text:span text:style-name="T341">γα</text:span><text:span text:style-name="T160">ν </text:span><text:span text:style-name="T270">...</text:span><text:span text:style-name="T160"><text:tab/></text:span><text:span text:style-name="T205">F:</text:span><text:span text:style-name="T160"> </text:span><text:span text:style-name="T184">μεγάλη</text:span><text:span text:style-name="T160"> -ης ...<text:tab/></text:span><text:span text:style-name="T205">N:</text:span><text:span text:style-name="T160"> μέγα - - μέγα <text:s/>μεγά</text:span><text:span text:style-name="T341">λά</text:span><text:span text:style-name="T160"> ...<text:tab/><text:tab/>(</text:span><text:span text:style-name="T136">great</text:span><text:span text:style-name="T160">)<text:line-break/> <text:s text:c="4"/>[μείζων (3-3):<text:tab/></text:span><text:span text:style-name="T205">M: </text:span><text:span text:style-name="T160">μείζων -ο</text:span><text:span text:style-name="T341">νος</text:span><text:span text:style-name="T160"> -ονι -ονα <text:s text:c="2"/>-ονες -ονων -οσιν -ονας<text:tab/></text:span><text:span text:style-name="T205">N: </text:span><text:span text:style-name="T160">-ον - - ον <text:s text:c="2"/>-ονα <text:s/>- <text:s/>- <text:s/>-ονα</text:span><text:span text:style-name="T80"> <text:s text:c="5"/></text:span><text:span text:style-name="T81">(same as πλειων)]</text:span></text:p>
      <text:p text:style-name="P31"><text:span text:style-name="T160"><text:s text:c="2"/>comparative:<text:tab/></text:span><text:span text:style-name="T205">M:</text:span><text:span text:style-name="T160"> </text:span><text:span text:style-name="T352">δικαιό</text:span><text:span text:style-name="T160">τερος -τερου ...<text:tab/></text:span><text:span text:style-name="T205">F:</text:span><text:span text:style-name="T160"> -τερα -τερας ... <text:tab/><text:tab/></text:span><text:span text:style-name="T205">N:</text:span><text:span text:style-name="T160"> </text:span><text:span text:style-name="T352">νεώ</text:span><text:span text:style-name="T160">τερον -τερου ... <text:s text:c="2"/>-τερα ...<text:tab/>(2-1-2)<text:line-break/> <text:s/>superlative:<text:tab/></text:span><text:span text:style-name="T205">M:</text:span><text:span text:style-name="T160"> </text:span><text:span text:style-name="T352">ἰσχυρό</text:span><text:span text:style-name="T160">τατος -τατου ...<text:tab/></text:span><text:span text:style-name="T205">F:</text:span><text:span text:style-name="T160"> -τατη -τατης ... <text:tab/><text:tab/></text:span><text:span text:style-name="T205">N:</text:span><text:span text:style-name="T160"> </text:span><text:span text:style-name="T352">σοφώ</text:span><text:span text:style-name="T160">τατον -τατου ... <text:s text:c="2"/>-τατα ...<text:tab/>(2-1-2)</text:span></text:p>
      <text:p text:style-name="P21"><draw:line text:anchor-type="paragraph" draw:z-index="63" draw:name="Line 11" draw:style-name="gr4" draw:text-style-name="P95" svg:x1="2.372cm" svg:y1="0.134cm" svg:x2="2.534cm" svg:y2="0.501cm"><text:p/></draw:line><draw:line text:anchor-type="paragraph" draw:z-index="25" draw:name="Line 16" draw:style-name="gr4" draw:text-style-name="P95" svg:x1="3.126cm" svg:y1="0.934cm" svg:x2="8.1cm" svg:y2="0.116cm"><text:p/></draw:line><draw:line text:anchor-type="paragraph" draw:z-index="26" draw:name="Line 17" draw:style-name="gr4" draw:text-style-name="P95" svg:x1="8.841cm" svg:y1="0.962cm" svg:x2="8.1cm" svg:y2="0.108cm"><text:p/></draw:line><draw:line text:anchor-type="paragraph" draw:z-index="4" draw:name="Line 18" draw:style-name="gr4" draw:text-style-name="P95" svg:x1="9.264cm" svg:y1="0.503cm" svg:x2="10.075cm" svg:y2="0.108cm"><text:p/></draw:line><draw:frame text:anchor-type="paragraph" draw:z-index="64" draw:name="Text Frame 23" draw:style-name="gr6" draw:text-style-name="P105" svg:width="0.653cm" svg:height="0.364cm" svg:x="-0.79cm" svg:y="-0.009cm"><draw:text-box><text:p text:style-name="P98"><text:span text:style-name="T409">ch20</text:span></text:p></draw:text-box></draw:frame><draw:custom-shape text:anchor-type="char" draw:z-index="65" draw:name="Shape 1" draw:style-name="gr17" draw:text-style-name="P94" svg:width="0.325cm" svg:height="1.234cm" svg:x="-0.277cm" svg:y="0.43cm"><text:p/><draw:enhanced-geometry draw:mirror-horizontal="false" draw:mirror-vertical="false" svg:viewBox="0 0 0 0" drawooo:sub-view-size="21600 21600" draw:text-areas="0 0 ?f0 ?f1" draw:type="ooxml-non-primitive" draw:enhanced-path="M 21600 0 C 16200 0 10800 900 10800 1800 L 10800 9000 C 10800 9900 5400 10800 0 10800 5400 10800 10800 11700 10800 12600 L 10800 19800 C 10800 20700 16200 21600 21600 21600 N"><draw:equation draw:name="f0" draw:formula="logwidth"/><draw:equation draw:name="f1" draw:formula="logheight"/></draw:enhanced-geometry></draw:custom-shape><draw:custom-shape text:anchor-type="char" draw:z-index="66" draw:name="Text Frame 18" draw:style-name="gr16" draw:text-style-name="P93" svg:width="3.848cm" svg:height="0.302cm" svg:x="2.191cm" svg:y="-0.185cm"><text:p text:style-name="P9"><draw:custom-shape text:anchor-type="char" draw:z-index="88" draw:name="Text Frame 20" draw:style-name="gr1" draw:text-style-name="P93" svg:width="4.689cm" svg:height="0.302cm" svg:x="4.819cm" svg:y="0.026cm"><text:p text:style-name="P11"><text:span text:style-name="T388">o</text:span><text:span text:style-name="T389">verlap aorist indicative <text:s text:c="2"/></text:span><text:span text:style-name="T390">or <text:s text:c="2"/>imperfect in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67">also the form of </text:span><text:span text:style-name="T376">ε</text:span><text:span text:style-name="T378">ἰ</text:span><text:span text:style-name="T376">μι participle</text:span><text:span text:style-name="T366">:</text:span><text:span text:style-name="T359"> <text:s/></text:span><text:span text:style-name="T386">‘</text:span><text:span text:style-name="T385">be’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29">Participles</text:span><text:span text:style-name="T160"><text:tab/>M:<text:tab/><text:tab/><text:tab/>F:<text:tab/><text:tab/>N:<text:tab/></text:span><text:span text:style-name="T190">αντ+σιν</text:span><text:span text:style-name="T191">→</text:span><text:span text:style-name="T190">ασιν <text:s text:c="2"/>εντ+σιν</text:span><text:span text:style-name="T191">→</text:span><text:span text:style-name="T190">εισιν <text:s text:c="2"/>[οω]ντ+σιν</text:span><text:span text:style-name="T191">→</text:span><text:span text:style-name="T190">ουσιν</text:span></text:p>
      <text:p text:style-name="P22"><draw:custom-shape text:anchor-type="char" draw:z-index="40" draw:name="Text Frame 1" draw:style-name="gr30" draw:text-style-name="P93" svg:width="1.303cm" svg:height="0.602cm" svg:x="-1.679cm" svg:y="0.277cm"><text:p text:style-name="P85"><text:span text:style-name="T379">Ac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60"><text:s text:c="2"/>Present (</text:span><text:span text:style-name="T162">3-1-3)</text:span><text:span text:style-name="T160">:<text:tab/>ων οντος ...<text:tab/><text:tab/>ουσα ουσης ...<text:tab/>ον οντος ...<text:tab/>(+2</text:span><text:span text:style-name="T320">nd</text:span><text:span text:style-name="T160"> Aorist)<text:tab/></text:span><text:span text:style-name="T136">while ~ing</text:span></text:p>
      <text:p text:style-name="P23"><text:span text:style-name="T160"><text:s text:c="2"/>Aorist </text:span><text:span text:style-name="T162">(3-1-3)</text:span><text:span text:style-name="T160">:<text:tab/></text:span><text:span text:style-name="Red"><text:span text:style-name="T47">σας</text:span></text:span><text:span text:style-name="T160"> σαντος ...<text:tab/><text:tab/>σασα σασης ...<text:tab/></text:span><text:span text:style-name="Red"><text:span text:style-name="T47">σαν</text:span></text:span><text:span text:style-name="T160"> σαντος ...<text:tab/>(No front ε)<text:tab/></text:span><text:span text:style-name="T136">after ~ing</text:span></text:p>
      <text:p text:style-name="P25"><draw:custom-shape text:anchor-type="char" draw:z-index="47" draw:name="Shape 2" draw:style-name="gr27" draw:text-style-name="P94" svg:width="0.325cm" svg:height="1.625cm" svg:x="-0.277cm" svg:y="0.399cm"><text:p/><draw:enhanced-geometry draw:mirror-horizontal="false" draw:mirror-vertical="false" svg:viewBox="0 0 0 0" drawooo:sub-view-size="21600 21600" draw:text-areas="0 0 ?f0 ?f1" draw:type="ooxml-non-primitive" draw:enhanced-path="M 21600 0 C 16200 0 10800 900 10800 1800 L 10800 9000 C 10800 9900 5400 10800 0 10800 5400 10800 10800 11700 10800 12600 L 10800 19800 C 10800 20700 16200 21600 21600 21600 N"><draw:equation draw:name="f0" draw:formula="logwidth"/><draw:equation draw:name="f1" draw:formula="logheight"/></draw:enhanced-geometry></draw:custom-shape><text:span text:style-name="T160"><text:s text:c="2"/>Perfect </text:span><text:span text:style-name="T162">(3-1-3)</text:span><text:span text:style-name="T160">:<text:tab/></text:span><text:span text:style-name="Red"><text:span text:style-name="T47">κως</text:span></text:span><text:span text:style-name="T160"> κοτος ...<text:tab/><text:tab/>κυια κθιας ...<text:tab/></text:span><text:span text:style-name="Red"><text:span text:style-name="T47">κος</text:span></text:span><text:span text:style-name="T160"> κοτος ...<text:tab/>(with redup)<text:tab/></text:span><text:span text:style-name="T136">having ~ed</text:span></text:p>
      <text:p text:style-name="P22"><draw:custom-shape text:anchor-type="char" draw:z-index="49" draw:name="Text Frame 3" draw:style-name="gr25" draw:text-style-name="P93" svg:width="1.303cm" svg:height="1.019cm" svg:x="-1.663cm" svg:y="0.286cm"><text:p text:style-name="P7"><text:span text:style-name="T379">Middle<text:line-break/>/ Pass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60"><text:s text:c="2"/>Present M/P:<text:tab/>ομενος ομενου ...<text:tab/></text:span><text:span text:style-name="T162">(2-1-2)</text:span><text:span text:style-name="T160"><text:tab/>ομενη ομενης ...<text:tab/>ομενον ομενου ..<text:tab/>(+2</text:span><text:span text:style-name="T320">nd</text:span><text:span text:style-name="T160"> Aorist)<text:tab/></text:span><text:span text:style-name="T136">while being ~ed</text:span></text:p>
      <text:p text:style-name="P23"><text:span text:style-name="T160"><text:s text:c="2"/>Aorist M:<text:tab/>σαμενος σαμενου ...<text:tab/>σαμενη σαμενης<text:tab/>σαμενον<text:tab/> σαμενου ... <text:s text:c="2"/>σαμενα ...<text:tab/></text:span><text:span text:style-name="T136">after ~ing (self)</text:span></text:p>
      <text:p text:style-name="P25"><text:span text:style-name="T160"><text:s text:c="2"/>Perfect M/P:<text:tab/>μενος μενου ...<text:tab/><text:tab/>μενη μενης ...<text:tab/>μενον μενου ... <text:s text:c="2"/>μενα ...<text:tab/><text:tab/></text:span><text:span text:style-name="T136">having been ~ed</text:span></text:p>
      <text:p text:style-name="P24"><text:span text:style-name="T160"><text:s text:c="2"/>Aorist Passive:<text:tab/></text:span><text:span text:style-name="Red"><text:span text:style-name="T47">θεις</text:span></text:span><text:span text:style-name="T160"> θεντος ... D: θ</text:span><text:span text:style-name="Red"><text:span text:style-name="T47">ει</text:span></text:span><text:span text:style-name="T160">σιν ...<text:tab/></text:span><text:span text:style-name="Red"><text:span text:style-name="T47">θεισα</text:span></text:span><text:span text:style-name="T160"> θεισης ...<text:tab/>θεν θεντος ... <text:s text:c="5"/>(+2</text:span><text:span text:style-name="T320">nd</text:span><text:span text:style-name="T160"> Aor: no θ)<text:tab/></text:span><text:span text:style-name="T136">after being ~ed</text:span></text:p>
      <text:p text:style-name="P64"><draw:custom-shape text:anchor-type="paragraph" draw:z-index="51" draw:name="Text Frame 43" draw:style-name="gr24" draw:text-style-name="P93" svg:width="2.918cm" svg:height="0.269cm" svg:x="13.795cm" svg:y="0.339cm"><text:p text:style-name="P12"><draw:custom-shape text:anchor-type="char" draw:z-index="3" draw:name="Text Frame 10" draw:style-name="gr23" draw:text-style-name="P93" svg:width="3.04cm" svg:height="0.269cm" svg:x="13.739cm" svg:y="4.117cm"><text:p text:style-name="P12"><text:span text:style-name="T355">( ^ pres / ^ aor <text:s/>/ ^ perfect 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55">( ^ pres / ^ aor <text:s/>/ ^ perfect 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50"><text:s text:c="2"/>attrib</text:span><text:span text:style-name="T398"> </text:span><text:span text:style-name="T119">|</text:span><text:span text:style-name="T399"> </text:span><text:span text:style-name="T250">subst:</text:span><text:span text:style-name="T270"> </text:span><text:span text:style-name="T279">has </text:span><text:span text:style-name="Red"><text:span text:style-name="T28">article</text:span></text:span><text:span text:style-name="T277">,</text:span><text:span text:style-name="T270"> </text:span><text:span text:style-name="T104">‘the ~ing man’ <text:s/></text:span><text:span text:style-name="T119">|</text:span><text:span text:style-name="T113"> <text:s text:c="2"/></text:span><text:span text:style-name="T254">predicate(periphrastic)</text:span><text:span text:style-name="T250">:</text:span><text:span text:style-name="T270"> εἰμι/γινομαι ‘</text:span><text:span text:style-name="T104">I am ~ing’ <text:s/></text:span><text:span text:style-name="T119">|</text:span><text:span text:style-name="T278"> <text:s text:c="2"/></text:span><text:span text:style-name="T253">ad</text:span><text:span text:style-name="T250">verb</text:span><text:span text:style-name="T253">ial</text:span><text:span text:style-name="T250">:</text:span><text:span text:style-name="T270"> </text:span><text:span text:style-name="T104">‘while/after/having ~’</text:span></text:p>
      <text:p text:style-name="P31"><draw:custom-shape text:anchor-type="paragraph" draw:z-index="72" draw:name="Text Frame 24" draw:style-name="gr13" draw:text-style-name="P93" svg:width="2.378cm" svg:height="0.269cm" svg:x="10.481cm" svg:y="-0.242cm"><text:p text:style-name="P13"><draw:custom-shape text:anchor-type="paragraph" draw:z-index="74" draw:name="Text Frame 25" draw:style-name="gr13" draw:text-style-name="P93" svg:width="2.378cm" svg:height="0.269cm" svg:x="10.493cm" svg:y="-0.187cm"><text:p text:style-name="P13"><text:span text:style-name="T358">with plu/perfect ver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58">with plu/perfect ver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Text Frame 8" draw:style-name="gr44" draw:text-style-name="P93" svg:width="1.377cm" svg:height="1.244cm" svg:x="-1.69cm" svg:y="0.113cm"><text:p text:style-name="P2"><text:span text:style-name="T374">N</text:span><text:span text:style-name="T375">ote:</text:span><text:span text:style-name="T368"> </text:span><text:span text:style-name="T377">subject</text:span><text:span text:style-name="T368"> of infinitive is in the accusa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9" draw:name="Line 19" draw:style-name="gr4" draw:text-style-name="P95" svg:x1="0.162cm" svg:y1="0.425cm" svg:x2="-0.314cm" svg:y2="0.654cm"><text:p/></draw:line><draw:frame text:anchor-type="paragraph" draw:z-index="31" draw:name="Text Frame 26" draw:style-name="gr6" draw:text-style-name="P105" svg:width="0.653cm" svg:height="0.364cm" svg:x="-0.79cm" svg:y="-0.238cm"><draw:text-box><text:p text:style-name="P98"><text:span text:style-name="T409">ch21</text:span></text:p></draw:text-box></draw:frame><draw:custom-shape text:anchor-type="char" draw:z-index="17" draw:name="Text Frame 5" draw:style-name="gr38" draw:text-style-name="P93" svg:width="2.183cm" svg:height="0.302cm" svg:x="2.612cm" svg:y="-0.25cm"><text:p text:style-name="P7"><text:span text:style-name="T357">covers w</text:span><text:span text:style-name="T356">hole ac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9" draw:name="Bézier curve 2" draw:style-name="gr20" draw:text-style-name="P94" svg:width="0.361cm" svg:height="0.17cm" svg:x="4.89cm" svg:y="-0.072cm"><text:p/><draw:enhanced-geometry draw:mirror-horizontal="false" draw:mirror-vertical="false" svg:viewBox="0 0 0 0" drawooo:sub-view-size="360 169" draw:text-areas="0 0 ?f0 ?f1" draw:type="ooxml-non-primitive" draw:enhanced-path="M 359 169 C 303 37 0 0 0 0 F N"><draw:equation draw:name="f0" draw:formula="logwidth"/><draw:equation draw:name="f1" draw:formula="logheight"/></draw:enhanced-geometry></draw:custom-shape><draw:custom-shape text:anchor-type="char" draw:z-index="36" draw:name="Bézier curve 3" draw:style-name="gr34" draw:text-style-name="P94" svg:width="4.292cm" svg:height="0.175cm" svg:x="4.89cm" svg:y="-0.078cm"><text:p/><draw:enhanced-geometry draw:mirror-horizontal="false" draw:mirror-vertical="false" svg:viewBox="0 0 0 0" drawooo:sub-view-size="4292 175" draw:text-areas="0 0 ?f0 ?f1" draw:type="ooxml-non-primitive" draw:enhanced-path="M 4291 175 C 4089 43 0 0 0 0 F N"><draw:equation draw:name="f0" draw:formula="logwidth"/><draw:equation draw:name="f1" draw:formula="logheight"/></draw:enhanced-geometry></draw:custom-shape><draw:custom-shape text:anchor-type="char" draw:z-index="38" draw:name="Bézier curve 5" draw:style-name="gr32" draw:text-style-name="P94" svg:width="0.283cm" svg:height="0.184cm" svg:x="10.126cm" svg:y="-0.078cm"><text:p/><draw:enhanced-geometry draw:mirror-horizontal="false" draw:mirror-vertical="false" svg:viewBox="0 0 0 0" drawooo:sub-view-size="282 183" draw:text-areas="0 0 ?f0 ?f1" draw:type="ooxml-non-primitive" draw:enhanced-path="M 1 184 C 75 0 283 0 283 0 F N"><draw:equation draw:name="f0" draw:formula="logwidth"/><draw:equation draw:name="f1" draw:formula="logheight"/></draw:enhanced-geometry></draw:custom-shape><draw:custom-shape text:anchor-type="char" draw:z-index="22" draw:name="Bézier curve 4" draw:style-name="gr36" draw:text-style-name="P94" svg:width="4.31cm" svg:height="0.207cm" svg:x="6.1cm" svg:y="-0.115cm"><text:p/><draw:enhanced-geometry draw:mirror-horizontal="false" draw:mirror-vertical="false" svg:viewBox="0 0 0 0" drawooo:sub-view-size="4309 206" draw:text-areas="0 0 ?f0 ?f1" draw:type="ooxml-non-primitive" draw:enhanced-path="M 0 207 C 247 -109 4309 32 4309 32 F N"><draw:equation draw:name="f0" draw:formula="logwidth"/><draw:equation draw:name="f1" draw:formula="logheight"/></draw:enhanced-geometry></draw:custom-shape><text:span text:style-name="T230">Infinitives </text:span><text:span text:style-name="T282">Pres</text:span><text:span text:style-name="T270"> </text:span><text:span text:style-name="T286">Aor</text:span><text:span text:style-name="T270"> </text:span><text:span text:style-name="T294">Perf</text:span><text:span text:style-name="T270">:<text:tab/> </text:span><text:span text:style-name="T250">Act</text:span><text:span text:style-name="T270">: </text:span><text:span text:style-name="T282">ειν</text:span><text:span text:style-name="T270"> <text:s text:c="2"/></text:span><text:span text:style-name="T286">σαι</text:span><text:span text:style-name="T270"> <text:s text:c="2"/></text:span><text:span text:style-name="T294">κεναι</text:span><text:span text:style-name="T270"> <text:s text:c="10"/></text:span><text:span text:style-name="T250">M/P</text:span><text:span text:style-name="T270">: </text:span><text:span text:style-name="T282">εσθαι</text:span><text:span text:style-name="T270"> <text:s/></text:span><text:span text:style-name="T286">σασθαι</text:span><text:span text:style-name="T270"> <text:s/></text:span><text:span text:style-name="T294">σθαι</text:span><text:span text:style-name="T270"><text:tab/></text:span><text:span text:style-name="T263">Aor Pass</text:span><text:span text:style-name="T295">: θῆναι</text:span><text:span text:style-name="T270"><text:tab/> <text:s text:c="11"/></text:span><text:span text:style-name="T344">εἶναι</text:span><text:span text:style-name="T270"> = </text:span><text:span text:style-name="T104">to <text:s/>be</text:span><text:span text:style-name="T270"><text:line-break/> <text:s text:c="2"/></text:span><text:span text:style-name="T282">contract-αεο-verb present:<text:tab/> <text:s text:c="5"/></text:span><text:span text:style-name="T256">Act</text:span><text:span text:style-name="T282">: τιμ</text:span><text:span text:style-name="T345">ᾶν</text:span><text:span text:style-name="T282">, φιλ</text:span><text:span text:style-name="T345">εῖν</text:span><text:span text:style-name="T282">, δηλ</text:span><text:span text:style-name="T345">οῦν</text:span><text:span text:style-name="T282"> <text:s text:c="5"/></text:span><text:span text:style-name="T256">M/P</text:span><text:span text:style-name="T282">: τιμ</text:span><text:span text:style-name="T345">ᾶσ</text:span><text:span text:style-name="T282">θαι, φιλ</text:span><text:span text:style-name="T345">εῖσ</text:span><text:span text:style-name="T282">θαι, δυλ</text:span><text:span text:style-name="T345">οῦσ</text:span><text:span text:style-name="T282">θαι <text:s text:c="7"/>(from εν instead of ειν)</text:span><text:span text:style-name="T270"><text:line-break/> <text:s text:c="2"/></text:span><text:span text:style-name="Red"><text:span text:style-name="T104">arthrous</text:span></text:span><text:span text:style-name="T270">=</text:span><text:span text:style-name="T250">subst</text:span><text:span text:style-name="T270"> <text:s/></text:span><text:span text:style-name="Red"><text:span text:style-name="T104">anarthrous</text:span></text:span><text:span text:style-name="T270">=</text:span><text:span text:style-name="T250">compl.</text:span><text:span text:style-name="T270"> verb</text:span><text:span text:style-name="Red"><text:span text:style-name="T115"> =&gt; </text:span></text:span><text:span text:style-name="T250">purpose</text:span><text:span text:style-name="T270">: [εἰς/προς τό]|[τοῦ] </text:span><text:span text:style-name="T310">inf</text:span><text:span text:style-name="Red"><text:span text:style-name="T120"> <text:s/></text:span></text:span><text:span text:style-name="Red"><text:span text:style-name="T121">| <text:s/></text:span></text:span><text:span text:style-name="T311">r</text:span><text:span text:style-name="T250">esult</text:span><text:span text:style-name="T270">: ὡστε </text:span><text:span text:style-name="T310">inf</text:span><text:span text:style-name="Red"><text:span text:style-name="T121"> <text:s/>| <text:s/></text:span></text:span><text:span text:style-name="T250">cause</text:span><text:span text:style-name="T270">: δια τό </text:span><text:span text:style-name="T310">inf</text:span><text:span text:style-name="Red"><text:span text:style-name="T121"> <text:s/>|</text:span></text:span><text:span text:style-name="Red"><text:span text:style-name="T122"> <text:s/></text:span></text:span><text:span text:style-name="T312">time</text:span><text:span text:style-name="T310">:</text:span><text:span text:style-name="T313"> </text:span><text:span text:style-name="T220">eg</text:span><draw:custom-shape text:anchor-type="char" draw:z-index="42" draw:name="Text Frame 15" draw:style-name="gr28" draw:text-style-name="P93" svg:width="0.899cm" svg:height="0.283cm" svg:x="15.732cm" svg:y="1.256cm"><text:p text:style-name="P8"><draw:custom-shape text:anchor-type="char" draw:z-index="48" draw:name="Text Frame 16" draw:style-name="gr26" draw:text-style-name="P93" svg:width="1.701cm" svg:height="0.283cm" svg:x="14.877cm" svg:y="0.78cm"><text:p text:style-name="P8"><draw:custom-shape text:anchor-type="char" draw:z-index="33" draw:name="Text Frame 17" draw:style-name="gr26" draw:text-style-name="P93" svg:width="1.701cm" svg:height="0.283cm" svg:x="14.877cm" svg:y="0.78cm"><text:p text:style-name="P8"><text:span text:style-name="T384">who/whenev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84">who/whenev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62">=</text:span><text:span text:style-name="T384">whil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14"> </text:span><text:span text:style-name="T313">ἐν τῳ</text:span></text:p>
      <text:p text:style-name="P77"><draw:path text:anchor-type="paragraph" draw:z-index="39" draw:name="Bézier curve 7" draw:style-name="gr31" draw:text-style-name="P95" svg:width="0.458cm" svg:height="0.787cm" draw:transform="skewX (0.177674517853023) rotate (1.38893301873709) translate (3.29141666666667cm 0.107597222222229cm)" svg:viewBox="0 0 459 788" svg:d="M0 0c289 0 459 788 459 788"><text:p/></draw:path><draw:frame text:anchor-type="paragraph" draw:z-index="28" draw:name="Text Frame 27" draw:style-name="gr6" draw:text-style-name="P105" svg:width="0.653cm" svg:height="0.364cm" svg:x="-0.79cm" svg:y="0.101cm"><draw:text-box><text:p text:style-name="P98"><text:span text:style-name="T409">ch23</text:span></text:p></draw:text-box></draw:frame><draw:custom-shape text:anchor-type="char" draw:z-index="10" draw:name="Text Frame 12" draw:style-name="gr43" draw:text-style-name="P93" svg:width="3.938cm" svg:height="0.302cm" svg:x="4.184cm" svg:y="-0.242cm"><text:p text:style-name="P9"><text:span text:style-name="T356">ε</text:span><text:span text:style-name="T361">ἰμι </text:span><text:span text:style-name="T360">subj. </text:span><text:span text:style-name="T361">= ὧ ᾗς ᾗ ... <text:s/></text:span><text:span text:style-name="T359">(</text:span><text:span text:style-name="Red"><text:span text:style-name="T383">add accent</text:span></text:span><text:span text:style-name="T359">) <text:s text:c="2"/></text:span><text:span text:style-name="T386">‘</text:span><text:span text:style-name="T385">be’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2">Subjunctives:</text:span><text:span text:style-name="T270"><text:tab/></text:span><text:span text:style-name="T256">A</text:span><text:span text:style-name="T257">ct</text:span><text:span text:style-name="T256">: </text:span><text:span text:style-name="T282">ω ῃς </text:span><text:span text:style-name="Red"><text:span text:style-name="T20">ῃ</text:span></text:span><text:span text:style-name="T282"> <text:s text:c="2"/>ωμεν ητε ωσι(ν) <text:s text:c="3"/><text:tab/></text:span><text:span text:style-name="T256">M/P: </text:span><text:span text:style-name="T282">ωμαι </text:span><text:span text:style-name="Red"><text:span text:style-name="T20">ῃ</text:span></text:span><text:span text:style-name="T282"> ηται <text:s text:c="2"/>ωμεθα ησθε ωνται</text:span><text:span text:style-name="T270"><text:tab/><text:tab/> <text:s text:c="5"/>(</text:span><text:span text:style-name="Red"><text:span text:style-name="T11">lengthen vowel</text:span></text:span><text:span text:style-name="T270">)<text:line-break/></text:span><text:span text:style-name="T301"> <text:s/></text:span><text:span text:style-name="T173">Aorist</text:span><text:span text:style-name="T175">:<text:tab/></text:span><text:span text:style-name="T261">Act: </text:span><text:span text:style-name="Red"><text:span text:style-name="T13">σ</text:span></text:span><text:span text:style-name="T286">ω </text:span><text:span text:style-name="Red"><text:span text:style-name="T13">σ</text:span></text:span><text:span text:style-name="T287">ῃ</text:span><text:span text:style-name="T286">ς </text:span><text:span text:style-name="Red"><text:span text:style-name="T14">σ</text:span></text:span><text:span text:style-name="T287">ῃ <text:s text:c="2"/></text:span><text:span text:style-name="Red"><text:span text:style-name="T14">σ</text:span></text:span><text:span text:style-name="T287">ωμεν ... <text:s text:c="6"/></text:span><text:span text:style-name="T261">Mid: </text:span><text:span text:style-name="Red"><text:span text:style-name="T15">σ</text:span></text:span><text:span text:style-name="T288">ωμαι </text:span><text:span text:style-name="Red"><text:span text:style-name="T15">σ</text:span></text:span><text:span text:style-name="T288">ῃ </text:span><text:span text:style-name="Red"><text:span text:style-name="T14">σ</text:span></text:span><text:span text:style-name="T287">ηται <text:s text:c="2"/></text:span><text:span text:style-name="Red"><text:span text:style-name="T14">σ</text:span></text:span><text:span text:style-name="T287">ωμεθα </text:span><text:span text:style-name="Red"><text:span text:style-name="T14">σ</text:span></text:span><text:span text:style-name="T287">ησθε </text:span><text:span text:style-name="Red"><text:span text:style-name="T14">σ</text:span></text:span><text:span text:style-name="T289">ωνται</text:span><text:span text:style-name="T302"><text:tab/></text:span><text:span text:style-name="T264">Aor </text:span><text:span text:style-name="T265">Pass: </text:span><text:span text:style-name="Red"><text:span text:style-name="T17">θ</text:span></text:span><text:span text:style-name="T295">ω </text:span><text:span text:style-name="Red"><text:span text:style-name="T17">θ</text:span></text:span><text:span text:style-name="T296">ῇ</text:span><text:span text:style-name="T295">ς </text:span><text:span text:style-name="Red"><text:span text:style-name="T17">θ</text:span></text:span><text:span text:style-name="T296">ῇ <text:s text:c="2"/></text:span><text:span text:style-name="Red"><text:span text:style-name="T18">θ</text:span></text:span><text:span text:style-name="T296">ωμεν </text:span><text:span text:style-name="Red"><text:span text:style-name="T19">θ</text:span></text:span><text:span text:style-name="T297">ητε </text:span><text:span text:style-name="Red"><text:span text:style-name="T19">θ</text:span></text:span><text:span text:style-name="T298">ωσιν</text:span></text:p>
      <text:p text:style-name="P78"><text:span text:style-name="T270"><text:s text:c="2"/></text:span><text:span text:style-name="T163">Uses:<text:tab/> <text:s/></text:span><text:span text:style-name="T105">let’s</text:span><text:span text:style-name="T273"> <text:s text:c="6"/></text:span><text:span text:style-name="T118">|</text:span><text:span text:style-name="T273"> <text:s/></text:span><text:span text:style-name="T105">shall/can we?</text:span><text:span text:style-name="T273"> <text:s/></text:span><text:span text:style-name="T118">|</text:span><text:span text:style-name="T273"> <text:s text:c="2"/>μη+Aor <text:s/></text:span><text:span text:style-name="T118">|</text:span><text:span text:style-name="T273"> <text:s text:c="2"/>οὐ μη: </text:span><text:span text:style-name="T105">certainly won’t</text:span><text:span text:style-name="T273"> <text:s/></text:span><text:span text:style-name="T118">|</text:span><text:span text:style-name="T273"> <text:s/>ἱνα/ὁπως</text:span><text:span text:style-name="T332"> </text:span><text:span text:style-name="T273">: </text:span><text:span text:style-name="T105">so that </text:span><text:span text:style-name="T273"><text:s/></text:span><text:span text:style-name="T118">|</text:span><text:span text:style-name="T273"> <text:s text:c="2"/></text:span><text:span text:style-name="T276">ὁς </text:span><text:span text:style-name="T275">ἀν / </text:span><text:span text:style-name="T276">ὁταν <text:s text:c="2"/></text:span><text:span text:style-name="T111">who</text:span><text:span text:style-name="T112">ever</text:span><text:span text:style-name="T111">/whenever</text:span><text:span text:style-name="T275"><text:line-break/></text:span><text:span text:style-name="T206"> <text:s text:c="15"/></text:span><text:span text:style-name="T217"><text:s text:c="6"/></text:span><text:span text:style-name="T218">hortative<text:tab/> <text:s text:c="6"/>deliberative <text:s text:c="11"/>prohibitive<text:tab/> <text:s text:c="8"/>emph. negative<text:tab/><text:tab/> <text:s/></text:span><text:span text:style-name="T219">p</text:span><text:span text:style-name="T218">urpose<text:tab/> <text:s text:c="16"/></text:span><text:span text:style-name="T219">indefinite <text:s text:c="15"/></text:span><text:span text:style-name="T218">subject <text:s/></text:span><text:span text:style-name="T207"><text:s/>/</text:span><text:span text:style-name="T218"> <text:s text:c="6"/>time</text:span></text:p>
      <text:p text:style-name="P79"><text:span text:style-name="T273"><text:s text:c="2"/></text:span><text:span text:style-name="T164">Condition: </text:span><text:span text:style-name="T159">s</text:span><text:span text:style-name="T251">imple ind</text:span><text:span text:style-name="T274"> εἰ <text:s/></text:span><text:span text:style-name="T116">|</text:span><text:span text:style-name="T274"> <text:s/></text:span><text:span text:style-name="T251">contra-</text:span><text:span text:style-name="T252">fact</text:span><text:span text:style-name="T274"> εἰ+past: </text:span><text:span text:style-name="T106">if you </text:span><text:span text:style-name="T96">had</text:span><text:span text:style-name="T274"> <text:s/></text:span><text:span text:style-name="T116">|</text:span><text:span text:style-name="T274"> <text:s/></text:span><text:span text:style-name="T251">present gen</text:span><text:span text:style-name="T252">eral</text:span><text:span text:style-name="T274"> ἐαν+subj: </text:span><text:span text:style-name="T107">if ... </text:span><text:span text:style-name="T110">is ...</text:span><text:span text:style-name="T275"> <text:s/></text:span><text:span text:style-name="T117">|</text:span><text:span text:style-name="T275"> <text:s/></text:span><text:span text:style-name="T252">prob. fut.</text:span><text:span text:style-name="T275"> ἐαν+subj </text:span><text:span text:style-name="T109">if </text:span><text:span text:style-name="T107">... will ...<text:line-break/> <text:s/></text:span><text:span text:style-name="T165">Question bias:</text:span><text:span text:style-name="T234"><text:tab/></text:span><text:span text:style-name="T275">οὐ/οὐ</text:span><text:span text:style-name="T272">χ</text:span><text:span text:style-name="T275">ι assumes </text:span><text:span text:style-name="T252">yes</text:span><text:span text:style-name="T275">: </text:span><text:span text:style-name="T107">‘</text:span><text:span text:style-name="T108">I</text:span><text:span text:style-name="T107">sn’t/</text:span><text:span text:style-name="T108">D</text:span><text:span text:style-name="T107">oesn’t/</text:span><text:span text:style-name="T108">W</text:span><text:span text:style-name="T107">on’t ... ?’<text:tab/><text:tab/></text:span><text:span text:style-name="T275">μη assumes </text:span><text:span text:style-name="T252">no</text:span><text:span text:style-name="T275">: </text:span><text:span text:style-name="T107">‘</text:span><text:span text:style-name="T108">He isn’t ...</text:span><text:span text:style-name="T107">, is </text:span><text:span text:style-name="T108">he</text:span><text:span text:style-name="T107">?’</text:span></text:p>
      <text:p text:style-name="P80"><draw:line text:anchor-type="paragraph" draw:z-index="21" draw:name="Line 13" draw:style-name="gr4" draw:text-style-name="P95" svg:x1="7.112cm" svg:y1="0.6cm" svg:x2="6.87cm" svg:y2="-0.012cm"><text:p/></draw:line><draw:frame text:anchor-type="paragraph" draw:z-index="50" draw:name="Text Frame 28" draw:style-name="gr6" draw:text-style-name="P105" svg:width="0.653cm" svg:height="0.364cm" svg:x="-0.79cm" svg:y="0.131cm"><draw:text-box><text:p text:style-name="P98"><text:span text:style-name="T409">c</text:span><text:span text:style-name="T409">h</text:span><text:span text:style-name="T409">2</text:span><text:span text:style-name="T409">4</text:span></text:p></draw:text-box></draw:frame><draw:custom-shape text:anchor-type="char" draw:z-index="41" draw:name="Text Frame 7" draw:style-name="gr29" draw:text-style-name="P93" svg:width="5.492cm" svg:height="0.302cm" svg:x="6.8cm" svg:y="-0.228cm"><text:p text:style-name="P10"><text:span text:style-name="T370">same</text:span><text:span text:style-name="T369"> ending </text:span><text:span text:style-name="T370">as</text:span><text:span text:style-name="T369"> </text:span><text:span text:style-name="T364"><text:s/></text:span><text:span text:style-name="T363">present infinitive <text:s/></text:span><text:span text:style-name="T365">&amp;</text:span><text:span text:style-name="T364"> <text:s/>3rd-sg opta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1">Imperatives:<text:tab/> </text:span><text:span text:style-name="T258">A</text:span><text:span text:style-name="T259">ct</text:span><text:span text:style-name="T258">: </text:span><text:span text:style-name="T283"><text:s/></text:span><text:span text:style-name="T284">- ε ετω </text:span><text:span text:style-name="T283"><text:s text:c="2"/>- </text:span><text:span text:style-name="T284">ετε</text:span><text:span text:style-name="T283"> </text:span><text:span text:style-name="T284">ετωσαν</text:span><text:span text:style-name="T283"><text:tab/> <text:s text:c="10"/></text:span><text:span text:style-name="T258">M/P: </text:span><text:span text:style-name="T283"><text:s/>- </text:span><text:span text:style-name="T284">ου εσθω</text:span><text:span text:style-name="T283"> <text:s text:c="2"/>- </text:span><text:span text:style-name="T284">εσθε</text:span><text:span text:style-name="T283"> </text:span><text:span text:style-name="T284">εσθωσαν<text:tab/> <text:s text:c="12"/></text:span><text:span text:style-name="T260">εἰμι: </text:span><text:span text:style-name="T285"><text:s/>- ἰσθι ἐστω <text:s text:c="2"/>- ἐστε ἐστωσαν</text:span><text:span text:style-name="T283"><text:line-break/></text:span><text:span text:style-name="T303"> <text:s/></text:span><text:span text:style-name="T174">Aorist</text:span><text:span text:style-name="T176">:<text:tab/></text:span><text:span text:style-name="T262">Act:</text:span><text:span text:style-name="T290"> <text:s/>- </text:span><text:span text:style-name="T291">σ</text:span><text:span text:style-name="T292">ον</text:span><text:span text:style-name="T291"> σατω</text:span><text:span text:style-name="T293"> <text:s text:c="2"/>- </text:span><text:span text:style-name="T291">σατε σατωσαν</text:span><text:span text:style-name="T293"> <text:s text:c="8"/></text:span><text:span text:style-name="T262">Mid:</text:span><text:span text:style-name="T290"> <text:s/>- </text:span><text:span text:style-name="Red"><text:span text:style-name="T16">σαι</text:span></text:span><text:span text:style-name="T292"> σασθω <text:s text:c="2"/>- σασθε</text:span><text:span text:style-name="T293"> </text:span><text:span text:style-name="T292">σασθωσαν</text:span><text:span text:style-name="T304"><text:tab/> <text:s/></text:span><text:span text:style-name="T266">Aor </text:span><text:span text:style-name="T267">Pass: <text:s/></text:span><text:span text:style-name="T299">- </text:span><text:span text:style-name="T300">θητι θητω <text:s text:c="2"/>- θητε θητωσαν<text:line-break/></text:span><text:span text:style-name="T211"> <text:s text:c="2"/></text:span><text:span text:style-name="T371">U</text:span><text:span text:style-name="T372">ses:<text:tab/><text:tab/></text:span><text:span text:style-name="T373">command</text:span><text:span text:style-name="T372"> (pres=continue doing; aor=do once) <text:s text:c="3"/></text:span><text:span text:style-name="T387">|</text:span><text:span text:style-name="T372"> <text:s text:c="3"/></text:span><text:span text:style-name="T373">prohibition</text:span><text:span text:style-name="T372"> (with μη) <text:s text:c="3"/></text:span><text:span text:style-name="T387">|</text:span><text:span text:style-name="T372"> <text:s text:c="3"/></text:span><text:span text:style-name="T373">entreaty</text:span><text:span text:style-name="T372"> (give us our daily bread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2" office:value-type="string">
            <text:p text:style-name="P14"><text:span text:style-name="termtext"><text:span text:style-name="T78">Prepositions:</text:span></text:span><text:span text:style-name="termtext"><text:span text:style-name="T43"> <text:s text:c="21"/></text:span></text:span><text:span text:style-name="termtext"><text:span text:style-name="T42">G</text:span></text:span></text:p>
          </table:table-cell>
          <table:covered-table-cell/>
          <table:table-cell table:style-name="Table3.A1" office:value-type="string">
            <text:p text:style-name="P1"><draw:frame text:anchor-type="paragraph" draw:z-index="43" draw:name="Text Frame 30" draw:style-name="gr6" draw:text-style-name="P105" svg:width="0.548cm" svg:height="0.364cm" svg:x="-7.484cm" svg:y="0.088cm"><draw:text-box><text:p text:style-name="P98"><text:span text:style-name="T409">ch8</text:span></text:p></draw:text-box></draw:frame><text:span text:style-name="termtext"><text:span text:style-name="T42">D</text:span></text:span></text:p>
          </table:table-cell>
          <table:table-cell table:style-name="Table3.D1" table:number-columns-spanned="2" office:value-type="string">
            <text:p text:style-name="P1"><text:span text:style-name="termtext"><text:span text:style-name="T42">A</text:span>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1"><text:span text:style-name="termtext"><text:span text:style-name="T150">no prep</text:span></text:span></text:p>
          </table:table-cell>
          <table:table-cell table:style-name="Table3.B2" office:value-type="string">
            <text:p text:style-name="P1"><text:span text:style-name="termtext"><text:span text:style-name="T37">of/from</text:span></text:span></text:p>
          </table:table-cell>
          <table:table-cell table:style-name="Table3.C2" office:value-type="string">
            <text:p text:style-name="P1"><text:span text:style-name="termtext"><text:span text:style-name="T37">to/in/by/for</text:span></text:span></text:p>
          </table:table-cell>
          <table:table-cell table:style-name="Table3.D2" table:number-columns-spanned="2" office:value-type="string">
            <text:p text:style-name="P39"/>
          </table:table-cell>
          <table:covered-table-cell/>
        </table:table-row>
        <table:table-row table:style-name="Table3.3">
          <table:table-cell table:style-name="Table3.A2" office:value-type="string">
            <text:p text:style-name="P1"><text:span text:style-name="termtext"><text:span text:style-name="T156">ἀπο</text:span></text:span></text:p>
          </table:table-cell>
          <table:table-cell table:style-name="Table3.B3" office:value-type="string">
            <text:p text:style-name="P1"><text:span text:style-name="termtext"><text:span text:style-name="T37">from; away from (</text:span></text:span><text:span text:style-name="termtext"><text:span text:style-name="T48">apo</text:span></text:span><text:span text:style-name="termtext"><text:span text:style-name="T37">stasy), of</text:span></text:span></text:p>
          </table:table-cell>
          <table:table-cell table:style-name="Table3.C3" office:value-type="string">
            <text:p text:style-name="P39"/>
          </table:table-cell>
          <table:table-cell table:style-name="Table3.D3" table:number-columns-spanned="2" office:value-type="string">
            <text:p text:style-name="P39"/>
          </table:table-cell>
          <table:covered-table-cell/>
        </table:table-row>
        <table:table-row table:style-name="Table3.4">
          <table:table-cell table:style-name="Table3.A2" office:value-type="string">
            <text:p text:style-name="P1"><text:span text:style-name="termtext"><text:span text:style-name="T156">ἐκ</text:span></text:span></text:p>
          </table:table-cell>
          <table:table-cell table:style-name="Table3.B4" office:value-type="string">
            <text:p text:style-name="P1"><text:span text:style-name="termtext"><text:span text:style-name="T37">out of (</text:span></text:span><text:span text:style-name="termtext"><text:span text:style-name="T48">ex</text:span></text:span><text:span text:style-name="termtext"><text:span text:style-name="T37">it); from, by</text:span></text:span></text:p>
          </table:table-cell>
          <table:table-cell table:style-name="Table3.C4" office:value-type="string">
            <text:p text:style-name="P39"/>
          </table:table-cell>
          <table:table-cell table:style-name="Table3.D4" table:number-columns-spanned="2" office:value-type="string">
            <text:p text:style-name="P39"/>
          </table:table-cell>
          <table:covered-table-cell/>
        </table:table-row>
        <table:table-row table:style-name="Table3.5">
          <table:table-cell table:style-name="Table3.A2" office:value-type="string">
            <text:p text:style-name="P1"><text:span text:style-name="termtext"><text:span text:style-name="T156">ἐν</text:span></text:span></text:p>
          </table:table-cell>
          <table:table-cell table:style-name="Table3.B5" office:value-type="string">
            <text:p text:style-name="P39"/>
          </table:table-cell>
          <table:table-cell table:style-name="Table3.C5" office:value-type="string">
            <text:p text:style-name="P1"><text:span text:style-name="termtext"><text:span text:style-name="T48">in</text:span></text:span><text:span text:style-name="termtext"><text:span text:style-name="T37">; within, by, with, among</text:span></text:span></text:p>
          </table:table-cell>
          <table:table-cell table:style-name="Table3.D5" table:number-columns-spanned="2" office:value-type="string">
            <text:p text:style-name="P39"/>
          </table:table-cell>
          <table:covered-table-cell/>
        </table:table-row>
        <table:table-row table:style-name="Table3.6">
          <table:table-cell table:style-name="Table3.A2" office:value-type="string">
            <text:p text:style-name="P1"><text:span text:style-name="termtext"><text:span text:style-name="T156">εἰς</text:span></text:span></text:p>
          </table:table-cell>
          <table:table-cell table:style-name="Table3.B6" office:value-type="string">
            <text:p text:style-name="P39"/>
          </table:table-cell>
          <table:table-cell table:style-name="Table3.C6" office:value-type="string">
            <text:p text:style-name="P39"/>
          </table:table-cell>
          <table:table-cell table:style-name="Table3.D6" table:number-columns-spanned="2" office:value-type="string">
            <text:p text:style-name="P1"><text:span text:style-name="termtext"><text:span text:style-name="T37">into (</text:span></text:span><text:span text:style-name="termtext"><text:span text:style-name="T48">eis</text:span></text:span><text:span text:style-name="termtext"><text:span text:style-name="T37">egesis); to, for, in</text:span></text:span></text:p>
          </table:table-cell>
          <table:covered-table-cell/>
        </table:table-row>
        <table:table-row table:style-name="Table3.7">
          <table:table-cell table:style-name="Table3.A7" office:value-type="string">
            <text:p text:style-name="P1"><text:span text:style-name="termtext"><text:span text:style-name="T156">ἀντί</text:span></text:span></text:p>
          </table:table-cell>
          <table:table-cell table:style-name="Table3.B7" office:value-type="string">
            <text:p text:style-name="P1"><text:span text:style-name="termtext"><text:span text:style-name="T37">instead of (</text:span></text:span><text:span text:style-name="termtext"><text:span text:style-name="T48">anti</text:span></text:span><text:span text:style-name="termtext"><text:span text:style-name="T37">christ)</text:span></text:span></text:p>
          </table:table-cell>
          <table:table-cell table:style-name="Table3.C7" office:value-type="string">
            <text:p text:style-name="P39"/>
          </table:table-cell>
          <table:table-cell table:style-name="Table3.D7" table:number-columns-spanned="2" office:value-type="string">
            <text:p text:style-name="P39"/>
          </table:table-cell>
          <table:covered-table-cell/>
        </table:table-row>
        <table:table-row table:style-name="Table3.8">
          <table:table-cell table:style-name="Table3.A2" office:value-type="string">
            <text:p text:style-name="P1"><text:span text:style-name="termtext"><text:span text:style-name="T156">πρό</text:span></text:span></text:p>
          </table:table-cell>
          <table:table-cell table:style-name="Table3.B8" office:value-type="string">
            <text:p text:style-name="P1"><text:span text:style-name="termtext"><text:span text:style-name="T37">before (</text:span></text:span><text:span text:style-name="termtext"><text:span text:style-name="T48">pro</text:span></text:span><text:span text:style-name="termtext"><text:span text:style-name="T37">logue)</text:span></text:span></text:p>
          </table:table-cell>
          <table:table-cell table:style-name="Table3.C8" office:value-type="string">
            <text:p text:style-name="P39"/>
          </table:table-cell>
          <table:table-cell table:style-name="Table3.D8" table:number-columns-spanned="2" office:value-type="string">
            <text:p text:style-name="P39"/>
          </table:table-cell>
          <table:covered-table-cell/>
        </table:table-row>
        <table:table-row table:style-name="Table3.9">
          <table:table-cell table:style-name="Table3.A2" office:value-type="string">
            <text:p text:style-name="P1"><text:span text:style-name="termtext"><text:span text:style-name="T156">σύν</text:span></text:span></text:p>
          </table:table-cell>
          <table:table-cell table:style-name="Table3.B9" office:value-type="string">
            <text:p text:style-name="P39"/>
          </table:table-cell>
          <table:table-cell table:style-name="Table3.C9" office:value-type="string">
            <text:p text:style-name="P1"><text:span text:style-name="termtext"><text:span text:style-name="T37">with (</text:span></text:span><text:span text:style-name="termtext"><text:span text:style-name="T48">syn</text:span></text:span><text:span text:style-name="termtext"><text:span text:style-name="T37">chronous)</text:span></text:span></text:p>
          </table:table-cell>
          <table:table-cell table:style-name="Table3.D9" table:number-columns-spanned="2" office:value-type="string">
            <text:p text:style-name="P39"/>
          </table:table-cell>
          <table:covered-table-cell/>
        </table:table-row>
        <table:table-row table:style-name="Table3.10">
          <table:table-cell table:style-name="Table3.A2" office:value-type="string">
            <text:p text:style-name="P1"><text:span text:style-name="termtext"><text:span text:style-name="T156">ἀνά</text:span></text:span></text:p>
          </table:table-cell>
          <table:table-cell table:style-name="Table3.B10" office:value-type="string">
            <text:p text:style-name="P39"/>
          </table:table-cell>
          <table:table-cell table:style-name="Table3.C10" office:value-type="string">
            <text:p text:style-name="P39"/>
          </table:table-cell>
          <table:table-cell table:style-name="Table3.D10" table:number-columns-spanned="2" office:value-type="string">
            <text:p text:style-name="P1"><text:span text:style-name="termtext"><text:span text:style-name="T37">up (</text:span></text:span><text:span text:style-name="termtext"><text:span text:style-name="T48">ana</text:span></text:span><text:span text:style-name="termtext"><text:span text:style-name="T37">stasis)</text:span></text:span></text:p>
          </table:table-cell>
          <table:covered-table-cell/>
        </table:table-row>
        <table:table-row table:style-name="Table3.11">
          <table:table-cell table:style-name="Table3.A11" office:value-type="string">
            <text:p text:style-name="P1"><text:span text:style-name="termtext"><text:span text:style-name="T156">πρός</text:span></text:span></text:p>
          </table:table-cell>
          <table:table-cell table:style-name="Table3.B11" office:value-type="string">
            <text:p text:style-name="P39">for</text:p>
          </table:table-cell>
          <table:table-cell table:style-name="Table3.C11" office:value-type="string">
            <text:p text:style-name="P39">at</text:p>
          </table:table-cell>
          <table:table-cell table:style-name="Table3.D11" table:number-columns-spanned="2" office:value-type="string">
            <text:p text:style-name="P1"><text:span text:style-name="termtext"><text:span text:style-name="T37">to/toward/with (</text:span></text:span><text:span text:style-name="termtext"><text:span text:style-name="T48">pros</text:span></text:span><text:span text:style-name="termtext"><text:span text:style-name="T37">elyte)</text:span></text:span></text:p>
          </table:table-cell>
          <table:covered-table-cell/>
        </table:table-row>
        <table:table-row table:style-name="Table3.12">
          <table:table-cell table:style-name="Table3.A2" office:value-type="string">
            <text:p text:style-name="P1"><text:span text:style-name="termtext"><text:span text:style-name="T156">διά</text:span></text:span></text:p>
          </table:table-cell>
          <table:table-cell table:style-name="Table3.B12" office:value-type="string">
            <text:p text:style-name="P1"><text:span text:style-name="termtext"><text:span text:style-name="T37">through; by (</text:span></text:span><text:span text:style-name="termtext"><text:span text:style-name="T48">dia</text:span></text:span><text:span text:style-name="termtext"><text:span text:style-name="T37">meter)</text:span></text:span></text:p>
          </table:table-cell>
          <table:table-cell table:style-name="Table3.C12" office:value-type="string">
            <text:p text:style-name="P39"/>
          </table:table-cell>
          <table:table-cell table:style-name="Table3.D12" table:number-columns-spanned="2" office:value-type="string">
            <text:p text:style-name="P1"><text:span text:style-name="termtext"><text:span text:style-name="T37">because of</text:span></text:span></text:p>
          </table:table-cell>
          <table:covered-table-cell/>
        </table:table-row>
        <table:table-row table:style-name="Table3.13">
          <table:table-cell table:style-name="Table3.A2" office:value-type="string">
            <text:p text:style-name="P1"><text:span text:style-name="termtext"><text:span text:style-name="T156">κατά</text:span></text:span></text:p>
          </table:table-cell>
          <table:table-cell table:style-name="Table3.B13" office:value-type="string">
            <text:p text:style-name="P1"><text:span text:style-name="termtext"><text:span text:style-name="T37">against; down</text:span></text:span></text:p>
          </table:table-cell>
          <table:table-cell table:style-name="Table3.C13" office:value-type="string">
            <text:p text:style-name="P39"/>
          </table:table-cell>
          <table:table-cell table:style-name="Table3.D13" table:number-columns-spanned="2" office:value-type="string">
            <text:p text:style-name="P1"><text:span text:style-name="termtext"><text:span text:style-name="T37">according to</text:span></text:span></text:p>
          </table:table-cell>
          <table:covered-table-cell/>
        </table:table-row>
        <table:table-row table:style-name="Table3.14">
          <table:table-cell table:style-name="Table3.A2" office:value-type="string">
            <text:p text:style-name="P1"><text:span text:style-name="termtext"><text:span text:style-name="T156">μετά</text:span></text:span></text:p>
          </table:table-cell>
          <table:table-cell table:style-name="Table3.B14" office:value-type="string">
            <text:p text:style-name="P1"><text:span text:style-name="termtext"><text:span text:style-name="T37">with</text:span></text:span></text:p>
          </table:table-cell>
          <table:table-cell table:style-name="Table3.C14" office:value-type="string">
            <text:p text:style-name="P39"/>
          </table:table-cell>
          <table:table-cell table:style-name="Table3.D14" table:number-columns-spanned="2" office:value-type="string">
            <text:p text:style-name="P1"><text:span text:style-name="termtext"><text:span text:style-name="T37">after</text:span></text:span></text:p>
          </table:table-cell>
          <table:covered-table-cell/>
        </table:table-row>
        <table:table-row table:style-name="Table3.15">
          <table:table-cell table:style-name="Table3.A2" office:value-type="string">
            <text:p text:style-name="P1"><text:span text:style-name="termtext"><text:span text:style-name="T156">περί</text:span></text:span></text:p>
          </table:table-cell>
          <table:table-cell table:style-name="Table3.B15" office:value-type="string">
            <text:p text:style-name="P1"><text:span text:style-name="termtext"><text:span text:style-name="T37">about (</text:span></text:span><text:span text:style-name="termtext"><text:span text:style-name="T48">peri</text:span></text:span><text:span text:style-name="termtext"><text:span text:style-name="T37">scope)</text:span></text:span></text:p>
          </table:table-cell>
          <table:table-cell table:style-name="Table3.C15" office:value-type="string">
            <text:p text:style-name="P39"/>
          </table:table-cell>
          <table:table-cell table:style-name="Table3.D15" table:number-columns-spanned="2" office:value-type="string">
            <text:p text:style-name="P1"><text:span text:style-name="termtext"><text:span text:style-name="T37">around (</text:span></text:span><text:span text:style-name="termtext"><text:span text:style-name="T48">peri</text:span></text:span><text:span text:style-name="termtext"><text:span text:style-name="T37">meter)</text:span></text:span></text:p>
          </table:table-cell>
          <table:covered-table-cell/>
        </table:table-row>
        <table:table-row table:style-name="Table3.16">
          <table:table-cell table:style-name="Table3.A2" office:value-type="string">
            <text:p text:style-name="P1"><text:span text:style-name="termtext"><text:span text:style-name="T156">ὑπέρ</text:span></text:span></text:p>
          </table:table-cell>
          <table:table-cell table:style-name="Table3.B16" office:value-type="string">
            <text:p text:style-name="P1"><text:span text:style-name="termtext"><text:span text:style-name="T37">for</text:span></text:span></text:p>
          </table:table-cell>
          <table:table-cell table:style-name="Table3.C16" office:value-type="string">
            <text:p text:style-name="P39"/>
          </table:table-cell>
          <table:table-cell table:style-name="Table3.D16" table:number-columns-spanned="2" office:value-type="string">
            <text:p text:style-name="P1"><text:span text:style-name="termtext"><text:span text:style-name="T37">above (</text:span></text:span><text:span text:style-name="termtext"><text:span text:style-name="T48">hyper</text:span></text:span><text:span text:style-name="termtext"><text:span text:style-name="T37">active)</text:span></text:span></text:p>
          </table:table-cell>
          <table:covered-table-cell/>
        </table:table-row>
        <table:table-row table:style-name="Table3.17">
          <table:table-cell table:style-name="Table3.A2" office:value-type="string">
            <text:p text:style-name="P1"><text:span text:style-name="termtext"><text:span text:style-name="T156">ὑπό</text:span></text:span></text:p>
          </table:table-cell>
          <table:table-cell table:style-name="Table3.B17" office:value-type="string">
            <text:p text:style-name="P1"><text:span text:style-name="termtext"><text:span text:style-name="T37">by</text:span></text:span></text:p>
          </table:table-cell>
          <table:table-cell table:style-name="Table3.C17" office:value-type="string">
            <text:p text:style-name="P39"/>
          </table:table-cell>
          <table:table-cell table:style-name="Table3.D17" table:number-columns-spanned="2" office:value-type="string">
            <text:p text:style-name="P1"><text:span text:style-name="termtext"><text:span text:style-name="T37">under (</text:span></text:span><text:span text:style-name="termtext"><text:span text:style-name="T48">hypo</text:span></text:span><text:span text:style-name="termtext"><text:span text:style-name="T37">thermia)</text:span></text:span></text:p>
          </table:table-cell>
          <table:covered-table-cell/>
        </table:table-row>
        <table:table-row table:style-name="Table3.18">
          <table:table-cell table:style-name="Table3.A7" office:value-type="string">
            <text:p text:style-name="P1"><text:span text:style-name="termtext"><text:span text:style-name="T156">ἐπί</text:span></text:span></text:p>
          </table:table-cell>
          <table:table-cell table:style-name="Table3.B18" table:number-columns-spanned="4" office:value-type="string">
            <text:p text:style-name="P1"><text:span text:style-name="termtext"><text:span text:style-name="T391"><text:s text:c="57"/></text:span></text:span><text:span text:style-name="termtext"><text:span text:style-name="T392"><text:s text:c="4"/></text:span></text:span><text:span text:style-name="termtext"><text:span text:style-name="T37">upon <text:s text:c="3"/></text:span></text:span><text:span text:style-name="termtext"><text:span text:style-name="T391"><text:s text:c="56"/> </text:span></text:span></text:p>
          </table:table-cell>
          <table:covered-table-cell/>
          <table:covered-table-cell/>
          <table:covered-table-cell/>
        </table:table-row>
        <table:table-row table:style-name="Table3.19">
          <table:table-cell table:style-name="Table3.A11" office:value-type="string">
            <text:p text:style-name="P1"><text:span text:style-name="termtext"><text:span text:style-name="T156">παρά</text:span></text:span></text:p>
          </table:table-cell>
          <table:table-cell table:style-name="Table3.B19" office:value-type="string">
            <text:p text:style-name="P1"><text:span text:style-name="termtext"><text:span text:style-name="T37">from</text:span></text:span></text:p>
          </table:table-cell>
          <table:table-cell table:style-name="Table3.C19" table:number-columns-spanned="2" office:value-type="string">
            <text:p text:style-name="P1"><text:span text:style-name="termtext"><text:span text:style-name="T37">with (</text:span></text:span><text:span text:style-name="termtext"><text:span text:style-name="T48">para</text:span></text:span><text:span text:style-name="termtext"><text:span text:style-name="T37">clete)</text:span></text:span></text:p>
          </table:table-cell>
          <table:covered-table-cell/>
          <table:table-cell table:style-name="Table3.E19" office:value-type="string">
            <text:p text:style-name="P1"><text:span text:style-name="termtext"><text:span text:style-name="T37">beside (parallel)</text:span></text:span></text:p>
          </table:table-cell>
        </table:table-row>
      </table:table>
      <text:p text:style-name="P45"><draw:frame text:anchor-type="paragraph" draw:z-index="44" draw:name="Text Frame 29" draw:style-name="gr6" draw:text-style-name="P105" svg:width="0.653cm" svg:height="0.364cm" svg:x="-0.755cm" svg:y="0.021cm"><draw:text-box><text:p text:style-name="P98"><text:span text:style-name="T409">ch13</text:span></text:p></draw:text-box></draw:frame><text:soft-page-break/>Adverb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33">ἀχρι/ἑως +gen:</text:p>
          </table:table-cell>
          <table:table-cell table:style-name="Table4.A1" office:value-type="string">
            <text:p text:style-name="P65"><text:s/>until, up to</text:p>
          </table:table-cell>
          <table:table-cell table:style-name="Table4.A1" office:value-type="string">
            <text:p text:style-name="P33">οὐκετι: </text:p>
          </table:table-cell>
          <table:table-cell table:style-name="Table4.A1" office:value-type="string">
            <text:p text:style-name="P65"><text:s/>no longer</text:p>
          </table:table-cell>
          <table:table-cell table:style-name="Table4.A1" office:value-type="string">
            <text:p text:style-name="P33">ὡδε:</text:p>
          </table:table-cell>
          <table:table-cell table:style-name="Table4.A1" office:value-type="string">
            <text:p text:style-name="P65"><text:s/>here</text:p>
          </table:table-cell>
        </table:table-row>
        <table:table-row table:style-name="Table4.1">
          <table:table-cell table:style-name="Table4.A1" office:value-type="string">
            <text:p text:style-name="P33">εὐθύς/εὐθέως:</text:p>
          </table:table-cell>
          <table:table-cell table:style-name="Table4.A1" office:value-type="string">
            <text:p text:style-name="P65"><text:s/>immediately, at once</text:p>
          </table:table-cell>
          <table:table-cell table:style-name="Table4.A1" office:value-type="string">
            <text:p text:style-name="P33">οὐχι:</text:p>
          </table:table-cell>
          <table:table-cell table:style-name="Table4.A1" office:value-type="string">
            <text:p text:style-name="P65"><text:s/>not (emphatic)</text:p>
          </table:table-cell>
          <table:table-cell table:style-name="Table4.A1" office:value-type="string">
            <text:p text:style-name="P33">ἐκει:</text:p>
          </table:table-cell>
          <table:table-cell table:style-name="Table4.A1" office:value-type="string">
            <text:p text:style-name="P65"><text:s/>there</text:p>
          </table:table-cell>
        </table:table-row>
        <table:table-row table:style-name="Table4.1">
          <table:table-cell table:style-name="Table4.A1" office:value-type="string">
            <text:p text:style-name="P33">ἐτι:</text:p>
          </table:table-cell>
          <table:table-cell table:style-name="Table4.A1" office:value-type="string">
            <text:p text:style-name="P65"><text:s/>still, yet</text:p>
          </table:table-cell>
          <table:table-cell table:style-name="Table4.A1" office:value-type="string">
            <text:p text:style-name="P33">σημερον:</text:p>
          </table:table-cell>
          <table:table-cell table:style-name="Table4.A1" office:value-type="string">
            <text:p text:style-name="P65"><text:s/>today</text:p>
          </table:table-cell>
          <table:table-cell table:style-name="Table4.A1" office:value-type="string">
            <text:p text:style-name="P33">ἐξω:</text:p>
          </table:table-cell>
          <table:table-cell table:style-name="Table4.A1" office:value-type="string">
            <text:p text:style-name="P65"><text:s/>outside</text:p>
          </table:table-cell>
        </table:table-row>
        <table:table-row table:style-name="Table4.1">
          <table:table-cell table:style-name="Table4.A1" office:value-type="string">
            <text:p text:style-name="P33">καθως:</text:p>
          </table:table-cell>
          <table:table-cell table:style-name="Table4.A1" office:value-type="string">
            <text:p text:style-name="P65"><text:s/>just as</text:p>
          </table:table-cell>
          <table:table-cell table:style-name="Table4.A1" office:value-type="string">
            <text:p text:style-name="P33">τοτε:</text:p>
          </table:table-cell>
          <table:table-cell table:style-name="Table4.A1" office:value-type="string">
            <text:p text:style-name="P65"><text:s/>then</text:p>
          </table:table-cell>
          <table:table-cell table:style-name="Table4.A1" office:value-type="string">
            <text:p text:style-name="P33">οὑτως:</text:p>
          </table:table-cell>
          <table:table-cell table:style-name="Table4.A1" office:value-type="string">
            <text:p text:style-name="P65"><text:s/>thus</text:p>
          </table:table-cell>
        </table:table-row>
        <table:table-row table:style-name="Table4.1">
          <table:table-cell table:style-name="Table4.A1" office:value-type="string">
            <text:p text:style-name="P33">καλως:</text:p>
          </table:table-cell>
          <table:table-cell table:style-name="Table4.A1" office:value-type="string">
            <text:p text:style-name="P65"><text:s/>rightly, well</text:p>
          </table:table-cell>
          <table:table-cell table:style-name="Table4.A1" office:value-type="string">
            <text:p text:style-name="P33">ἀμην:</text:p>
          </table:table-cell>
          <table:table-cell table:style-name="Table4.A1" office:value-type="string">
            <text:p text:style-name="P65"><text:s/>truly</text:p>
          </table:table-cell>
          <table:table-cell table:style-name="Table4.A1" office:value-type="string">
            <text:p text:style-name="P33">παντοτε:</text:p>
          </table:table-cell>
          <table:table-cell table:style-name="Table4.A1" office:value-type="string">
            <text:p text:style-name="P65"><text:s/>always</text:p>
          </table:table-cell>
        </table:table-row>
        <table:table-row table:style-name="Table4.1">
          <table:table-cell table:style-name="Table4.A1" office:value-type="string">
            <text:p text:style-name="P33">νυν:</text:p>
          </table:table-cell>
          <table:table-cell table:style-name="Table4.A1" office:value-type="string">
            <text:p text:style-name="P65"><text:s/>now</text:p>
          </table:table-cell>
          <table:table-cell table:style-name="Table4.A1" office:value-type="string">
            <text:p text:style-name="P33">ἀξιως:</text:p>
          </table:table-cell>
          <table:table-cell table:style-name="Table4.A1" office:value-type="string">
            <text:p text:style-name="P65"><text:s/>worthily</text:p>
          </table:table-cell>
          <table:table-cell table:style-name="Table4.A1" office:value-type="string">
            <text:p text:style-name="P34">ὁτε:</text:p>
          </table:table-cell>
          <table:table-cell table:style-name="Table4.A1" office:value-type="string">
            <text:p text:style-name="P66"><text:s/>when</text:p>
          </table:table-cell>
        </table:table-row>
        <table:table-row table:style-name="Table4.1">
          <table:table-cell table:style-name="Table4.A1" office:value-type="string">
            <text:p text:style-name="P33">ὁπου:</text:p>
          </table:table-cell>
          <table:table-cell table:style-name="Table4.A1" office:value-type="string">
            <text:p text:style-name="P65"><text:s/>where</text:p>
          </table:table-cell>
          <table:table-cell table:style-name="Table4.A1" office:value-type="string">
            <text:p text:style-name="P33">ἐγγυς:</text:p>
          </table:table-cell>
          <table:table-cell table:style-name="Table4.A1" office:value-type="string">
            <text:p text:style-name="P65"><text:s/>near</text:p>
          </table:table-cell>
          <table:table-cell table:style-name="Table4.A1" office:value-type="string">
            <text:p text:style-name="P33">ποτε:</text:p>
          </table:table-cell>
          <table:table-cell table:style-name="Table4.A1" office:value-type="string">
            <text:p text:style-name="P65"><text:s/>when?</text:p>
          </table:table-cell>
        </table:table-row>
        <table:table-row table:style-name="Table4.1">
          <table:table-cell table:style-name="Table4.A1" office:value-type="string">
            <text:p text:style-name="P33">πρίν:</text:p>
          </table:table-cell>
          <table:table-cell table:style-name="Table4.A1" office:value-type="string">
            <text:p text:style-name="P65"><text:s/>before</text:p>
          </table:table-cell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67"/>
          </table:table-cell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67"/>
          </table:table-cell>
        </table:table-row>
      </table:table>
      <text:p text:style-name="P28"><draw:frame text:anchor-type="paragraph" draw:z-index="45" draw:name="Text Frame 34" draw:style-name="gr6" draw:text-style-name="P105" svg:width="0.653cm" svg:height="0.364cm" svg:x="-0.755cm" svg:y="0.288cm"><draw:text-box><text:p text:style-name="P98"><text:span text:style-name="T409">ch2</text:span><text:span text:style-name="T409">0</text:span></text:p></draw:text-box></draw:frame><text:span text:style-name="Internet_20_link"><text:span text:style-name="T237">Participle Usage </text:span></text:span><text:span text:style-name="Internet_20_link"><text:span text:style-name="T238">Detail</text:span></text:span><text:span text:style-name="Internet_20_link"><text:span text:style-name="T237">: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p text:style-name="P69">Article</text:p>
          </table:table-cell>
          <table:covered-table-cell/>
          <table:table-cell table:style-name="Table5.C1" table:number-columns-spanned="2" office:value-type="string">
            <text:p text:style-name="P69">No Article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70"><text:span text:style-name="T353">with</text:span><text:span text:style-name="T177"> </text:span><text:span text:style-name="T395">noun</text:span></text:p>
          </table:table-cell>
          <table:table-cell table:style-name="Table5.B2" office:value-type="string">
            <text:p text:style-name="P74"/>
          </table:table-cell>
          <table:table-cell table:style-name="Table5.A2" office:value-type="string">
            <text:p text:style-name="P75">εἰμι/γινομαι</text:p>
          </table:table-cell>
          <table:table-cell table:style-name="Table5.D2" office:value-type="string">
            <text:p text:style-name="P70"><text:span text:style-name="T354">with </text:span><text:span text:style-name="T395">verb</text:span></text:p>
          </table:table-cell>
        </table:table-row>
        <table:table-row table:style-name="Table5.1">
          <table:table-cell table:style-name="Table5.A2" office:value-type="string">
            <text:p text:style-name="P71"><text:span text:style-name="Red"><text:span text:style-name="T393">Attributive</text:span></text:span></text:p>
          </table:table-cell>
          <table:table-cell table:style-name="Table5.B2" office:value-type="string">
            <text:p text:style-name="P71"><text:span text:style-name="Red"><text:span text:style-name="T393">Substantive</text:span></text:span></text:p>
          </table:table-cell>
          <table:table-cell table:style-name="Table5.A2" office:value-type="string">
            <text:p text:style-name="P71"><text:span text:style-name="Red"><text:span text:style-name="T394">Periphrastic</text:span></text:span></text:p>
          </table:table-cell>
          <table:table-cell table:style-name="Table5.D2" office:value-type="string">
            <text:p text:style-name="P72"><text:span text:style-name="Red"><text:span text:style-name="T393">Adverbial</text:span></text:span></text:p>
            <text:p text:style-name="P72"><text:span text:style-name="T380">(</text:span><text:span text:style-name="Red"><text:span text:style-name="T381">genitive absolute</text:span></text:span><text:span text:style-name="Red"><text:span text:style-name="T382"> is a special case</text:span></text:span><text:span text:style-name="T380">)</text:span></text:p>
          </table:table-cell>
        </table:table-row>
        <table:table-row table:style-name="Table5.1">
          <table:table-cell table:style-name="Table5.A4" office:value-type="string">
            <text:p text:style-name="P73"><text:span text:style-name="T32">ὁ </text:span><text:span text:style-name="T154">ἀνθροποσ</text:span><text:span text:style-name="T32"> ὁ λυων<text:line-break/></text:span><text:span text:style-name="T127">The loosing </text:span><text:span text:style-name="T137">man</text:span><text:span text:style-name="T32"><text:line-break/></text:span><text:span text:style-name="T75">=&gt; </text:span><text:span text:style-name="T141">The </text:span><text:span text:style-name="T142">man</text:span><text:span text:style-name="T141"> who is loosing</text:span></text:p>
          </table:table-cell>
          <table:table-cell table:style-name="Table5.B4" office:value-type="string">
            <text:p text:style-name="P73"><text:span text:style-name="T32">ὁ λυων<text:line-break/></text:span><text:span text:style-name="T127">The losing </text:span><text:span text:style-name="T137">one</text:span><text:span text:style-name="T395"><text:line-break/></text:span><text:span text:style-name="T75">=&gt; </text:span><text:span text:style-name="T143">The </text:span><text:span text:style-name="T142">one</text:span><text:span text:style-name="T143"> who is loosing</text:span></text:p>
          </table:table-cell>
          <table:table-cell table:style-name="Table5.A4" office:value-type="string">
            <text:p text:style-name="P71"><text:span text:style-name="T32">εἰμι λυων<text:line-break/></text:span><text:span text:style-name="T137">I</text:span><text:span text:style-name="T127"> am loosing</text:span></text:p>
          </table:table-cell>
          <table:table-cell table:style-name="Table5.D4" office:value-type="string">
            <text:p text:style-name="P76"><text:span text:style-name="T32">Present: action </text:span><text:span text:style-name="T50">while</text:span><text:span text:style-name="T32"> main verb: </text:span><text:span text:style-name="T143">‘while loosing’</text:span><text:span text:style-name="T396"><text:line-break/></text:span><text:span text:style-name="T32">Aorist: <text:s text:c="3"/>action </text:span><text:span text:style-name="T50">before</text:span><text:span text:style-name="T32"> main verb: </text:span><text:span text:style-name="T143">‘after loosing’</text:span><text:span text:style-name="T396"><text:line-break/></text:span><text:span text:style-name="T32">Perfect: <text:s/></text:span><text:span text:style-name="T50">completed</text:span><text:span text:style-name="T32"> state </text:span><text:span text:style-name="T50">at time of</text:span><text:span text:style-name="T32"> main verb: </text:span><text:span text:style-name="T143">‘having ~ed’</text:span></text:p>
          </table:table-cell>
        </table:table-row>
      </table:table>
      <text:p text:style-name="P68"><text:span text:style-name="T3">Alphabet:<text:tab/></text:span><text:span text:style-name="T155">αβ</text:span><text:span text:style-name="T160">α</text:span><text:span text:style-name="T155">γ</text:span><text:span text:style-name="T160">α</text:span><text:span text:style-name="T155">δ</text:span><text:span text:style-name="T160">α </text:span><text:span text:style-name="T155">εζηθικ</text:span><text:span text:style-name="T160">α </text:span><text:span text:style-name="T155">λ</text:span><text:span text:style-name="T160">α</text:span><text:span text:style-name="T155">μ</text:span><text:span text:style-name="T160">α</text:span><text:span text:style-name="T155">ν</text:span><text:span text:style-name="T160">α</text:span><text:span text:style-name="T155">ξο</text:span><text:span text:style-name="T160"> </text:span><text:span text:style-name="T155">π</text:span><text:span text:style-name="T160">α</text:span><text:span text:style-name="T155">ρ</text:span><text:span text:style-name="T160">α</text:span><text:span text:style-name="T155">σ</text:span><text:span text:style-name="T160">α</text:span><text:span text:style-name="T155">τυ</text:span><text:span text:style-name="T160"> </text:span><text:span text:style-name="T155">φ</text:span><text:span text:style-name="T160">α </text:span><text:span text:style-name="T155">χ</text:span><text:span text:style-name="T160">α </text:span><text:span text:style-name="T155">ψω</text:span><text:span text:style-name="T160"> <text:s text:c="2"/>ΑΒΓΔ ΕΖΗΘΙΚ ΛΜΝΞΟ ΠΡΣΤΥ Φ Χ ΨΩ</text:span><text:span text:style-name="T3"><text:line-break/>Diphthongs:<text:tab/></text:span><text:span text:style-name="T160">αι ει οι υι αυ ευ ου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rlito" svg:font-family="Carlito" style:font-family-generic="system" style:font-pitch="variable"/>
    <style:font-face style:name="Carlito1" svg:font-family="Carlito, Calibri" style:font-family-generic="system" style:font-pitch="variable"/>
    <style:font-face style:name="Gentium" svg:font-family="Gentium"/>
    <style:font-face style:name="Gentium1" svg:font-family="Gentium" style:font-pitch="variable"/>
    <style:font-face style:name="Gentium2" svg:font-family="Gentium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0pt" fo:language="en" fo:country="US" style:letter-kerning="false" style:font-name-asian="Calibri2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0pt" fo:language="en" fo:country="US" style:letter-kerning="false" style:font-name-asian="Calibri2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ermtex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ne_20_numbering" style:display-name="Line numbering" style:family="text"/>
    <style:style style:name="Red" style:family="text">
      <style:text-properties fo:color="#c9211e" loext:opacity="100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801cm" fo:margin-left="2.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1T04:27:00</meta:creation-date>
    <meta:initial-creator>Berwyn Hoyt</meta:initial-creator>
    <dc:language>en-NZ</dc:language>
    <dc:creator>Berwyn Hoyt</dc:creator>
    <dc:date>2023-04-05T15:23:30.514902856</dc:date>
    <meta:editing-cycles>480</meta:editing-cycles>
    <meta:editing-duration>P5DT2H12M30S</meta:editing-duration>
    <meta:generator>LibreOffice/7.5.1.2$Linux_X86_64 LibreOffice_project/50$Build-2</meta:generator>
    <meta:printed-by>Berwyn Hoyt</meta:printed-by>
    <meta:print-date>2023-02-21T14:30:03.141831295</meta:print-date>
    <meta:document-statistic meta:table-count="7" meta:image-count="0" meta:object-count="0" meta:page-count="3" meta:paragraph-count="228" meta:word-count="1943" meta:character-count="11807" meta:non-whitespace-character-count="8968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